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5" style:family="table">
      <style:table-properties table:align="margins"/>
    </style:style>
    <style:style style:name="Table25.A" style:family="table-column">
      <style:table-column-properties style:rel-column-width="65535*"/>
    </style:style>
    <style:style style:name="Table25.1" style:family="table-row">
      <style:table-row-properties style:min-row-height="0.3125in"/>
    </style:style>
    <style:style style:name="Table25.A1" style:family="table-cell">
      <style:table-cell-properties fo:padding="0.0382in" fo:border="0.05pt solid #000000"/>
    </style:style>
    <style:style style:name="Table19" style:family="table">
      <style:table-properties style:width="6.8125in" table:align="left" fo:background-color="transparent">
        <style:background-image/>
      </style:table-properties>
    </style:style>
    <style:style style:name="Table19.A" style:family="table-column">
      <style:table-column-properties style:column-width="3.0625in"/>
    </style:style>
    <style:style style:name="Table19.B" style:family="table-column">
      <style:table-column-properties style:column-width="3.75in"/>
    </style:style>
    <style:style style:name="Table19.A1" style:family="table-cell">
      <style:table-cell-properties style:border-line-width="0.0111in 0.0111in 0.0111in" fo:padding="0.0382in" fo:border="2.4pt double #000000"/>
    </style:style>
    <style:style style:name="Table19.B1" style:family="table-cell">
      <style:table-cell-properties style:border-line-width-right="0.0111in 0.0111in 0.0111in" style:border-line-width-top="0.0111in 0.0111in 0.0111in" style:border-line-width-bottom="0.0111in 0.0111in 0.0111in" fo:padding="0.0382in" fo:border-left="none" fo:border-right="2.4pt double #000000" fo:border-top="2.4pt double #000000" fo:border-bottom="2.4pt double #000000"/>
    </style:style>
    <style:style style:name="Table19.2" style:family="table-row">
      <style:table-row-properties style:min-row-height="5.3708in"/>
    </style:style>
    <style:style style:name="Table19.A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4896in"/>
    </style:style>
    <style:style style:name="Table1.A1" style:family="table-cell">
      <style:table-cell-properties style:border-line-width="0.0111in 0.0111in 0.0111in" fo:padding="0.0382in" fo:border="2.4pt double #000000"/>
    </style:style>
    <style:style style:name="Table1.2" style:family="table-row">
      <style:table-row-properties style:min-row-height="0.409in"/>
    </style:style>
    <style:style style:name="Table1.A2" style:family="table-cell">
      <style:table-cell-properties style:border-line-width-left="0.0111in 0.0111in 0.0111in" style:border-line-width-bottom="0.0111in 0.0111in 0.0111in" fo:padding="0.0382in" fo:border-left="2.4pt double #000000" fo:border-right="none" fo:border-top="none" fo:border-bottom="2.4pt double #000000"/>
    </style:style>
    <style:style style:name="Table1.B2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1.3" style:family="table-row">
      <style:table-row-properties style:min-row-height="1.5306in"/>
    </style:style>
    <style:style style:name="Table4" style:family="table">
      <style:table-properties style:width="3.4132in" table:align="margins"/>
    </style:style>
    <style:style style:name="Table4.A" style:family="table-column">
      <style:table-column-properties style:column-width="3.4132in" style:rel-column-width="65535*"/>
    </style:style>
    <style:style style:name="Table4.1" style:family="table-row">
      <style:table-row-properties style:min-row-height="0.8771in"/>
    </style:style>
    <style:style style:name="Table4.A1" style:family="table-cell">
      <style:table-cell-properties fo:padding="0.0382in" fo:border="1pt groove #000000"/>
    </style:style>
    <style:style style:name="Table4.A2" style:family="table-cell">
      <style:table-cell-properties fo:padding="0.0382in" fo:border-left="1pt groove #000000" fo:border-right="1pt groove #000000" fo:border-top="none" fo:border-bottom="1pt groove #000000"/>
    </style:style>
    <style:style style:name="Table13" style:family="table">
      <style:table-properties style:width="3.125in" table:align="left"/>
    </style:style>
    <style:style style:name="Table13.A" style:family="table-column">
      <style:table-column-properties style:column-width="3.125in"/>
    </style:style>
    <style:style style:name="Table13.A1" style:family="table-cell">
      <style:table-cell-properties fo:padding="0.0382in" fo:border="1pt groove #000000"/>
    </style:style>
    <style:style style:name="Table13.A2" style:family="table-cell">
      <style:table-cell-properties fo:padding="0.0382in" fo:border-left="1pt groove #000000" fo:border-right="1pt groove #000000" fo:border-top="none" fo:border-bottom="1pt groove #000000"/>
    </style:style>
    <style:style style:name="Table2" style:family="table">
      <style:table-properties style:width="1.875in" table:align="left"/>
    </style:style>
    <style:style style:name="Table2.A" style:family="table-column">
      <style:table-column-properties style:column-width="1.875in"/>
    </style:style>
    <style:style style:name="Table2.A1" style:family="table-cell">
      <style:table-cell-properties fo:padding="0.0382in" fo:border="1pt groove #000000"/>
    </style:style>
    <style:style style:name="Table2.A2" style:family="table-cell">
      <style:table-cell-properties fo:padding="0.0382in" fo:border-left="1pt groove #000000" fo:border-right="1pt groove #000000" fo:border-top="none" fo:border-bottom="1pt groove #000000"/>
    </style:style>
    <style:style style:name="Table3" style:family="table">
      <style:table-properties style:width="5.625in" table:align="left"/>
    </style:style>
    <style:style style:name="Table3.A" style:family="table-column">
      <style:table-column-properties style:column-width="2.6215in"/>
    </style:style>
    <style:style style:name="Table3.B" style:family="table-column">
      <style:table-column-properties style:column-width="3.0035in"/>
    </style:style>
    <style:style style:name="Table3.1" style:family="table-row">
      <style:table-row-properties style:min-row-height="0.3125in"/>
    </style:style>
    <style:style style:name="Table3.A1" style:family="table-cell">
      <style:table-cell-properties style:border-line-width="0.0111in 0.0111in 0.0111in" fo:padding="0.0382in" fo:border="2.4pt double #000000"/>
    </style:style>
    <style:style style:name="Table3.2" style:family="table-row">
      <style:table-row-properties style:min-row-height="0.8139in"/>
    </style:style>
    <style:style style:name="Table3.A2" style:family="table-cell">
      <style:table-cell-properties style:border-line-width-left="0.0111in 0.0111in 0.0111in" style:border-line-width-bottom="0.0111in 0.0111in 0.0111in" fo:padding="0.0382in" fo:border-left="2.4pt double #000000" fo:border-right="none" fo:border-top="none" fo:border-bottom="2.4pt double #000000"/>
    </style:style>
    <style:style style:name="Table3.B2" style:family="table-cell">
      <style:table-cell-properties style:vertical-align="middle"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3.3" style:family="table-row">
      <style:table-row-properties style:min-row-height="0.4757in"/>
    </style:style>
    <style:style style:name="Table3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5" style:family="table">
      <style:table-properties style:width="2.4396in" table:align="left"/>
    </style:style>
    <style:style style:name="Table5.A" style:family="table-column">
      <style:table-column-properties style:column-width="2.4396in"/>
    </style:style>
    <style:style style:name="Table5.A1" style:family="table-cell">
      <style:table-cell-properties style:border-line-width="0.0069in 0.0035in 0.0035in" fo:padding="0.0382in" fo:border="1pt double #000000"/>
    </style:style>
    <style:style style:name="Table5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1" style:family="table">
      <style:table-properties style:width="1.8146in" fo:margin-left="0.1604in" table:align="left"/>
    </style:style>
    <style:style style:name="Table11.A" style:family="table-column">
      <style:table-column-properties style:column-width="1.8146in"/>
    </style:style>
    <style:style style:name="Table11.A1" style:family="table-cell">
      <style:table-cell-properties style:border-line-width="0.0069in 0.0035in 0.0035in" fo:padding="0.0382in" fo:border="1pt double #000000"/>
    </style:style>
    <style:style style:name="Table11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2" style:family="table">
      <style:table-properties style:width="1.875in" fo:margin-left="0.1431in" table:align="left"/>
    </style:style>
    <style:style style:name="Table12.A" style:family="table-column">
      <style:table-column-properties style:column-width="1.875in"/>
    </style:style>
    <style:style style:name="Table12.A1" style:family="table-cell">
      <style:table-cell-properties style:border-line-width="0.0069in 0.0035in 0.0035in" fo:padding="0.0382in" fo:border="1pt double #000000"/>
    </style:style>
    <style:style style:name="Table12.2" style:family="table-row">
      <style:table-row-properties style:min-row-height="0.4014in"/>
    </style:style>
    <style:style style:name="Table12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4" style:family="table">
      <style:table-properties style:width="2.066in" table:align="left"/>
    </style:style>
    <style:style style:name="Table14.A" style:family="table-column">
      <style:table-column-properties style:column-width="2.066in"/>
    </style:style>
    <style:style style:name="Table14.A1" style:family="table-cell">
      <style:table-cell-properties style:border-line-width="0.0069in 0.0035in 0.0035in" fo:padding="0.0382in" fo:border="1pt double #000000"/>
    </style:style>
    <style:style style:name="Table14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5" style:family="table">
      <style:table-properties style:width="1.9896in" table:align="margins"/>
    </style:style>
    <style:style style:name="Table15.A" style:family="table-column">
      <style:table-column-properties style:column-width="1.9896in" style:rel-column-width="65535*"/>
    </style:style>
    <style:style style:name="Table15.A1" style:family="table-cell">
      <style:table-cell-properties style:border-line-width="0.0069in 0.0035in 0.0035in" fo:padding="0.0382in" fo:border="1pt double #000000"/>
    </style:style>
    <style:style style:name="Table15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0" style:family="table">
      <style:table-properties style:width="1.875in" table:align="left"/>
    </style:style>
    <style:style style:name="Table10.A" style:family="table-column">
      <style:table-column-properties style:column-width="1.875in"/>
    </style:style>
    <style:style style:name="Table10.A1" style:family="table-cell">
      <style:table-cell-properties style:border-line-width="0.0069in 0.0035in 0.0035in" fo:padding="0.0382in" fo:border="1pt double #000000"/>
    </style:style>
    <style:style style:name="Table1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6" style:family="table">
      <style:table-properties style:width="1.9361in" table:align="left"/>
    </style:style>
    <style:style style:name="Table6.A" style:family="table-column">
      <style:table-column-properties style:column-width="1.9361in"/>
    </style:style>
    <style:style style:name="Table6.A1" style:family="table-cell">
      <style:table-cell-properties style:border-line-width="0.0069in 0.0035in 0.0035in" fo:padding="0.0382in" fo:border="1pt double #000000"/>
    </style:style>
    <style:style style:name="Table6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7" style:family="table">
      <style:table-properties style:width="1.9965in" table:align="left"/>
    </style:style>
    <style:style style:name="Table7.A" style:family="table-column">
      <style:table-column-properties style:column-width="1.9965in"/>
    </style:style>
    <style:style style:name="Table7.A1" style:family="table-cell">
      <style:table-cell-properties style:border-line-width="0.0069in 0.0035in 0.0035in" fo:padding="0.0382in" fo:border="1pt double #000000"/>
    </style:style>
    <style:style style:name="Table7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8" style:family="table">
      <style:table-properties style:width="1.9201in" table:align="margins"/>
    </style:style>
    <style:style style:name="Table8.A" style:family="table-column">
      <style:table-column-properties style:column-width="1.920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1.9965in" table:align="left"/>
    </style:style>
    <style:style style:name="Table9.A" style:family="table-column">
      <style:table-column-properties style:column-width="1.9965in"/>
    </style:style>
    <style:style style:name="Table9.A1" style:family="table-cell">
      <style:table-cell-properties style:border-line-width="0.0069in 0.0035in 0.0035in" fo:padding="0.0382in" fo:border="1pt double #000000"/>
    </style:style>
    <style:style style:name="Table9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8" style:family="table">
      <style:table-properties style:width="3.6736in" table:align="margins"/>
    </style:style>
    <style:style style:name="Table18.A" style:family="table-column">
      <style:table-column-properties style:column-width="3.6736in" style:rel-column-width="65535*"/>
    </style:style>
    <style:style style:name="Table18.A1" style:family="table-cell">
      <style:table-cell-properties style:border-line-width="0.0035in 0.0035in 0.0069in" fo:padding="0.0382in" fo:border="1pt double #000000"/>
    </style:style>
    <style:style style:name="Table18.A2" style:family="table-cell">
      <style:table-cell-properties style:border-line-width-left="0.0035in 0.0035in 0.0069in" style:border-line-width-right="0.0035in 0.0035in 0.0069in" style:border-line-width-bottom="0.0035in 0.0035in 0.0069in" fo:padding="0.0382in" fo:border-left="1pt double #000000" fo:border-right="1pt double #000000" fo:border-top="none" fo:border-bottom="1pt double #000000"/>
    </style:style>
    <style:style style:name="Table24" style:family="table">
      <style:table-properties style:width="3.6736in" table:align="margins"/>
    </style:style>
    <style:style style:name="Table24.A" style:family="table-column">
      <style:table-column-properties style:column-width="3.6736in" style:rel-column-width="65535*"/>
    </style:style>
    <style:style style:name="Table24.A1" style:family="table-cell">
      <style:table-cell-properties style:border-line-width="0.0069in 0.0035in 0.0035in" fo:padding="0.0382in" fo:border="1pt double #000000"/>
    </style:style>
    <style:style style:name="Table24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16" style:family="table">
      <style:table-properties style:width="3.5972in" table:align="margins"/>
    </style:style>
    <style:style style:name="Table16.A" style:family="table-column">
      <style:table-column-properties style:column-width="3.5972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2.7521in" table:align="left"/>
    </style:style>
    <style:style style:name="Table17.A" style:family="table-column">
      <style:table-column-properties style:column-width="2.7521in"/>
    </style:style>
    <style:style style:name="Table17.1" style:family="table-row">
      <style:table-row-properties style:min-row-height="0.0611in"/>
    </style:style>
    <style:style style:name="Table17.A1" style:family="table-cell">
      <style:table-cell-properties style:border-line-width="0.0069in 0.0035in 0.0035in" fo:padding="0.0382in" fo:border="1pt double #000000"/>
    </style:style>
    <style:style style:name="Table17.2" style:family="table-row">
      <style:table-row-properties style:min-row-height="0.8139in"/>
    </style:style>
    <style:style style:name="Table17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0" style:family="table">
      <style:table-properties style:width="2.4375in" fo:margin-left="0.1604in" table:align="left"/>
    </style:style>
    <style:style style:name="Table20.A" style:family="table-column">
      <style:table-column-properties style:column-width="2.4375in"/>
    </style:style>
    <style:style style:name="Table20.A1" style:family="table-cell">
      <style:table-cell-properties style:border-line-width="0.0069in 0.0035in 0.0035in" fo:padding="0.0382in" fo:border="1pt double #000000"/>
    </style:style>
    <style:style style:name="Table20.2" style:family="table-row">
      <style:table-row-properties style:min-row-height="0.6167in"/>
    </style:style>
    <style:style style:name="Table2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1" style:family="table">
      <style:table-properties style:width="2.4375in" fo:margin-left="0.1431in" table:align="left"/>
    </style:style>
    <style:style style:name="Table21.A" style:family="table-column">
      <style:table-column-properties style:column-width="2.4375in"/>
    </style:style>
    <style:style style:name="Table21.A1" style:family="table-cell">
      <style:table-cell-properties style:border-line-width="0.0069in 0.0035in 0.0035in" fo:padding="0.0382in" fo:border="1pt double #000000"/>
    </style:style>
    <style:style style:name="Table21.2" style:family="table-row">
      <style:table-row-properties style:min-row-height="0.4014in"/>
    </style:style>
    <style:style style:name="Table21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2" style:family="table">
      <style:table-properties style:width="2.625in" table:align="left"/>
    </style:style>
    <style:style style:name="Table22.A" style:family="table-column">
      <style:table-column-properties style:column-width="2.625in"/>
    </style:style>
    <style:style style:name="Table22.A1" style:family="table-cell">
      <style:table-cell-properties style:border-line-width="0.0069in 0.0035in 0.0035in" fo:padding="0.0382in" fo:border="1pt double #000000"/>
    </style:style>
    <style:style style:name="Table22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3" style:family="table">
      <style:table-properties style:width="2.5486in" table:align="margins"/>
    </style:style>
    <style:style style:name="Table23.A" style:family="table-column">
      <style:table-column-properties style:column-width="2.5486in" style:rel-column-width="65535*"/>
    </style:style>
    <style:style style:name="Table23.A1" style:family="table-cell">
      <style:table-cell-properties style:border-line-width="0.0069in 0.0035in 0.0035in" fo:padding="0.0382in" fo:border="1pt double #000000"/>
    </style:style>
    <style:style style:name="Table23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6" style:family="table">
      <style:table-properties style:width="7.6896in" fo:margin-left="0in" table:align="left"/>
    </style:style>
    <style:style style:name="Table26.A" style:family="table-column">
      <style:table-column-properties style:column-width="7.6896in"/>
    </style:style>
    <style:style style:name="Table26.1" style:family="table-row">
      <style:table-row-properties style:min-row-height="0.066in"/>
    </style:style>
    <style:style style:name="Table26.A1" style:family="table-cell">
      <style:table-cell-properties style:border-line-width="0.0069in 0.0035in 0.0035in" fo:padding="0.0382in" fo:border="1pt double #000000"/>
    </style:style>
    <style:style style:name="Table26.2" style:family="table-row">
      <style:table-row-properties style:min-row-height="1.8368in"/>
    </style:style>
    <style:style style:name="Table26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7" style:family="table">
      <style:table-properties style:width="7.6132in" table:align="margins"/>
    </style:style>
    <style:style style:name="Table27.A" style:family="table-column">
      <style:table-column-properties style:column-width="3.8069in" style:rel-column-width="32767*"/>
    </style:style>
    <style:style style:name="Table27.1" style:family="table-row">
      <style:table-row-properties style:min-row-height="0.8715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2" style:family="table-row">
      <style:table-row-properties style:min-row-height="1.0014in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7299in" table:align="margins"/>
    </style:style>
    <style:style style:name="Table28.A" style:family="table-column">
      <style:table-column-properties style:column-width="3.7299in" style:rel-column-width="65535*"/>
    </style:style>
    <style:style style:name="Table28.A1" style:family="table-cell">
      <style:table-cell-properties style:border-line-width="0.0069in 0.0035in 0.0035in" fo:padding="0.0382in" fo:border="1pt double #000000"/>
    </style:style>
    <style:style style:name="Table28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9" style:family="table">
      <style:table-properties style:width="3.6535in" table:align="margins"/>
    </style:style>
    <style:style style:name="Table29.A" style:family="table-column">
      <style:table-column-properties style:column-width="3.6535in" style:rel-column-width="65535*"/>
    </style:style>
    <style:style style:name="Table29.A1" style:family="table-cell">
      <style:table-cell-properties style:border-line-width="0.0069in 0.0035in 0.0035in" fo:padding="0.0382in" fo:border="1pt double #000000"/>
    </style:style>
    <style:style style:name="Table29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0" style:family="table">
      <style:table-properties style:width="3.2764in" fo:margin-left="0.2257in" table:align="left"/>
    </style:style>
    <style:style style:name="Table30.A" style:family="table-column">
      <style:table-column-properties style:column-width="3.2764in"/>
    </style:style>
    <style:style style:name="Table30.A1" style:family="table-cell">
      <style:table-cell-properties style:border-line-width="0.0069in 0.0035in 0.0035in" fo:padding="0.0382in" fo:border="1pt double #000000"/>
    </style:style>
    <style:style style:name="Table3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1" style:family="table">
      <style:table-properties style:width="3.3049in" fo:margin-left="0.1972in" table:align="left"/>
    </style:style>
    <style:style style:name="Table31.A" style:family="table-column">
      <style:table-column-properties style:column-width="3.3049in"/>
    </style:style>
    <style:style style:name="Table31.A1" style:family="table-cell">
      <style:table-cell-properties style:border-line-width="0.0069in 0.0035in 0.0035in" fo:padding="0.0382in" fo:border="1pt double #000000"/>
    </style:style>
    <style:style style:name="Table31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2" style:family="table">
      <style:table-properties style:width="5.625in" table:align="left"/>
    </style:style>
    <style:style style:name="Table32.A" style:family="table-column">
      <style:table-column-properties style:column-width="2.6215in"/>
    </style:style>
    <style:style style:name="Table32.B" style:family="table-column">
      <style:table-column-properties style:column-width="3.0035in"/>
    </style:style>
    <style:style style:name="Table32.1" style:family="table-row">
      <style:table-row-properties style:min-row-height="0.3125in"/>
    </style:style>
    <style:style style:name="Table32.A1" style:family="table-cell">
      <style:table-cell-properties style:border-line-width="0.0111in 0.0111in 0.0111in" fo:padding="0.0382in" fo:border="2.4pt double #000000"/>
    </style:style>
    <style:style style:name="Table32.2" style:family="table-row">
      <style:table-row-properties style:min-row-height="0.8139in"/>
    </style:style>
    <style:style style:name="Table32.A2" style:family="table-cell">
      <style:table-cell-properties style:border-line-width-left="0.0111in 0.0111in 0.0111in" style:border-line-width-bottom="0.0111in 0.0111in 0.0111in" fo:padding="0.0382in" fo:border-left="2.4pt double #000000" fo:border-right="none" fo:border-top="none" fo:border-bottom="2.4pt double #000000"/>
    </style:style>
    <style:style style:name="Table32.B2" style:family="table-cell">
      <style:table-cell-properties style:vertical-align="middle"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32.3" style:family="table-row">
      <style:table-row-properties style:min-row-height="0.4757in"/>
    </style:style>
    <style:style style:name="Table32.A3" style:family="table-cell">
      <style:table-cell-properties style:border-line-width-left="0.0111in 0.0111in 0.0111in" style:border-line-width-right="0.0111in 0.0111in 0.0111in" style:border-line-width-bottom="0.0111in 0.0111in 0.0111in" fo:padding="0.0382in" fo:border-left="2.4pt double #000000" fo:border-right="2.4pt double #000000" fo:border-top="none" fo:border-bottom="2.4pt double #000000"/>
    </style:style>
    <style:style style:name="Table33" style:family="table">
      <style:table-properties style:width="2.4396in" table:align="left"/>
    </style:style>
    <style:style style:name="Table33.A" style:family="table-column">
      <style:table-column-properties style:column-width="2.4396in"/>
    </style:style>
    <style:style style:name="Table33.A1" style:family="table-cell">
      <style:table-cell-properties style:border-line-width="0.0069in 0.0035in 0.0035in" fo:padding="0.0382in" fo:border="1pt double #000000"/>
    </style:style>
    <style:style style:name="Table33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4" style:family="table">
      <style:table-properties style:width="1.8146in" fo:margin-left="0.1604in" table:align="left"/>
    </style:style>
    <style:style style:name="Table34.A" style:family="table-column">
      <style:table-column-properties style:column-width="1.8146in"/>
    </style:style>
    <style:style style:name="Table34.A1" style:family="table-cell">
      <style:table-cell-properties style:border-line-width="0.0069in 0.0035in 0.0035in" fo:padding="0.0382in" fo:border="1pt double #000000"/>
    </style:style>
    <style:style style:name="Table34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8" style:family="table">
      <style:table-properties style:width="1.875in" table:align="left"/>
    </style:style>
    <style:style style:name="Table38.A" style:family="table-column">
      <style:table-column-properties style:column-width="1.875in"/>
    </style:style>
    <style:style style:name="Table38.A1" style:family="table-cell">
      <style:table-cell-properties style:border-line-width="0.0069in 0.0035in 0.0035in" fo:padding="0.0382in" fo:border="1pt double #000000"/>
    </style:style>
    <style:style style:name="Table38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9" style:family="table">
      <style:table-properties style:width="1.9361in" table:align="left"/>
    </style:style>
    <style:style style:name="Table39.A" style:family="table-column">
      <style:table-column-properties style:column-width="1.9361in"/>
    </style:style>
    <style:style style:name="Table39.A1" style:family="table-cell">
      <style:table-cell-properties style:border-line-width="0.0069in 0.0035in 0.0035in" fo:padding="0.0382in" fo:border="1pt double #000000"/>
    </style:style>
    <style:style style:name="Table39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40" style:family="table">
      <style:table-properties style:width="1.9965in" table:align="left"/>
    </style:style>
    <style:style style:name="Table40.A" style:family="table-column">
      <style:table-column-properties style:column-width="1.9965in"/>
    </style:style>
    <style:style style:name="Table40.A1" style:family="table-cell">
      <style:table-cell-properties style:border-line-width="0.0069in 0.0035in 0.0035in" fo:padding="0.0382in" fo:border="1pt double #000000"/>
    </style:style>
    <style:style style:name="Table40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35" style:family="table">
      <style:table-properties style:width="1.7382in" table:align="margins"/>
    </style:style>
    <style:style style:name="Table35.A" style:family="table-column">
      <style:table-column-properties style:column-width="1.7382in" style:rel-column-width="65535*"/>
    </style:style>
    <style:style style:name="Table35.A1" style:family="table-cell">
      <style:table-cell-properties style:border-line-width="0.0069in 0.0035in 0.0035in" fo:padding="0.0382in" fo:border="1pt double #000000"/>
    </style:style>
    <style:style style:name="Table35.A2" style:family="table-cell">
      <style:table-cell-properties style:border-line-width-left="0.0069in 0.0035in 0.0035in" style:border-line-width-right="0.0069in 0.0035in 0.0035in" style:border-line-width-bottom="0.0069in 0.0035in 0.0035in" fo:padding="0.0382in" fo:border-left="1pt double #000000" fo:border-right="1pt double #000000" fo:border-top="none" fo:border-bottom="1pt double #000000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65535*"/>
    </style:style>
    <style:style style:name="Table25.1" style:family="table-row">
      <style:table-row-properties style:min-row-height="0.3125in"/>
    </style:style>
    <style:style style:name="Table25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3pt" fo:language="fr" fo:country="FR" fo:font-weight="bold" officeooo:rsid="006bfc0b" officeooo:paragraph-rsid="006bfc0b" style:font-size-asian="11.3500003814697pt" style:font-weight-asian="bold" style:font-size-complex="13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1af2709" style:font-size-asian="10.5pt" style:font-size-complex="10.5pt"/>
    </style:style>
    <style:style style:name="P3" style:family="paragraph" style:parent-style-name="Standard" style:list-style-name="L1">
      <style:paragraph-properties fo:text-align="start" style:justify-single-word="false"/>
      <style:text-properties fo:language="fr" fo:country="FR" fo:font-weight="bold" officeooo:rsid="02a80791" officeooo:paragraph-rsid="02a80791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officeooo:rsid="0142f923" officeooo:paragraph-rsid="0142f923" style:font-size-asian="11.3500003814697pt" style:font-weight-asian="normal" style:font-size-complex="13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13pt" fo:language="fr" fo:country="FR" fo:font-weight="normal" officeooo:rsid="0142f923" officeooo:paragraph-rsid="01a3d8a5" style:font-size-asian="11.3500003814697pt" style:font-weight-asian="normal" style:font-size-complex="13pt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3pt" fo:language="fr" fo:country="FR" fo:font-weight="normal" officeooo:rsid="01a3d8a5" officeooo:paragraph-rsid="01a8376f" style:font-size-asian="11.3500003814697pt" style:font-weight-asian="normal" style:font-size-complex="13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0.5pt" fo:language="fr" fo:country="FR" officeooo:rsid="008e02b5" officeooo:paragraph-rsid="008e02b5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2f68dc9" officeooo:paragraph-rsid="058261e9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language="fr" fo:country="FR" fo:font-weight="bold" officeooo:rsid="0488d23c" officeooo:paragraph-rsid="0488d23c" style:font-size-asian="11.3500003814697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.5pt" fo:language="fr" fo:country="FR" officeooo:rsid="007192dc" officeooo:paragraph-rsid="0462c292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462c292" style:font-size-asian="10.5pt" style:font-size-complex="10.5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officeooo:rsid="002e2f94" officeooo:paragraph-rsid="0109c6ba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officeooo:rsid="0142f923" officeooo:paragraph-rsid="0142f923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language="fr" fo:country="FR" fo:font-weight="normal" officeooo:rsid="0142f923" officeooo:paragraph-rsid="02a83de4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officeooo:rsid="023b212c" officeooo:paragraph-rsid="023b212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language="fr" fo:country="FR" fo:font-weight="normal" officeooo:rsid="023b212c" officeooo:paragraph-rsid="027a6094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officeooo:rsid="023b212c" officeooo:paragraph-rsid="02a80791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language="fr" fo:country="FR" fo:font-weight="normal" officeooo:rsid="02958ebe" officeooo:paragraph-rsid="02958ebe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language="fr" fo:country="FR" fo:font-weight="normal" officeooo:rsid="02d2f0c3" officeooo:paragraph-rsid="02958ebe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language="fr" fo:country="FR" fo:font-weight="normal" officeooo:rsid="0035fc9e" officeooo:paragraph-rsid="003ab4f6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language="fr" fo:country="FR" fo:font-weight="normal" officeooo:rsid="03ef7db7" officeooo:paragraph-rsid="03ef7db7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language="fr" fo:country="FR" fo:font-weight="normal" officeooo:rsid="03ef7db7" officeooo:paragraph-rsid="0421ac48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officeooo:rsid="04001950" officeooo:paragraph-rsid="04001950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officeooo:rsid="04001950" officeooo:paragraph-rsid="04178d02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language="fr" fo:country="FR" fo:font-weight="normal" officeooo:rsid="04001950" officeooo:paragraph-rsid="0400195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language="fr" fo:country="FR" fo:font-weight="normal" officeooo:rsid="0421ac48" officeooo:paragraph-rsid="0421ac48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3pt" fo:language="fr" fo:country="FR" fo:font-weight="normal" officeooo:rsid="01fd9c88" officeooo:paragraph-rsid="0205017a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language="fr" fo:country="FR" fo:font-weight="normal" officeooo:rsid="01073755" officeooo:paragraph-rsid="0107115c" style:font-size-asian="13pt" style:font-weight-asian="normal" style:font-size-complex="13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3pt" fo:language="fr" fo:country="FR" officeooo:rsid="01089ba7" officeooo:paragraph-rsid="0205017a" style:font-size-asian="13pt" style:font-size-complex="13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3pt" fo:language="fr" fo:country="FR" officeooo:rsid="02080f0b" officeooo:paragraph-rsid="02080f0b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fo:language="fr" fo:country="FR" officeooo:paragraph-rsid="0107115c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font-size="13pt" fo:language="fr" fo:country="FR" fo:font-weight="bold" officeooo:rsid="0061386f" officeooo:paragraph-rsid="0061386f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fo:language="fr" fo:country="FR" fo:font-weight="bold" officeooo:rsid="006bfc0b" officeooo:paragraph-rsid="006bfc0b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fo:language="fr" fo:country="FR" fo:font-weight="bold" officeooo:rsid="0488d23c" officeooo:paragraph-rsid="0488d23c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fo:language="fr" fo:country="FR" fo:font-weight="bold" officeooo:rsid="048b7f24" officeooo:paragraph-rsid="048b7f24" style:font-size-asian="11.3500003814697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paragraph-rsid="02d5b7d3"/>
    </style:style>
    <style:style style:name="P37" style:family="paragraph" style:parent-style-name="Standard">
      <style:paragraph-properties fo:text-align="start" style:justify-single-word="false"/>
      <style:text-properties fo:font-size="13pt" fo:font-weight="normal" officeooo:rsid="02db979f" officeooo:paragraph-rsid="02db979f"/>
    </style:style>
    <style:style style:name="P38" style:family="paragraph" style:parent-style-name="Standard" style:list-style-name="L7">
      <style:paragraph-properties fo:text-align="start" style:justify-single-word="false"/>
      <style:text-properties fo:font-size="13pt" fo:font-weight="normal" officeooo:rsid="02db979f" officeooo:paragraph-rsid="02db979f"/>
    </style:style>
    <style:style style:name="P39" style:family="paragraph" style:parent-style-name="Standard" style:list-style-name="L7">
      <style:paragraph-properties fo:text-align="start" style:justify-single-word="false"/>
      <style:text-properties fo:font-size="13pt" fo:font-weight="normal" officeooo:rsid="02eb644a" officeooo:paragraph-rsid="030216d0"/>
    </style:style>
    <style:style style:name="P40" style:family="paragraph" style:parent-style-name="Standard">
      <style:paragraph-properties fo:text-align="start" style:justify-single-word="false"/>
      <style:text-properties fo:font-size="13pt" fo:font-weight="normal" officeooo:rsid="02eb644a" officeooo:paragraph-rsid="02eb644a"/>
    </style:style>
    <style:style style:name="P41" style:family="paragraph" style:parent-style-name="Standard">
      <style:paragraph-properties fo:text-align="start" style:justify-single-word="false"/>
      <style:text-properties fo:font-size="13pt" fo:font-weight="normal" officeooo:rsid="02f5fefe" officeooo:paragraph-rsid="02f5fefe"/>
    </style:style>
    <style:style style:name="P42" style:family="paragraph" style:parent-style-name="Standard" style:list-style-name="L7">
      <style:paragraph-properties fo:text-align="start" style:justify-single-word="false"/>
      <style:text-properties fo:font-size="13pt" fo:font-weight="normal" officeooo:rsid="02f5fefe" officeooo:paragraph-rsid="02f5fefe"/>
    </style:style>
    <style:style style:name="P43" style:family="paragraph" style:parent-style-name="Standard" style:list-style-name="L7">
      <style:paragraph-properties fo:text-align="start" style:justify-single-word="false"/>
      <style:text-properties fo:font-size="13pt" fo:font-weight="normal" officeooo:rsid="02fece93" officeooo:paragraph-rsid="03328b8f"/>
    </style:style>
    <style:style style:name="P44" style:family="paragraph" style:parent-style-name="Standard">
      <style:paragraph-properties fo:text-align="start" style:justify-single-word="false"/>
      <style:text-properties fo:font-size="13pt" fo:font-weight="normal" officeooo:rsid="02fece93" officeooo:paragraph-rsid="03328b8f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13pt" fo:font-weight="normal" officeooo:rsid="0349a317" officeooo:paragraph-rsid="0349a317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0.5pt" fo:language="fr" fo:country="FR" fo:font-weight="bold" officeooo:rsid="002fd18b" officeooo:paragraph-rsid="0109c6ba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text-align="start" style:justify-single-word="false"/>
      <style:text-properties fo:language="fr" fo:country="FR" fo:font-weight="bold" officeooo:rsid="0140ac8a" officeooo:paragraph-rsid="001c7c0e" style:font-weight-asian="bold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language="fr" fo:country="FR" fo:font-weight="bold" officeooo:rsid="02a80791" officeooo:paragraph-rsid="02a80791" style:font-weight-asian="bold" style:font-weight-complex="bold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6pt" fo:language="fr" fo:country="FR" fo:font-weight="bold" officeooo:rsid="002a88ad" officeooo:paragraph-rsid="002c5644" style:font-size-asian="14pt" style:font-weight-asian="bold" style:font-size-complex="16pt" style:font-weight-complex="bold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6pt" fo:language="fr" fo:country="FR" fo:font-weight="bold" officeooo:rsid="002a88ad" officeooo:paragraph-rsid="027a6094" style:font-size-asian="14pt" style:font-weight-asian="bold" style:font-size-complex="16pt" style:font-weight-complex="bold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6pt" fo:language="fr" fo:country="FR" fo:font-weight="bold" officeooo:rsid="002a88ad" officeooo:paragraph-rsid="038b73c4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fo:language="fr" fo:country="FR" fo:font-weight="bold" officeooo:rsid="002a88ad" officeooo:paragraph-rsid="027a6094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fo:language="fr" fo:country="FR" fo:font-weight="bold" officeooo:rsid="002a88ad" officeooo:paragraph-rsid="0025c9a5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fo:language="fr" fo:country="FR" fo:font-weight="bold" officeooo:rsid="0025c9a5" officeooo:paragraph-rsid="0025c9a5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language="fr" fo:country="FR" fo:font-weight="bold" officeooo:rsid="038cab37" officeooo:paragraph-rsid="038cab37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language="fr" fo:country="FR" fo:font-weight="bold" officeooo:rsid="001a4369" officeooo:paragraph-rsid="001c7c0e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language="fr" fo:country="FR" fo:font-weight="bold" officeooo:paragraph-rsid="001c7c0e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6pt" fo:language="fr" fo:country="FR" fo:font-weight="bold" officeooo:rsid="0022d45b" officeooo:paragraph-rsid="0022d45b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6pt" fo:language="fr" fo:country="FR" fo:font-weight="bold" officeooo:rsid="039c04a3" officeooo:paragraph-rsid="039c04a3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6pt" fo:language="fr" fo:country="FR" fo:font-weight="bold" officeooo:rsid="039c04a3" officeooo:paragraph-rsid="03ab4885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6pt" fo:language="fr" fo:country="FR" fo:font-weight="normal" officeooo:rsid="0107115c" officeooo:paragraph-rsid="01089ba7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6pt" fo:language="fr" fo:country="FR" fo:font-weight="normal" officeooo:rsid="0106c066" officeooo:paragraph-rsid="0106c066" style:font-size-asian="14pt" style:font-weight-asian="normal" style:font-size-complex="16pt" style:font-weight-complex="normal"/>
    </style:style>
    <style:style style:name="P63" style:family="paragraph" style:parent-style-name="Standard">
      <style:text-properties officeooo:rsid="028b5b04" officeooo:paragraph-rsid="028b5b04"/>
    </style:style>
    <style:style style:name="P64" style:family="paragraph" style:parent-style-name="Standard" style:list-style-name="L7">
      <style:paragraph-properties fo:text-align="start" style:justify-single-word="false"/>
      <style:text-properties officeooo:paragraph-rsid="033291c7"/>
    </style:style>
    <style:style style:name="P65" style:family="paragraph" style:parent-style-name="Standard" style:list-style-name="L10">
      <style:text-properties fo:font-weight="normal" officeooo:rsid="04cd6882" officeooo:paragraph-rsid="04cd6882" style:font-weight-asian="normal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fo:font-weight="bold" officeooo:rsid="033291c7" officeooo:paragraph-rsid="033291c7" style:font-weight-asian="bold" style:font-weight-complex="bold"/>
    </style:style>
    <style:style style:name="P67" style:family="paragraph" style:parent-style-name="Standard" style:list-style-name="L7">
      <style:paragraph-properties fo:text-align="start" style:justify-single-word="false"/>
      <style:text-properties fo:font-weight="bold" officeooo:rsid="033291c7" officeooo:paragraph-rsid="033fac19" style:font-weight-asian="bold" style:font-weight-complex="bold"/>
    </style:style>
    <style:style style:name="P68" style:family="paragraph" style:parent-style-name="Standard" style:list-style-name="L7">
      <style:paragraph-properties fo:text-align="start" style:justify-single-word="false"/>
      <style:text-properties fo:font-weight="bold" officeooo:rsid="03701f54" officeooo:paragraph-rsid="03701f54" style:font-weight-asian="bold" style:font-weight-complex="bold"/>
    </style:style>
    <style:style style:name="P69" style:family="paragraph" style:parent-style-name="Standard" style:list-style-name="L7">
      <style:paragraph-properties fo:text-align="start" style:justify-single-word="false"/>
      <style:text-properties fo:font-weight="bold" officeooo:rsid="0386f3cc" officeooo:paragraph-rsid="0386f3cc" style:font-weight-asian="bold" style:font-weight-complex="bold"/>
    </style:style>
    <style:style style:name="P70" style:family="paragraph" style:parent-style-name="Standard" style:list-style-name="L10">
      <style:text-properties fo:font-weight="bold" officeooo:rsid="049d0fe2" officeooo:paragraph-rsid="049d0fe2" style:font-weight-asian="bold" style:font-weight-complex="bold"/>
    </style:style>
    <style:style style:name="P71" style:family="paragraph" style:parent-style-name="Standard" style:list-style-name="L10">
      <style:text-properties fo:font-weight="bold" officeooo:rsid="04ac336d" officeooo:paragraph-rsid="04bc33ff" style:font-weight-asian="bold" style:font-weight-complex="bold"/>
    </style:style>
    <style:style style:name="P72" style:family="paragraph" style:parent-style-name="Standard" style:list-style-name="L10">
      <style:text-properties fo:font-weight="bold" officeooo:rsid="04ac336d" officeooo:paragraph-rsid="0538bf81" style:font-weight-asian="bold" style:font-weight-complex="bold"/>
    </style:style>
    <style:style style:name="P73" style:family="paragraph" style:parent-style-name="Standard" style:list-style-name="L10">
      <style:text-properties fo:font-weight="bold" officeooo:rsid="04bd0d33" officeooo:paragraph-rsid="04bd0d33" style:font-weight-asian="bold" style:font-weight-complex="bold"/>
    </style:style>
    <style:style style:name="P74" style:family="paragraph" style:parent-style-name="Standard" style:list-style-name="L10">
      <style:text-properties fo:font-weight="bold" officeooo:rsid="04bd0d33" officeooo:paragraph-rsid="04c66f4e" style:font-weight-asian="bold" style:font-weight-complex="bold"/>
    </style:style>
    <style:style style:name="P75" style:family="paragraph" style:parent-style-name="Standard" style:list-style-name="L10">
      <style:text-properties fo:font-weight="bold" officeooo:rsid="04bd0d33" officeooo:paragraph-rsid="04bfcb97" style:font-weight-asian="bold" style:font-weight-complex="bold"/>
    </style:style>
    <style:style style:name="P76" style:family="paragraph" style:parent-style-name="Standard" style:list-style-name="L10">
      <style:text-properties fo:font-weight="bold" officeooo:rsid="04bd0d33" officeooo:paragraph-rsid="04d2691c" style:font-weight-asian="bold" style:font-weight-complex="bold"/>
    </style:style>
    <style:style style:name="P77" style:family="paragraph" style:parent-style-name="Standard" style:list-style-name="L10">
      <style:text-properties fo:font-weight="bold" officeooo:rsid="04bd0d33" officeooo:paragraph-rsid="050ec8f5" style:font-weight-asian="bold" style:font-weight-complex="bold"/>
    </style:style>
    <style:style style:name="P78" style:family="paragraph" style:parent-style-name="Standard" style:list-style-name="L10">
      <style:text-properties fo:font-weight="bold" officeooo:rsid="04bd0d33" officeooo:paragraph-rsid="053eb4ea" style:font-weight-asian="bold" style:font-weight-complex="bold"/>
    </style:style>
    <style:style style:name="P79" style:family="paragraph" style:parent-style-name="Standard" style:list-style-name="L10">
      <style:text-properties fo:font-weight="bold" officeooo:rsid="04bd0d33" officeooo:paragraph-rsid="05679e19" style:font-weight-asian="bold" style:font-weight-complex="bold"/>
    </style:style>
    <style:style style:name="P80" style:family="paragraph" style:parent-style-name="Standard" style:list-style-name="L10">
      <style:text-properties fo:font-weight="bold" officeooo:rsid="04bd0d33" officeooo:paragraph-rsid="05726ec5" style:font-weight-asian="bold" style:font-weight-complex="bold"/>
    </style:style>
    <style:style style:name="P81" style:family="paragraph" style:parent-style-name="Standard">
      <style:text-properties fo:font-weight="bold" officeooo:rsid="04bd0d33" officeooo:paragraph-rsid="04bd0d33" style:font-weight-asian="bold" style:font-weight-complex="bold"/>
    </style:style>
    <style:style style:name="P82" style:family="paragraph" style:parent-style-name="Standard">
      <style:text-properties fo:font-weight="bold" officeooo:rsid="04bd0d33" officeooo:paragraph-rsid="050ec8f5" style:font-weight-asian="bold" style:font-weight-complex="bold"/>
    </style:style>
    <style:style style:name="P83" style:family="paragraph" style:parent-style-name="Standard">
      <style:text-properties fo:font-weight="bold" officeooo:rsid="04bd0d33" officeooo:paragraph-rsid="054a99f0" style:font-weight-asian="bold" style:font-weight-complex="bold"/>
    </style:style>
    <style:style style:name="P84" style:family="paragraph" style:parent-style-name="Standard">
      <style:text-properties fo:font-weight="bold" officeooo:rsid="04bd0d33" officeooo:paragraph-rsid="05726ec5" style:font-weight-asian="bold" style:font-weight-complex="bold"/>
    </style:style>
    <style:style style:name="P85" style:family="paragraph" style:parent-style-name="Standard" style:list-style-name="L7">
      <style:paragraph-properties fo:text-align="start" style:justify-single-word="false"/>
      <style:text-properties fo:font-weight="bold" officeooo:rsid="033291c7" officeooo:paragraph-rsid="03481249"/>
    </style:style>
    <style:style style:name="P86" style:family="paragraph" style:parent-style-name="Standard" style:list-style-name="L7">
      <style:paragraph-properties fo:text-align="start" style:justify-single-word="false"/>
      <style:text-properties fo:font-weight="bold" officeooo:rsid="033291c7" officeooo:paragraph-rsid="037ca88c"/>
    </style:style>
    <style:style style:name="P87" style:family="paragraph" style:parent-style-name="Standard">
      <style:paragraph-properties fo:text-align="start" style:justify-single-word="false"/>
      <style:text-properties fo:font-weight="bold" officeooo:rsid="033291c7" officeooo:paragraph-rsid="03481249"/>
    </style:style>
    <style:style style:name="P88" style:family="paragraph" style:parent-style-name="Standard">
      <style:paragraph-properties fo:text-align="start" style:justify-single-word="false"/>
      <style:text-properties fo:font-weight="bold" officeooo:rsid="03c8f24b" officeooo:paragraph-rsid="03c8f24b"/>
    </style:style>
    <style:style style:name="P89" style:family="paragraph" style:parent-style-name="Standard">
      <style:paragraph-properties fo:text-align="center" style:justify-single-word="false"/>
      <style:text-properties fo:font-size="22pt" fo:language="fr" fo:country="FR" fo:font-weight="bold" officeooo:rsid="038cab37" officeooo:paragraph-rsid="038cab37" style:font-size-asian="19.25pt" style:font-weight-asian="bold" style:font-size-complex="22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5pt" fo:language="fr" fo:country="FR" fo:font-weight="normal" officeooo:rsid="038cab37" officeooo:paragraph-rsid="038cab37" style:font-size-asian="13.1000003814697pt" style:font-weight-asian="normal" style:font-size-complex="15pt" style:font-weight-complex="normal"/>
    </style:style>
    <style:style style:name="P91" style:family="paragraph" style:parent-style-name="Standard">
      <style:text-properties officeooo:paragraph-rsid="0462c292"/>
    </style:style>
    <style:style style:name="P92" style:family="paragraph" style:parent-style-name="Standard" style:list-style-name="L10">
      <style:text-properties fo:color="#000000" fo:font-weight="bold" officeooo:rsid="054889fa" officeooo:paragraph-rsid="054889fa" fo:background-color="#ffffff" style:font-weight-asian="bold" style:font-weight-complex="bold"/>
    </style:style>
    <style:style style:name="P93" style:family="paragraph" style:parent-style-name="Standard" style:list-style-name="L10">
      <style:text-properties fo:color="#000000" style:font-name="Droid Sans Mono" fo:font-size="10.5pt" fo:font-weight="normal" officeooo:rsid="0542e482" officeooo:paragraph-rsid="053eb4ea" fo:background-color="#ffffff" style:font-weight-asian="bold" style:font-weight-complex="bold"/>
    </style:style>
    <style:style style:name="P94" style:family="paragraph" style:parent-style-name="Standard" style:list-style-name="L10">
      <style:text-properties fo:color="#000000" style:font-name="Droid Sans Mono" fo:font-size="10.5pt" fo:font-weight="normal" officeooo:rsid="0556c2a2" officeooo:paragraph-rsid="0556c2a2" fo:background-color="#ffffff" style:font-weight-asian="bold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fo:font-size="16pt" fo:language="fr" fo:country="FR" fo:font-weight="bold" officeooo:rsid="039c04a3" officeooo:paragraph-rsid="039c04a3" style:font-size-asian="14pt" style:font-weight-asian="bold" style:font-size-complex="16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fo:font-size="13pt" fo:language="fr" fo:country="FR" fo:font-weight="normal" officeooo:rsid="0421ac48" officeooo:paragraph-rsid="0421ac48" style:font-size-asian="11.3500003814697pt" style:font-weight-asian="normal" style:font-size-complex="13pt" style:font-weight-complex="normal"/>
    </style:style>
    <style:style style:name="P97" style:family="paragraph" style:parent-style-name="Standard">
      <style:paragraph-properties fo:text-align="center" style:justify-single-word="false" fo:break-before="page"/>
      <style:text-properties fo:font-size="22pt" fo:language="fr" fo:country="FR" fo:font-weight="bold" officeooo:rsid="038cab37" officeooo:paragraph-rsid="038cab37" style:font-size-asian="19.25pt" style:font-weight-asian="bold" style:font-size-complex="22pt" style:font-weight-complex="bold"/>
    </style:style>
    <style:style style:name="P9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3pt" fo:language="fr" fo:country="FR" fo:font-weight="normal" officeooo:rsid="01a3d8a5" officeooo:paragraph-rsid="01a8376f" style:font-size-asian="11.3500003814697pt" style:font-weight-asian="normal" style:font-size-complex="13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ize="13pt" fo:language="fr" fo:country="FR" fo:font-weight="normal" officeooo:rsid="0142f923" officeooo:paragraph-rsid="01a3d8a5" style:font-size-asian="11.3500003814697pt" style:font-weight-asian="normal" style:font-size-complex="13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3pt" fo:language="fr" fo:country="FR" fo:font-weight="normal" officeooo:rsid="0142f923" officeooo:paragraph-rsid="02a83de4" style:font-size-asian="11.3500003814697pt" style:font-weight-asian="normal" style:font-size-complex="13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font-size="10.5pt" officeooo:rsid="02700f13" officeooo:paragraph-rsid="027be63b" style:font-size-asian="10.5pt" style:font-size-complex="10.5pt"/>
    </style:style>
    <style:style style:name="P102" style:family="paragraph" style:parent-style-name="Table_20_Contents">
      <style:paragraph-properties fo:text-align="center" style:justify-single-word="false"/>
      <style:text-properties fo:font-size="10.5pt" officeooo:rsid="026cd1d8" officeooo:paragraph-rsid="027a6094" style:font-size-asian="10.5pt" style:font-size-complex="10.5pt"/>
    </style:style>
    <style:style style:name="P103" style:family="paragraph" style:parent-style-name="Table_20_Contents">
      <style:paragraph-properties fo:text-align="center" style:justify-single-word="false"/>
      <style:text-properties fo:font-size="10.5pt" officeooo:rsid="028931bf" officeooo:paragraph-rsid="027a6094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fo:language="fr" fo:country="FR" officeooo:rsid="00a14bb0" officeooo:paragraph-rsid="00a14bb0" style:font-size-asian="10.5pt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fo:font-size="10.5pt" fo:language="fr" fo:country="FR" officeooo:rsid="00a14bb0" officeooo:paragraph-rsid="028b5b04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fo:language="fr" fo:country="FR" officeooo:rsid="00a14bb0" officeooo:paragraph-rsid="0462c292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fo:language="fr" fo:country="FR" officeooo:rsid="008d4793" officeooo:paragraph-rsid="008d4793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fo:language="fr" fo:country="FR" officeooo:rsid="008d4793" officeooo:paragraph-rsid="0462c292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fo:language="fr" fo:country="FR" officeooo:rsid="03060d27" officeooo:paragraph-rsid="03060d27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fo:language="fr" fo:country="FR" officeooo:rsid="008f0bbd" officeooo:paragraph-rsid="008f0bbd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fo:font-size="10.5pt" fo:language="fr" fo:country="FR" officeooo:rsid="009474db" officeooo:paragraph-rsid="009474db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fo:language="fr" fo:country="FR" officeooo:rsid="030b79ea" officeooo:paragraph-rsid="030b79ea" style:font-size-asian="10.5pt" style:font-size-complex="10.5pt"/>
    </style:style>
    <style:style style:name="P113" style:family="paragraph" style:parent-style-name="Table_20_Contents">
      <style:paragraph-properties fo:text-align="center" style:justify-single-word="false"/>
      <style:text-properties fo:font-size="10.5pt" fo:language="fr" fo:country="FR" officeooo:rsid="003ab4f6" officeooo:paragraph-rsid="003ab4f6" style:font-size-asian="10.5pt" style:font-size-complex="10.5pt"/>
    </style:style>
    <style:style style:name="P114" style:family="paragraph" style:parent-style-name="Table_20_Contents">
      <style:paragraph-properties fo:text-align="center" style:justify-single-word="false"/>
      <style:text-properties fo:font-size="10.5pt" fo:language="fr" fo:country="FR" officeooo:rsid="00438213" officeooo:paragraph-rsid="00438213" style:font-size-asian="10.5pt" style:font-size-complex="10.5pt"/>
    </style:style>
    <style:style style:name="P115" style:family="paragraph" style:parent-style-name="Table_20_Contents">
      <style:paragraph-properties fo:text-align="center" style:justify-single-word="false"/>
      <style:text-properties fo:font-size="10.5pt" fo:language="fr" fo:country="FR" officeooo:rsid="00414a1d" officeooo:paragraph-rsid="00414a1d" style:font-size-asian="10.5pt" style:font-size-complex="10.5pt"/>
    </style:style>
    <style:style style:name="P116" style:family="paragraph" style:parent-style-name="Table_20_Contents">
      <style:paragraph-properties fo:text-align="center" style:justify-single-word="false"/>
      <style:text-properties fo:font-size="10.5pt" fo:language="fr" fo:country="FR" officeooo:rsid="004ac0de" officeooo:paragraph-rsid="005caebb" style:font-size-asian="10.5pt" style:font-size-complex="10.5pt"/>
    </style:style>
    <style:style style:name="P117" style:family="paragraph" style:parent-style-name="Table_20_Contents">
      <style:paragraph-properties fo:text-align="start" style:justify-single-word="false"/>
      <style:text-properties fo:font-size="10.5pt" fo:language="fr" fo:country="FR" officeooo:rsid="004ac0de" officeooo:paragraph-rsid="00512915" style:font-size-asian="10.5pt" style:font-size-complex="10.5pt"/>
    </style:style>
    <style:style style:name="P118" style:family="paragraph" style:parent-style-name="Table_20_Contents">
      <style:paragraph-properties fo:text-align="center" style:justify-single-word="false"/>
      <style:text-properties fo:font-size="10.5pt" fo:language="fr" fo:country="FR" officeooo:rsid="0076a69b" officeooo:paragraph-rsid="0076a69b" style:font-size-asian="10.5pt" style:font-size-complex="10.5pt"/>
    </style:style>
    <style:style style:name="P119" style:family="paragraph" style:parent-style-name="Table_20_Contents">
      <style:paragraph-properties fo:text-align="center" style:justify-single-word="false"/>
      <style:text-properties fo:font-size="10.5pt" fo:language="fr" fo:country="FR" officeooo:rsid="005220a3" officeooo:paragraph-rsid="005220a3" style:font-size-asian="10.5pt" style:font-size-complex="10.5pt"/>
    </style:style>
    <style:style style:name="P120" style:family="paragraph" style:parent-style-name="Table_20_Contents">
      <style:paragraph-properties fo:text-align="start" style:justify-single-word="false"/>
      <style:text-properties fo:font-size="10.5pt" fo:language="fr" fo:country="FR" officeooo:rsid="00481197" officeooo:paragraph-rsid="00512915" style:font-size-asian="10.5pt" style:font-size-complex="10.5pt"/>
    </style:style>
    <style:style style:name="P121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font-size="10.5pt" fo:language="fr" fo:country="FR" officeooo:rsid="01adfdd9" officeooo:paragraph-rsid="01adfdd9" style:font-size-asian="10.5pt" style:font-size-complex="10.5pt"/>
    </style:style>
    <style:style style:name="P122" style:family="paragraph" style:parent-style-name="Table_20_Contents">
      <style:paragraph-properties fo:text-align="center" style:justify-single-word="false"/>
      <style:text-properties fo:font-size="10.5pt" fo:language="fr" fo:country="FR" officeooo:rsid="0257051d" officeooo:paragraph-rsid="0257051d" style:font-size-asian="10.5pt" style:font-size-complex="10.5pt"/>
    </style:style>
    <style:style style:name="P123" style:family="paragraph" style:parent-style-name="Table_20_Contents">
      <style:paragraph-properties fo:text-align="center" style:justify-single-word="false"/>
      <style:text-properties fo:font-size="10.5pt" fo:language="fr" fo:country="FR" officeooo:rsid="0257051d" officeooo:paragraph-rsid="0462c292" style:font-size-asian="10.5pt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fo:font-size="10.5pt" fo:language="fr" fo:country="FR" officeooo:rsid="007192dc" officeooo:paragraph-rsid="007192dc" style:font-size-asian="10.5pt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fo:font-size="10.5pt" fo:language="fr" fo:country="FR" officeooo:rsid="007192dc" officeooo:paragraph-rsid="0462c292" style:font-size-asian="10.5pt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fo:font-size="10.5pt" fo:language="fr" fo:country="FR" officeooo:rsid="007dda5b" officeooo:paragraph-rsid="007dda5b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fo:font-size="10.5pt" fo:language="fr" fo:country="FR" officeooo:rsid="007dda5b" officeooo:paragraph-rsid="0462c292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font-size="10.5pt" fo:language="fr" fo:country="FR" officeooo:rsid="00850ec5" officeooo:paragraph-rsid="00850ec5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fo:font-size="10.5pt" fo:language="fr" fo:country="FR" officeooo:rsid="00850ec5" officeooo:paragraph-rsid="0462c292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fo:font-size="10.5pt" fo:language="fr" fo:country="FR" officeooo:rsid="00859d80" officeooo:paragraph-rsid="00859d80" style:font-size-asian="10.5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fo:font-size="10.5pt" fo:language="fr" fo:country="FR" officeooo:rsid="00859d80" officeooo:paragraph-rsid="0462c292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fo:font-size="10.5pt" fo:language="fr" fo:country="FR" officeooo:paragraph-rsid="00811372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fo:font-size="10.5pt" fo:language="fr" fo:country="FR" officeooo:rsid="008e02b5" officeooo:paragraph-rsid="008e02b5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1af2709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fo:font-size="10.5pt" fo:language="fr" fo:country="FR" officeooo:rsid="01af2709" officeooo:paragraph-rsid="0462c292" style:font-size-asian="10.5pt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fo:font-size="10.5pt" fo:language="fr" fo:country="FR" officeooo:rsid="0093d3d4" officeooo:paragraph-rsid="0093d3d4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fo:font-size="10.5pt" fo:language="fr" fo:country="FR" officeooo:rsid="009ccbd9" officeooo:paragraph-rsid="009ccbd9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fo:font-size="10.5pt" fo:language="fr" fo:country="FR" officeooo:rsid="009ccbd9" officeooo:paragraph-rsid="0462c292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fo:font-size="10.5pt" fo:language="fr" fo:country="FR" officeooo:rsid="01ac5211" officeooo:paragraph-rsid="01ac5211" style:font-size-asian="10.5pt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fo:font-size="10.5pt" fo:language="fr" fo:country="FR" officeooo:rsid="01ac5211" officeooo:paragraph-rsid="0462c292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fo:font-size="10.5pt" fo:language="fr" fo:country="FR" officeooo:rsid="01b35172" officeooo:paragraph-rsid="01b35172" style:font-size-asian="10.5pt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fo:font-size="10.5pt" fo:language="fr" fo:country="FR" officeooo:rsid="01b35172" officeooo:paragraph-rsid="0462c292" style:font-size-asian="10.5pt" style:font-size-complex="10.5pt"/>
    </style:style>
    <style:style style:name="P143" style:family="paragraph" style:parent-style-name="Table_20_Contents">
      <style:paragraph-properties fo:text-align="start" style:justify-single-word="false"/>
      <style:text-properties fo:font-size="10.5pt" fo:language="fr" fo:country="FR" officeooo:rsid="027238f1" officeooo:paragraph-rsid="027238f1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fo:font-size="10.5pt" fo:language="fr" fo:country="FR" officeooo:rsid="0462c292" officeooo:paragraph-rsid="0462c292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e39e07" officeooo:paragraph-rsid="00e39e07" style:font-size-asian="10.5pt" style:font-weight-asian="bold" style:font-size-complex="10.5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e39e07" officeooo:paragraph-rsid="028b5b04" style:font-size-asian="10.5pt" style:font-weight-asian="bold" style:font-size-complex="10.5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e39e07" officeooo:paragraph-rsid="046c6ecb" style:font-size-asian="10.5pt" style:font-weight-asian="bold" style:font-size-complex="10.5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0ad85eb" style:font-size-asian="10.5pt" style:font-weight-asian="bold" style:font-size-complex="10.5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28b5b04" style:font-size-asian="10.5pt" style:font-weight-asian="bold" style:font-size-complex="10.5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462c292" style:font-size-asian="10.5pt" style:font-weight-asian="bold" style:font-size-complex="10.5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d85eb" officeooo:paragraph-rsid="046c6ecb" style:font-size-asian="10.5pt" style:font-weight-asian="bold" style:font-size-complex="10.5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57499" officeooo:paragraph-rsid="01b57499" style:font-size-asian="10.5pt" style:font-weight-asian="bold" style:font-size-complex="10.5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57499" officeooo:paragraph-rsid="025a7e9a" style:font-size-asian="10.5pt" style:font-weight-asian="bold" style:font-size-complex="10.5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57499" officeooo:paragraph-rsid="0462c292" style:font-size-asian="10.5pt" style:font-weight-asian="bold" style:font-size-complex="10.5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2c9b444" officeooo:paragraph-rsid="02c9b444" style:font-size-asian="10.5pt" style:font-weight-asian="bold" style:font-size-complex="10.5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3828740" officeooo:paragraph-rsid="03828740" style:font-size-asian="10.5pt" style:font-weight-asian="bold" style:font-size-complex="10.5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56041" officeooo:paragraph-rsid="00a56041" style:font-size-asian="10.5pt" style:font-weight-asian="bold" style:font-size-complex="10.5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56041" officeooo:paragraph-rsid="0462c292" style:font-size-asian="10.5pt" style:font-weight-asian="bold" style:font-size-complex="10.5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7192dc" officeooo:paragraph-rsid="007192dc" style:font-size-asian="10.5pt" style:font-weight-asian="bold" style:font-size-complex="10.5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7192dc" officeooo:paragraph-rsid="0462c292" style:font-size-asian="10.5pt" style:font-weight-asian="bold" style:font-size-complex="10.5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9ccbd9" officeooo:paragraph-rsid="009ccbd9" style:font-size-asian="10.5pt" style:font-weight-asian="bold" style:font-size-complex="10.5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9ccbd9" officeooo:paragraph-rsid="0462c292" style:font-size-asian="10.5pt" style:font-weight-asian="bold" style:font-size-complex="10.5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a21a6" officeooo:paragraph-rsid="00aa21a6" style:font-size-asian="10.5pt" style:font-weight-asian="bold" style:font-size-complex="10.5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a21a6" officeooo:paragraph-rsid="00a56041" style:font-size-asian="10.5pt" style:font-weight-asian="bold" style:font-size-complex="10.5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0aa21a6" officeooo:paragraph-rsid="0462c292" style:font-size-asian="10.5pt" style:font-weight-asian="bold" style:font-size-complex="10.5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35172" officeooo:paragraph-rsid="01b35172" style:font-size-asian="10.5pt" style:font-weight-asian="bold" style:font-size-complex="10.5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1b35172" officeooo:paragraph-rsid="0462c292" style:font-size-asian="10.5pt" style:font-weight-asian="bold" style:font-size-complex="10.5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font-size="10.5pt" fo:language="fr" fo:country="FR" fo:font-weight="bold" officeooo:rsid="0257051d" officeooo:paragraph-rsid="0257051d" style:font-size-asian="10.5pt" style:font-weight-asian="bold" style:font-size-complex="10.5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2616904" officeooo:paragraph-rsid="02616904" style:font-size-asian="10.5pt" style:font-weight-asian="bold" style:font-size-complex="10.5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4726dab" officeooo:paragraph-rsid="04726dab" style:font-size-asian="10.5pt" style:font-weight-asian="bold" style:font-size-complex="10.5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font-size="10.5pt" fo:language="fr" fo:country="FR" fo:font-weight="bold" officeooo:rsid="04726dab" officeooo:paragraph-rsid="0475ccb1" style:font-size-asian="10.5pt" style:font-weight-asian="bold" style:font-size-complex="10.5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2664f85" officeooo:paragraph-rsid="02664f85" style:font-size-asian="10.5pt" style:font-weight-asian="normal" style:font-size-complex="10.5pt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2f68dc9" officeooo:paragraph-rsid="058261e9" style:font-size-asian="10.5pt" style:font-weight-asian="normal" style:font-size-complex="10.5pt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0adf47a" officeooo:paragraph-rsid="00a56041" style:font-size-asian="10.5pt" style:font-weight-asian="normal" style:font-size-complex="10.5pt" style:font-weight-complex="normal"/>
    </style:style>
    <style:style style:name="P175" style:family="paragraph" style:parent-style-name="Table_20_Contents">
      <style:paragraph-properties fo:text-align="center" style:justify-single-word="false"/>
      <style:text-properties fo:font-size="10.5pt" fo:language="fr" fo:country="FR" fo:font-weight="normal" officeooo:rsid="01b35172" officeooo:paragraph-rsid="0257051d" style:font-size-asian="10.5pt" style:font-weight-asian="normal" style:font-size-complex="10.5pt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fo:font-size="10.5pt" fo:language="fr" fo:country="FR" fo:font-weight="normal" officeooo:rsid="01b35172" officeooo:paragraph-rsid="025a7e9a" style:font-size-asian="10.5pt" style:font-weight-asian="normal" style:font-size-complex="10.5pt" style:font-weight-complex="normal"/>
    </style:style>
    <style:style style:name="P177" style:family="paragraph" style:parent-style-name="Table_20_Contents">
      <style:paragraph-properties fo:text-align="center" style:justify-single-word="false"/>
      <style:text-properties officeooo:rsid="028787b8" officeooo:paragraph-rsid="028787b8"/>
    </style:style>
    <style:style style:name="P178" style:family="paragraph" style:parent-style-name="Table_20_Contents">
      <style:paragraph-properties fo:text-align="center" style:justify-single-word="false"/>
      <style:text-properties fo:font-weight="bold" officeooo:rsid="0435feff" officeooo:paragraph-rsid="0435feff" style:font-weight-asian="bold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80" style:family="paragraph" style:parent-style-name="Table_20_Contents">
      <style:paragraph-properties fo:text-align="center" style:justify-single-word="false"/>
      <style:text-properties fo:font-size="13pt" officeooo:rsid="042e7752" officeooo:paragraph-rsid="042e7752" style:font-size-asian="11.3500003814697pt" style:font-size-complex="13pt"/>
    </style:style>
    <style:style style:name="P181" style:family="paragraph" style:parent-style-name="Table_20_Contents">
      <style:paragraph-properties fo:text-align="center" style:justify-single-word="false"/>
      <style:text-properties fo:font-size="13pt" officeooo:rsid="0430e95f" officeooo:paragraph-rsid="0430e95f" style:font-size-asian="11.3500003814697pt" style:font-size-complex="13pt"/>
    </style:style>
    <style:style style:name="P182" style:family="paragraph" style:parent-style-name="Table_20_Contents">
      <style:paragraph-properties fo:text-align="start" style:justify-single-word="false"/>
      <style:text-properties fo:font-size="13pt" officeooo:rsid="043af1a8" officeooo:paragraph-rsid="043af1a8" style:font-size-asian="11.3500003814697pt" style:font-size-complex="13pt"/>
    </style:style>
    <style:style style:name="P183" style:family="paragraph" style:parent-style-name="Table_20_Contents">
      <style:paragraph-properties fo:text-align="start" style:justify-single-word="false"/>
      <style:text-properties fo:font-size="13pt" officeooo:rsid="044a7efc" officeooo:paragraph-rsid="044a7efc" style:font-size-asian="11.3500003814697pt" style:font-size-complex="13pt"/>
    </style:style>
    <style:style style:name="P184" style:family="paragraph" style:parent-style-name="Table_20_Contents">
      <style:paragraph-properties fo:text-align="start" style:justify-single-word="false"/>
      <style:text-properties fo:font-size="13pt" officeooo:rsid="044b8372" officeooo:paragraph-rsid="044b8372" style:font-size-asian="11.3500003814697pt" style:font-size-complex="13pt"/>
    </style:style>
    <style:style style:name="P185" style:family="paragraph" style:parent-style-name="Table_20_Contents">
      <style:paragraph-properties fo:text-align="start" style:justify-single-word="false"/>
      <style:text-properties fo:font-size="13pt" fo:font-weight="bold" officeooo:rsid="043cc5b6" officeooo:paragraph-rsid="043cc5b6" style:font-size-asian="11.3500003814697pt" style:font-weight-asian="bold" style:font-size-complex="13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font-size="13pt" fo:font-weight="bold" officeooo:rsid="043fede0" officeooo:paragraph-rsid="043fede0" style:font-size-asian="11.3500003814697pt" style:font-weight-asian="bold" style:font-size-complex="13pt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fo:font-size="13pt" fo:font-weight="bold" officeooo:rsid="04419f26" officeooo:paragraph-rsid="04419f26" style:font-size-asian="11.3500003814697pt" style:font-weight-asian="bold" style:font-size-complex="13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fo:font-size="13pt" fo:font-weight="bold" officeooo:rsid="044618be" officeooo:paragraph-rsid="044618be" style:font-size-asian="11.3500003814697pt" style:font-weight-asian="bold" style:font-size-complex="13pt" style:font-weight-complex="bold"/>
    </style:style>
    <style:style style:name="P189" style:family="paragraph" style:parent-style-name="Table_20_Contents">
      <style:text-properties officeooo:rsid="0432d193" officeooo:paragraph-rsid="0432d193"/>
    </style:style>
    <style:style style:name="P190" style:family="paragraph" style:parent-style-name="Table_20_Contents">
      <style:paragraph-properties fo:text-align="center" style:justify-single-word="false"/>
      <style:text-properties officeooo:rsid="0432d193" officeooo:paragraph-rsid="0432d193"/>
    </style:style>
    <style:style style:name="P191" style:family="paragraph" style:parent-style-name="Table_20_Contents">
      <style:paragraph-properties fo:text-align="center" style:justify-single-word="false"/>
      <style:text-properties officeooo:rsid="0437df7b" officeooo:paragraph-rsid="0437df7b"/>
    </style:style>
    <style:style style:name="P192" style:family="paragraph" style:parent-style-name="Table_20_Contents">
      <style:paragraph-properties fo:text-align="center" style:justify-single-word="false"/>
      <style:text-properties officeooo:rsid="04386b1e" officeooo:paragraph-rsid="04386b1e"/>
    </style:style>
    <style:style style:name="P193" style:family="paragraph" style:parent-style-name="Table_20_Heading">
      <style:text-properties officeooo:rsid="027be63b" officeooo:paragraph-rsid="027be63b"/>
    </style:style>
    <style:style style:name="P194" style:family="paragraph">
      <style:text-properties fo:font-size="10.5pt" style:font-size-asian="10.5pt" style:font-size-complex="10.5pt"/>
    </style:style>
    <style:style style:name="P195" style:family="paragraph">
      <loext:graphic-properties draw:fill="gradient" draw:fill-color="#ffffff" draw:fill-gradient-name="Submarine"/>
      <style:text-properties fo:font-size="10.5pt" style:font-size-asian="10.5pt" style:font-size-complex="10.5pt"/>
    </style:style>
    <style:style style:name="T1" style:family="text">
      <style:text-properties fo:font-weight="normal" officeooo:rsid="01c062ec" style:font-weight-asian="normal" style:font-weight-complex="normal"/>
    </style:style>
    <style:style style:name="T2" style:family="text">
      <style:text-properties fo:font-size="13pt" fo:font-weight="normal" officeooo:rsid="0142f923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148816a" style:font-size-asian="11.3500003814697pt" style:font-weight-asian="normal" style:font-size-complex="13pt" style:font-weight-complex="normal"/>
    </style:style>
    <style:style style:name="T4" style:family="text">
      <style:text-properties officeooo:rsid="01a3d8a5"/>
    </style:style>
    <style:style style:name="T5" style:family="text">
      <style:text-properties fo:font-weight="bold" officeooo:rsid="01a3d8a5" style:font-weight-asian="bold" style:font-weight-complex="bold"/>
    </style:style>
    <style:style style:name="T6" style:family="text">
      <style:text-properties fo:font-size="13pt" fo:font-weight="normal" officeooo:rsid="01a8376f" style:font-size-asian="11.3500003814697pt" style:font-weight-asian="normal" style:font-size-complex="13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2f74dda"/>
    </style:style>
    <style:style style:name="T9" style:family="text">
      <style:text-properties officeooo:rsid="002fd18b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81197" style:font-weight-asian="bold" style:font-weight-complex="bold"/>
    </style:style>
    <style:style style:name="T13" style:family="text">
      <style:text-properties fo:font-weight="bold" officeooo:rsid="00b6656d" style:font-weight-asian="bold" style:font-weight-complex="bold"/>
    </style:style>
    <style:style style:name="T14" style:family="text">
      <style:text-properties fo:font-weight="bold" officeooo:rsid="00e288bb" style:font-weight-asian="bold" style:font-weight-complex="bold"/>
    </style:style>
    <style:style style:name="T15" style:family="text">
      <style:text-properties fo:font-weight="bold" officeooo:rsid="00aa83ff" style:font-weight-asian="bold" style:font-weight-complex="bold"/>
    </style:style>
    <style:style style:name="T16" style:family="text">
      <style:text-properties fo:font-weight="bold" officeooo:rsid="00ec0aac" style:font-weight-asian="bold" style:font-weight-complex="bold"/>
    </style:style>
    <style:style style:name="T17" style:family="text">
      <style:text-properties fo:font-weight="bold" officeooo:rsid="00ef1076" style:font-weight-asian="bold" style:font-weight-complex="bold"/>
    </style:style>
    <style:style style:name="T18" style:family="text">
      <style:text-properties fo:font-weight="bold" officeooo:rsid="00f05fa7" style:font-weight-asian="bold" style:font-weight-complex="bold"/>
    </style:style>
    <style:style style:name="T19" style:family="text">
      <style:text-properties fo:font-weight="bold" officeooo:rsid="0159c479" style:font-weight-asian="bold" style:font-weight-complex="bold"/>
    </style:style>
    <style:style style:name="T20" style:family="text">
      <style:text-properties fo:font-weight="bold" officeooo:rsid="01a3d8a5" style:font-weight-asian="bold" style:font-weight-complex="bold"/>
    </style:style>
    <style:style style:name="T21" style:family="text">
      <style:text-properties fo:font-weight="bold" officeooo:rsid="007dda5b" style:font-weight-asian="bold" style:font-weight-complex="bold"/>
    </style:style>
    <style:style style:name="T22" style:family="text">
      <style:text-properties fo:font-weight="bold" officeooo:rsid="0135e56c" style:font-weight-asian="bold" style:font-weight-complex="bold"/>
    </style:style>
    <style:style style:name="T23" style:family="text">
      <style:text-properties fo:font-weight="bold" officeooo:rsid="0128fb40" style:font-weight-asian="bold" style:font-weight-complex="bold"/>
    </style:style>
    <style:style style:name="T24" style:family="text">
      <style:text-properties fo:font-weight="bold" officeooo:rsid="01269132" style:font-weight-asian="bold" style:font-weight-complex="bold"/>
    </style:style>
    <style:style style:name="T25" style:family="text">
      <style:text-properties fo:font-weight="bold" officeooo:rsid="01d90192" style:font-weight-asian="bold" style:font-weight-complex="bold"/>
    </style:style>
    <style:style style:name="T26" style:family="text">
      <style:text-properties fo:font-weight="bold" officeooo:rsid="01e27202" style:font-weight-asian="bold" style:font-weight-complex="bold"/>
    </style:style>
    <style:style style:name="T27" style:family="text">
      <style:text-properties fo:font-weight="bold" officeooo:rsid="0139cb33" style:font-weight-asian="bold" style:font-weight-complex="bold"/>
    </style:style>
    <style:style style:name="T28" style:family="text">
      <style:text-properties fo:font-weight="bold" officeooo:rsid="01fc15eb" style:font-weight-asian="bold" style:font-weight-complex="bold"/>
    </style:style>
    <style:style style:name="T29" style:family="text">
      <style:text-properties fo:font-weight="bold" officeooo:rsid="020b1c0f" style:font-weight-asian="bold" style:font-weight-complex="bold"/>
    </style:style>
    <style:style style:name="T30" style:family="text">
      <style:text-properties fo:font-weight="bold" officeooo:rsid="020d1bb6" style:font-weight-asian="bold" style:font-weight-complex="bold"/>
    </style:style>
    <style:style style:name="T31" style:family="text">
      <style:text-properties fo:font-weight="bold" officeooo:rsid="020d5c5c" style:font-weight-asian="bold" style:font-weight-complex="bold"/>
    </style:style>
    <style:style style:name="T32" style:family="text">
      <style:text-properties fo:font-weight="bold" officeooo:rsid="020f142e" style:font-weight-asian="bold" style:font-weight-complex="bold"/>
    </style:style>
    <style:style style:name="T33" style:family="text">
      <style:text-properties fo:font-weight="bold" officeooo:rsid="02379779" style:font-weight-asian="bold" style:font-weight-complex="bold"/>
    </style:style>
    <style:style style:name="T34" style:family="text">
      <style:text-properties fo:font-weight="bold" officeooo:rsid="02f5fefe" style:font-weight-asian="bold" style:font-weight-complex="bold"/>
    </style:style>
    <style:style style:name="T35" style:family="text">
      <style:text-properties fo:font-weight="bold" officeooo:rsid="02f8efea" style:font-weight-asian="bold" style:font-weight-complex="bold"/>
    </style:style>
    <style:style style:name="T36" style:family="text">
      <style:text-properties fo:font-weight="bold" officeooo:rsid="02fac6cf" style:font-weight-asian="bold" style:font-weight-complex="bold"/>
    </style:style>
    <style:style style:name="T37" style:family="text">
      <style:text-properties fo:font-weight="bold" officeooo:rsid="032b7e30" style:font-weight-asian="bold" style:font-weight-complex="bold"/>
    </style:style>
    <style:style style:name="T38" style:family="text">
      <style:text-properties fo:font-weight="bold" officeooo:rsid="032ea9f7" style:font-weight-asian="bold" style:font-weight-complex="bold"/>
    </style:style>
    <style:style style:name="T39" style:family="text">
      <style:text-properties fo:font-weight="bold" officeooo:rsid="034f32d1" style:font-weight-asian="bold" style:font-weight-complex="bold"/>
    </style:style>
    <style:style style:name="T40" style:family="text">
      <style:text-properties fo:font-weight="bold" officeooo:rsid="041901ae" style:font-weight-asian="bold" style:font-weight-complex="bold"/>
    </style:style>
    <style:style style:name="T41" style:family="text">
      <style:text-properties fo:font-weight="bold" officeooo:rsid="045d55f4" style:font-weight-asian="bold" style:font-weight-complex="bold"/>
    </style:style>
    <style:style style:name="T42" style:family="text">
      <style:text-properties fo:font-weight="bold" officeooo:rsid="04699422" style:font-weight-asian="bold" style:font-weight-complex="bold"/>
    </style:style>
    <style:style style:name="T43" style:family="text">
      <style:text-properties fo:font-weight="bold" officeooo:rsid="046796c2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9d93f6" style:font-weight-asian="normal" style:font-weight-complex="normal"/>
    </style:style>
    <style:style style:name="T46" style:family="text">
      <style:text-properties fo:font-weight="normal" officeooo:rsid="00aa21a6" style:font-weight-asian="normal" style:font-weight-complex="normal"/>
    </style:style>
    <style:style style:name="T47" style:family="text">
      <style:text-properties fo:font-weight="normal" officeooo:rsid="00adf47a" style:font-weight-asian="normal" style:font-weight-complex="normal"/>
    </style:style>
    <style:style style:name="T48" style:family="text">
      <style:text-properties fo:font-weight="normal" officeooo:rsid="00e288bb" style:font-weight-asian="normal" style:font-weight-complex="normal"/>
    </style:style>
    <style:style style:name="T49" style:family="text">
      <style:text-properties fo:font-weight="normal" officeooo:rsid="00ff96f6" style:font-weight-asian="normal" style:font-weight-complex="normal"/>
    </style:style>
    <style:style style:name="T50" style:family="text">
      <style:text-properties fo:font-weight="normal" officeooo:rsid="01b86dea" style:font-weight-asian="normal" style:font-weight-complex="normal"/>
    </style:style>
    <style:style style:name="T51" style:family="text">
      <style:text-properties fo:font-weight="normal" officeooo:rsid="01c062ec" style:font-weight-asian="normal" style:font-weight-complex="normal"/>
    </style:style>
    <style:style style:name="T52" style:family="text">
      <style:text-properties fo:font-weight="normal" officeooo:rsid="01c19a8d" style:font-weight-asian="normal" style:font-weight-complex="normal"/>
    </style:style>
    <style:style style:name="T53" style:family="text">
      <style:text-properties fo:font-weight="normal" officeooo:rsid="0107115c" style:font-weight-asian="normal" style:font-weight-complex="normal"/>
    </style:style>
    <style:style style:name="T54" style:family="text">
      <style:text-properties fo:font-weight="normal" officeooo:rsid="01073755" style:font-weight-asian="normal" style:font-weight-complex="normal"/>
    </style:style>
    <style:style style:name="T55" style:family="text">
      <style:text-properties fo:font-weight="normal" officeooo:rsid="01269132" style:font-weight-asian="normal" style:font-weight-complex="normal"/>
    </style:style>
    <style:style style:name="T56" style:family="text">
      <style:text-properties fo:font-weight="normal" officeooo:rsid="0128fb40" style:font-weight-asian="normal" style:font-weight-complex="normal"/>
    </style:style>
    <style:style style:name="T57" style:family="text">
      <style:text-properties fo:font-weight="normal" officeooo:rsid="012f4c29" style:font-weight-asian="normal" style:font-weight-complex="normal"/>
    </style:style>
    <style:style style:name="T58" style:family="text">
      <style:text-properties fo:font-weight="normal" officeooo:rsid="0131126a" style:font-weight-asian="normal" style:font-weight-complex="normal"/>
    </style:style>
    <style:style style:name="T59" style:family="text">
      <style:text-properties fo:font-weight="normal" officeooo:rsid="013302d3" style:font-weight-asian="normal" style:font-weight-complex="normal"/>
    </style:style>
    <style:style style:name="T60" style:family="text">
      <style:text-properties fo:font-weight="normal" officeooo:rsid="0135e56c" style:font-weight-asian="normal" style:font-weight-complex="normal"/>
    </style:style>
    <style:style style:name="T61" style:family="text">
      <style:text-properties fo:font-weight="normal" officeooo:rsid="0139cb33" style:font-weight-asian="normal" style:font-weight-complex="normal"/>
    </style:style>
    <style:style style:name="T62" style:family="text">
      <style:text-properties fo:font-weight="normal" officeooo:rsid="01c88c1a" style:font-weight-asian="normal" style:font-weight-complex="normal"/>
    </style:style>
    <style:style style:name="T63" style:family="text">
      <style:text-properties fo:font-weight="normal" officeooo:rsid="01d233d2" style:font-weight-asian="normal" style:font-weight-complex="normal"/>
    </style:style>
    <style:style style:name="T64" style:family="text">
      <style:text-properties fo:font-weight="normal" officeooo:rsid="01d66244" style:font-weight-asian="normal" style:font-weight-complex="normal"/>
    </style:style>
    <style:style style:name="T65" style:family="text">
      <style:text-properties fo:font-weight="normal" officeooo:rsid="01d90192" style:font-weight-asian="normal" style:font-weight-complex="normal"/>
    </style:style>
    <style:style style:name="T66" style:family="text">
      <style:text-properties fo:font-weight="normal" officeooo:rsid="01dafd60" style:font-weight-asian="normal" style:font-weight-complex="normal"/>
    </style:style>
    <style:style style:name="T67" style:family="text">
      <style:text-properties fo:font-weight="normal" officeooo:rsid="01deaa52" style:font-weight-asian="normal" style:font-weight-complex="normal"/>
    </style:style>
    <style:style style:name="T68" style:family="text">
      <style:text-properties fo:font-weight="normal" officeooo:rsid="01e09e6e" style:font-weight-asian="normal" style:font-weight-complex="normal"/>
    </style:style>
    <style:style style:name="T69" style:family="text">
      <style:text-properties fo:font-weight="normal" officeooo:rsid="01e27202" style:font-weight-asian="normal" style:font-weight-complex="normal"/>
    </style:style>
    <style:style style:name="T70" style:family="text">
      <style:text-properties fo:font-weight="normal" officeooo:rsid="01f1088c" style:font-weight-asian="normal" style:font-weight-complex="normal"/>
    </style:style>
    <style:style style:name="T71" style:family="text">
      <style:text-properties fo:font-weight="normal" officeooo:rsid="01fb561e" style:font-weight-asian="normal" style:font-weight-complex="normal"/>
    </style:style>
    <style:style style:name="T72" style:family="text">
      <style:text-properties fo:font-weight="normal" officeooo:rsid="01fc15eb" style:font-weight-asian="normal" style:font-weight-complex="normal"/>
    </style:style>
    <style:style style:name="T73" style:family="text">
      <style:text-properties fo:font-weight="normal" officeooo:rsid="01fd9c88" style:font-weight-asian="normal" style:font-weight-complex="normal"/>
    </style:style>
    <style:style style:name="T74" style:family="text">
      <style:text-properties fo:font-weight="normal" officeooo:rsid="0206f8ef" style:font-weight-asian="normal" style:font-weight-complex="normal"/>
    </style:style>
    <style:style style:name="T75" style:family="text">
      <style:text-properties fo:font-weight="normal" officeooo:rsid="02080f0b" style:font-weight-asian="normal" style:font-weight-complex="normal"/>
    </style:style>
    <style:style style:name="T76" style:family="text">
      <style:text-properties fo:font-weight="normal" officeooo:rsid="020b1c0f" style:font-weight-asian="normal" style:font-weight-complex="normal"/>
    </style:style>
    <style:style style:name="T77" style:family="text">
      <style:text-properties fo:font-weight="normal" officeooo:rsid="020d1bb6" style:font-weight-asian="normal" style:font-weight-complex="normal"/>
    </style:style>
    <style:style style:name="T78" style:family="text">
      <style:text-properties fo:font-weight="normal" officeooo:rsid="020d5c5c" style:font-weight-asian="normal" style:font-weight-complex="normal"/>
    </style:style>
    <style:style style:name="T79" style:family="text">
      <style:text-properties fo:font-weight="normal" officeooo:rsid="020f142e" style:font-weight-asian="normal" style:font-weight-complex="normal"/>
    </style:style>
    <style:style style:name="T80" style:family="text">
      <style:text-properties fo:font-weight="normal" officeooo:rsid="02301bfc" style:font-weight-asian="normal" style:font-weight-complex="normal"/>
    </style:style>
    <style:style style:name="T81" style:family="text">
      <style:text-properties fo:font-weight="normal" officeooo:rsid="023185bb" style:font-weight-asian="normal" style:font-weight-complex="normal"/>
    </style:style>
    <style:style style:name="T82" style:family="text">
      <style:text-properties fo:font-weight="normal" officeooo:rsid="0233b147" style:font-weight-asian="normal" style:font-weight-complex="normal"/>
    </style:style>
    <style:style style:name="T83" style:family="text">
      <style:text-properties fo:font-weight="normal" officeooo:rsid="02379779" style:font-weight-asian="normal" style:font-weight-complex="normal"/>
    </style:style>
    <style:style style:name="T84" style:family="text">
      <style:text-properties fo:font-weight="normal" officeooo:rsid="024b227c" style:font-weight-asian="normal" style:font-weight-complex="normal"/>
    </style:style>
    <style:style style:name="T85" style:family="text">
      <style:text-properties fo:font-weight="normal" officeooo:rsid="01b35172" style:font-weight-asian="normal" style:font-weight-complex="normal"/>
    </style:style>
    <style:style style:name="T86" style:family="text">
      <style:text-properties fo:font-weight="normal" officeooo:rsid="0257051d" style:font-weight-asian="normal" style:font-weight-complex="normal"/>
    </style:style>
    <style:style style:name="T87" style:family="text">
      <style:text-properties fo:font-weight="normal" officeooo:rsid="02c7f178" style:font-weight-asian="normal" style:font-weight-complex="normal"/>
    </style:style>
    <style:style style:name="T88" style:family="text">
      <style:text-properties fo:font-weight="normal" officeooo:rsid="02f5fefe" style:font-weight-asian="normal" style:font-weight-complex="normal"/>
    </style:style>
    <style:style style:name="T89" style:family="text">
      <style:text-properties fo:font-weight="normal" officeooo:rsid="043791b7" style:font-weight-asian="normal" style:font-weight-complex="normal"/>
    </style:style>
    <style:style style:name="T90" style:family="text">
      <style:text-properties fo:font-weight="normal" officeooo:rsid="0440c9bd" style:font-weight-asian="normal" style:font-weight-complex="normal"/>
    </style:style>
    <style:style style:name="T91" style:family="text">
      <style:text-properties fo:font-weight="normal" officeooo:rsid="049e3071" style:font-weight-asian="normal" style:font-weight-complex="normal"/>
    </style:style>
    <style:style style:name="T92" style:family="text">
      <style:text-properties fo:font-weight="normal" officeooo:rsid="049f5332" style:font-weight-asian="normal" style:font-weight-complex="normal"/>
    </style:style>
    <style:style style:name="T93" style:family="text">
      <style:text-properties fo:font-weight="normal" officeooo:rsid="04a1bae0" style:font-weight-asian="normal" style:font-weight-complex="normal"/>
    </style:style>
    <style:style style:name="T94" style:family="text">
      <style:text-properties fo:font-weight="normal" officeooo:rsid="04a684f2" style:font-weight-asian="normal" style:font-weight-complex="normal"/>
    </style:style>
    <style:style style:name="T95" style:family="text">
      <style:text-properties fo:font-weight="normal" officeooo:rsid="04b2be32" style:font-weight-asian="normal" style:font-weight-complex="normal"/>
    </style:style>
    <style:style style:name="T96" style:family="text">
      <style:text-properties fo:font-weight="normal" officeooo:rsid="04b4ae18" style:font-weight-asian="normal" style:font-weight-complex="normal"/>
    </style:style>
    <style:style style:name="T97" style:family="text">
      <style:text-properties fo:font-weight="normal" officeooo:rsid="04eaac55" style:font-weight-asian="normal" style:font-weight-complex="normal"/>
    </style:style>
    <style:style style:name="T98" style:family="text">
      <style:text-properties fo:font-weight="normal" officeooo:rsid="04ee3702" style:font-weight-asian="normal" style:font-weight-complex="normal"/>
    </style:style>
    <style:style style:name="T99" style:family="text">
      <style:text-properties fo:font-weight="normal" officeooo:rsid="04f6ddf4" style:font-weight-asian="normal" style:font-weight-complex="normal"/>
    </style:style>
    <style:style style:name="T100" style:family="text">
      <style:text-properties fo:font-weight="normal" officeooo:rsid="04fb400f" style:font-weight-asian="normal" style:font-weight-complex="normal"/>
    </style:style>
    <style:style style:name="T101" style:family="text">
      <style:text-properties fo:font-weight="normal" officeooo:rsid="04fe6bd7" style:font-weight-asian="normal" style:font-weight-complex="normal"/>
    </style:style>
    <style:style style:name="T102" style:family="text">
      <style:text-properties fo:font-weight="normal" officeooo:rsid="0517e0d0" style:font-weight-asian="normal" style:font-weight-complex="normal"/>
    </style:style>
    <style:style style:name="T103" style:family="text">
      <style:text-properties fo:font-weight="normal" officeooo:rsid="05283800" style:font-weight-asian="normal" style:font-weight-complex="normal"/>
    </style:style>
    <style:style style:name="T104" style:family="text">
      <style:text-properties fo:font-weight="normal" officeooo:rsid="056b394a" style:font-weight-asian="normal" style:font-weight-complex="normal"/>
    </style:style>
    <style:style style:name="T105" style:family="text">
      <style:text-properties fo:font-weight="normal" officeooo:rsid="056cb91b" style:font-weight-asian="normal" style:font-weight-complex="normal"/>
    </style:style>
    <style:style style:name="T106" style:family="text">
      <style:text-properties fo:font-weight="normal" officeooo:rsid="056ef553" style:font-weight-asian="normal" style:font-weight-complex="normal"/>
    </style:style>
    <style:style style:name="T107" style:family="text">
      <style:text-properties fo:font-weight="normal" officeooo:rsid="0268acb1" style:font-weight-asian="normal" style:font-weight-complex="normal"/>
    </style:style>
    <style:style style:name="T108" style:family="text">
      <style:text-properties officeooo:rsid="0042e791"/>
    </style:style>
    <style:style style:name="T109" style:family="text">
      <style:text-properties officeooo:rsid="0044a597"/>
    </style:style>
    <style:style style:name="T110" style:family="text">
      <style:text-properties officeooo:rsid="00631526"/>
    </style:style>
    <style:style style:name="T111" style:family="text">
      <style:text-properties fo:font-size="13pt"/>
    </style:style>
    <style:style style:name="T112" style:family="text">
      <style:text-properties fo:font-size="13pt" fo:font-weight="normal" officeooo:rsid="0142f923" style:font-size-asian="11.3500003814697pt" style:font-weight-asian="normal" style:font-size-complex="13pt" style:font-weight-complex="normal"/>
    </style:style>
    <style:style style:name="T113" style:family="text">
      <style:text-properties fo:font-size="13pt" fo:font-weight="normal" officeooo:rsid="01e50e79" style:font-size-asian="11.3500003814697pt" style:font-weight-asian="normal" style:font-size-complex="13pt" style:font-weight-complex="normal"/>
    </style:style>
    <style:style style:name="T114" style:family="text">
      <style:text-properties fo:font-size="13pt" fo:font-weight="normal" officeooo:rsid="014509ff" style:font-size-asian="11.3500003814697pt" style:font-weight-asian="normal" style:font-size-complex="13pt" style:font-weight-complex="normal"/>
    </style:style>
    <style:style style:name="T115" style:family="text">
      <style:text-properties fo:font-size="13pt" fo:font-weight="normal" officeooo:rsid="0148816a" style:font-size-asian="11.3500003814697pt" style:font-weight-asian="normal" style:font-size-complex="13pt" style:font-weight-complex="normal"/>
    </style:style>
    <style:style style:name="T116" style:family="text">
      <style:text-properties fo:font-size="13pt" fo:font-weight="normal" officeooo:rsid="01a8376f" style:font-size-asian="11.3500003814697pt" style:font-weight-asian="normal" style:font-size-complex="13pt" style:font-weight-complex="normal"/>
    </style:style>
    <style:style style:name="T117" style:family="text">
      <style:text-properties fo:font-size="13pt" fo:font-weight="normal" style:font-weight-asian="normal" style:font-weight-complex="normal"/>
    </style:style>
    <style:style style:name="T118" style:family="text">
      <style:text-properties fo:font-size="13pt" fo:font-weight="normal" officeooo:rsid="033291c7" style:font-weight-asian="normal" style:font-weight-complex="normal"/>
    </style:style>
    <style:style style:name="T119" style:family="text">
      <style:text-properties fo:font-size="13pt" fo:font-weight="normal" officeooo:rsid="0336660b" style:font-weight-asian="normal" style:font-weight-complex="normal"/>
    </style:style>
    <style:style style:name="T120" style:family="text">
      <style:text-properties fo:font-size="13pt" fo:font-weight="normal" officeooo:rsid="0336fbb5" style:font-weight-asian="normal" style:font-weight-complex="normal"/>
    </style:style>
    <style:style style:name="T121" style:family="text">
      <style:text-properties fo:font-size="13pt" fo:font-weight="normal" officeooo:rsid="03388ec2" style:font-weight-asian="normal" style:font-weight-complex="normal"/>
    </style:style>
    <style:style style:name="T122" style:family="text">
      <style:text-properties fo:font-size="13pt" fo:font-weight="normal" officeooo:rsid="0339c85e" style:font-weight-asian="normal" style:font-weight-complex="normal"/>
    </style:style>
    <style:style style:name="T123" style:family="text">
      <style:text-properties fo:font-size="13pt" fo:font-weight="normal" officeooo:rsid="033cf5bd" style:font-weight-asian="normal" style:font-weight-complex="normal"/>
    </style:style>
    <style:style style:name="T124" style:family="text">
      <style:text-properties fo:font-size="13pt" fo:font-weight="normal" officeooo:rsid="0343c959" style:font-weight-asian="normal" style:font-weight-complex="normal"/>
    </style:style>
    <style:style style:name="T125" style:family="text">
      <style:text-properties fo:font-size="13pt" fo:font-weight="normal" officeooo:rsid="0344581c" style:font-weight-asian="normal" style:font-weight-complex="normal"/>
    </style:style>
    <style:style style:name="T126" style:family="text">
      <style:text-properties fo:font-size="13pt" fo:font-weight="normal" officeooo:rsid="0346455f" style:font-weight-asian="normal" style:font-weight-complex="normal"/>
    </style:style>
    <style:style style:name="T127" style:family="text">
      <style:text-properties fo:font-size="13pt" fo:font-weight="normal" officeooo:rsid="0349a317" style:font-weight-asian="normal" style:font-weight-complex="normal"/>
    </style:style>
    <style:style style:name="T128" style:family="text">
      <style:text-properties fo:font-size="13pt" fo:font-weight="normal" officeooo:rsid="035e01d5" style:font-weight-asian="normal" style:font-weight-complex="normal"/>
    </style:style>
    <style:style style:name="T129" style:family="text">
      <style:text-properties fo:font-size="13pt" fo:font-weight="normal" officeooo:rsid="0363a822" style:font-weight-asian="normal" style:font-weight-complex="normal"/>
    </style:style>
    <style:style style:name="T130" style:family="text">
      <style:text-properties fo:font-size="13pt" fo:font-weight="normal" officeooo:rsid="03657271" style:font-weight-asian="normal" style:font-weight-complex="normal"/>
    </style:style>
    <style:style style:name="T131" style:family="text">
      <style:text-properties fo:font-size="13pt" fo:font-weight="normal" officeooo:rsid="03679b1c" style:font-weight-asian="normal" style:font-weight-complex="normal"/>
    </style:style>
    <style:style style:name="T132" style:family="text">
      <style:text-properties fo:font-size="13pt" fo:font-weight="normal" officeooo:rsid="03d9a0c2" style:font-weight-asian="normal" style:font-weight-complex="normal"/>
    </style:style>
    <style:style style:name="T133" style:family="text">
      <style:text-properties fo:font-size="13pt" fo:font-weight="normal" officeooo:rsid="03db6dff" style:font-weight-asian="normal" style:font-weight-complex="normal"/>
    </style:style>
    <style:style style:name="T134" style:family="text">
      <style:text-properties fo:font-size="13pt" fo:font-weight="normal" officeooo:rsid="03e26dc3" style:font-weight-asian="normal" style:font-weight-complex="normal"/>
    </style:style>
    <style:style style:name="T135" style:family="text">
      <style:text-properties fo:font-size="13pt" fo:font-weight="normal" officeooo:rsid="03e4a1e3" style:font-weight-asian="normal" style:font-weight-complex="normal"/>
    </style:style>
    <style:style style:name="T136" style:family="text">
      <style:text-properties fo:font-size="13pt" fo:font-weight="normal" officeooo:rsid="0336660b" style:font-weight-asian="bold" style:font-weight-complex="bold"/>
    </style:style>
    <style:style style:name="T137" style:family="text">
      <style:text-properties fo:font-size="13pt" fo:font-weight="normal" officeooo:rsid="03602dfe" style:font-weight-asian="bold" style:font-weight-complex="bold"/>
    </style:style>
    <style:style style:name="T138" style:family="text">
      <style:text-properties fo:font-size="13pt" fo:font-weight="normal" officeooo:rsid="03657271" style:font-weight-asian="bold" style:font-weight-complex="bold"/>
    </style:style>
    <style:style style:name="T139" style:family="text">
      <style:text-properties fo:font-size="13pt" fo:font-weight="normal" officeooo:rsid="037f8660" style:font-weight-asian="bold" style:font-weight-complex="bold"/>
    </style:style>
    <style:style style:name="T140" style:family="text">
      <style:text-properties fo:font-size="13pt" fo:font-weight="normal" officeooo:rsid="037fddb6" style:font-weight-asian="bold" style:font-weight-complex="bold"/>
    </style:style>
    <style:style style:name="T141" style:family="text">
      <style:text-properties fo:font-size="13pt" style:font-size-asian="11.3500003814697pt" style:font-size-complex="13pt"/>
    </style:style>
    <style:style style:name="T142" style:family="text">
      <style:text-properties fo:font-size="13pt" officeooo:rsid="014509ff" style:font-size-asian="11.3500003814697pt" style:font-size-complex="13pt"/>
    </style:style>
    <style:style style:name="T143" style:family="text">
      <style:text-properties fo:font-size="13pt" officeooo:rsid="039ce9bc" style:font-size-asian="11.3500003814697pt" style:font-size-complex="13pt"/>
    </style:style>
    <style:style style:name="T144" style:family="text">
      <style:text-properties fo:font-size="13pt" officeooo:rsid="03a177aa" style:font-size-asian="11.3500003814697pt" style:font-size-complex="13pt"/>
    </style:style>
    <style:style style:name="T145" style:family="text">
      <style:text-properties fo:font-size="13pt" officeooo:rsid="03a4f9a2" style:font-size-asian="11.3500003814697pt" style:font-size-complex="13pt"/>
    </style:style>
    <style:style style:name="T146" style:family="text">
      <style:text-properties fo:font-size="13pt" officeooo:rsid="03a9b65b" style:font-size-asian="11.3500003814697pt" style:font-size-complex="13pt"/>
    </style:style>
    <style:style style:name="T147" style:family="text">
      <style:text-properties fo:font-size="13pt" officeooo:rsid="03ab4885" style:font-size-asian="11.3500003814697pt" style:font-size-complex="13pt"/>
    </style:style>
    <style:style style:name="T148" style:family="text">
      <style:text-properties fo:font-size="13pt" fo:font-weight="bold" officeooo:rsid="033291c7" style:font-weight-asian="bold" style:font-weight-complex="bold"/>
    </style:style>
    <style:style style:name="T149" style:family="text">
      <style:text-properties fo:font-size="13pt" officeooo:rsid="0336660b"/>
    </style:style>
    <style:style style:name="T150" style:family="text">
      <style:text-properties fo:font-size="13pt" officeooo:rsid="0336fbb5"/>
    </style:style>
    <style:style style:name="T151" style:family="text">
      <style:text-properties fo:font-size="13pt" officeooo:rsid="033cf5bd"/>
    </style:style>
    <style:style style:name="T152" style:family="text">
      <style:text-properties fo:font-size="13pt" officeooo:rsid="0339c85e"/>
    </style:style>
    <style:style style:name="T153" style:family="text">
      <style:text-properties fo:font-size="13pt" officeooo:rsid="033fac19"/>
    </style:style>
    <style:style style:name="T154" style:family="text">
      <style:text-properties fo:font-size="13pt" officeooo:rsid="0346455f"/>
    </style:style>
    <style:style style:name="T155" style:family="text">
      <style:text-properties fo:font-size="13pt" style:font-weight-asian="bold" style:font-weight-complex="bold"/>
    </style:style>
    <style:style style:name="T156" style:family="text">
      <style:text-properties fo:font-size="13pt" officeooo:rsid="0336660b" style:font-weight-asian="bold" style:font-weight-complex="bold"/>
    </style:style>
    <style:style style:name="T157" style:family="text">
      <style:text-properties fo:font-size="13pt" officeooo:rsid="03481249" style:font-weight-asian="bold" style:font-weight-complex="bold"/>
    </style:style>
    <style:style style:name="T158" style:family="text">
      <style:text-properties fo:font-size="13pt" officeooo:rsid="0349a317" style:font-weight-asian="bold" style:font-weight-complex="bold"/>
    </style:style>
    <style:style style:name="T159" style:family="text">
      <style:text-properties fo:font-size="13pt" officeooo:rsid="035e9780" style:font-weight-asian="bold" style:font-weight-complex="bold"/>
    </style:style>
    <style:style style:name="T160" style:family="text">
      <style:text-properties fo:font-size="13pt" officeooo:rsid="03602dfe" style:font-weight-asian="bold" style:font-weight-complex="bold"/>
    </style:style>
    <style:style style:name="T161" style:family="text">
      <style:text-properties fo:font-size="13pt" officeooo:rsid="03657271" style:font-weight-asian="bold" style:font-weight-complex="bold"/>
    </style:style>
    <style:style style:name="T162" style:family="text">
      <style:text-properties fo:font-size="13pt" officeooo:rsid="03679b1c" style:font-weight-asian="bold" style:font-weight-complex="bold"/>
    </style:style>
    <style:style style:name="T163" style:family="text">
      <style:text-properties fo:font-size="13pt" officeooo:rsid="037ca88c" style:font-weight-asian="bold" style:font-weight-complex="bold"/>
    </style:style>
    <style:style style:name="T164" style:family="text">
      <style:text-properties fo:font-size="13pt" officeooo:rsid="03d9a0c2" style:font-weight-asian="bold" style:font-weight-complex="bold"/>
    </style:style>
    <style:style style:name="T165" style:family="text">
      <style:text-properties fo:font-size="13pt" officeooo:rsid="0374dff8"/>
    </style:style>
    <style:style style:name="T166" style:family="text">
      <style:text-properties officeooo:rsid="007a641a"/>
    </style:style>
    <style:style style:name="T167" style:family="text">
      <style:text-properties officeooo:rsid="007fc29a"/>
    </style:style>
    <style:style style:name="T168" style:family="text">
      <style:text-properties officeooo:rsid="00876a22"/>
    </style:style>
    <style:style style:name="T169" style:family="text">
      <style:text-properties officeooo:rsid="008d4793"/>
    </style:style>
    <style:style style:name="T170" style:family="text">
      <style:text-properties officeooo:rsid="00aa21a6"/>
    </style:style>
    <style:style style:name="T171" style:family="text">
      <style:text-properties fo:font-size="16pt" style:font-size-asian="14pt" style:font-size-complex="16pt"/>
    </style:style>
    <style:style style:name="T172" style:family="text">
      <style:text-properties fo:font-size="16pt" officeooo:rsid="0107115c" style:font-size-asian="14pt" style:font-size-complex="16pt"/>
    </style:style>
    <style:style style:name="T173" style:family="text">
      <style:text-properties officeooo:rsid="00adf47a"/>
    </style:style>
    <style:style style:name="T174" style:family="text">
      <style:text-properties officeooo:rsid="00b448f7"/>
    </style:style>
    <style:style style:name="T175" style:family="text">
      <style:text-properties officeooo:rsid="00b62245"/>
    </style:style>
    <style:style style:name="T176" style:family="text">
      <style:text-properties officeooo:rsid="00b87bcf"/>
    </style:style>
    <style:style style:name="T177" style:family="text">
      <style:text-properties officeooo:rsid="00e123e5"/>
    </style:style>
    <style:style style:name="T178" style:family="text">
      <style:text-properties officeooo:rsid="00e5947f"/>
    </style:style>
    <style:style style:name="T179" style:family="text">
      <style:text-properties officeooo:rsid="00e78913"/>
    </style:style>
    <style:style style:name="T180" style:family="text">
      <style:text-properties officeooo:rsid="00ec0aac"/>
    </style:style>
    <style:style style:name="T181" style:family="text">
      <style:text-properties officeooo:rsid="00f79978"/>
    </style:style>
    <style:style style:name="T182" style:family="text">
      <style:text-properties officeooo:rsid="00fa5aec"/>
    </style:style>
    <style:style style:name="T183" style:family="text">
      <style:text-properties officeooo:rsid="00ff96f6"/>
    </style:style>
    <style:style style:name="T184" style:family="text">
      <style:text-properties officeooo:rsid="0105dfa1"/>
    </style:style>
    <style:style style:name="T185" style:family="text">
      <style:text-properties officeooo:rsid="011ec834"/>
    </style:style>
    <style:style style:name="T186" style:family="text">
      <style:text-properties officeooo:rsid="0159c479"/>
    </style:style>
    <style:style style:name="T187" style:family="text">
      <style:text-properties officeooo:rsid="01a3d8a5"/>
    </style:style>
    <style:style style:name="T188" style:family="text">
      <style:text-properties officeooo:rsid="024df378"/>
    </style:style>
    <style:style style:name="T189" style:family="text">
      <style:text-properties officeooo:rsid="025129d4"/>
    </style:style>
    <style:style style:name="T190" style:family="text">
      <style:text-properties officeooo:rsid="0257051d"/>
    </style:style>
    <style:style style:name="T191" style:family="text">
      <style:text-properties officeooo:rsid="01b35172"/>
    </style:style>
    <style:style style:name="T192" style:family="text">
      <style:text-properties officeooo:rsid="02616904"/>
    </style:style>
    <style:style style:name="T193" style:family="text">
      <style:text-properties officeooo:rsid="02700f13"/>
    </style:style>
    <style:style style:name="T194" style:family="text">
      <style:text-properties officeooo:rsid="027be63b"/>
    </style:style>
    <style:style style:name="T195" style:family="text">
      <style:text-properties officeooo:rsid="02a0056b"/>
    </style:style>
    <style:style style:name="T196" style:family="text">
      <style:text-properties fo:language="fr" fo:country="FR" officeooo:rsid="02d2f0c3" style:font-size-asian="11.3500003814697pt" style:font-weight-asian="normal" style:font-size-complex="13pt" style:font-weight-complex="normal"/>
    </style:style>
    <style:style style:name="T197" style:family="text">
      <style:text-properties fo:language="fr" fo:country="FR" officeooo:rsid="03b269b4" style:font-size-asian="11.3500003814697pt" style:font-weight-asian="normal" style:font-size-complex="13pt" style:font-weight-complex="normal"/>
    </style:style>
    <style:style style:name="T198" style:family="text">
      <style:text-properties fo:color="#000000" style:font-name="Droid Sans Mono" fo:font-size="10.5pt" fo:background-color="#ffffff" loext:char-shading-value="0"/>
    </style:style>
    <style:style style:name="T199" style:family="text">
      <style:text-properties fo:color="#000000" style:font-name="Droid Sans Mono" fo:font-size="10.5pt" officeooo:rsid="02d5b7d3" fo:background-color="#ffffff" loext:char-shading-value="0"/>
    </style:style>
    <style:style style:name="T200" style:family="text">
      <style:text-properties fo:color="#000000" style:font-name="Droid Sans Mono" fo:font-size="10.5pt" officeooo:rsid="02de8f06" fo:background-color="#ffffff" loext:char-shading-value="0"/>
    </style:style>
    <style:style style:name="T201" style:family="text">
      <style:text-properties fo:color="#000000" style:font-name="Droid Sans Mono" fo:font-size="10.5pt" officeooo:rsid="02df95b9" fo:background-color="#ffffff" loext:char-shading-value="0"/>
    </style:style>
    <style:style style:name="T202" style:family="text">
      <style:text-properties fo:color="#000000" style:font-name="Droid Sans Mono" fo:font-size="10.5pt" officeooo:rsid="02ee3b8d" fo:background-color="#ffffff" loext:char-shading-value="0"/>
    </style:style>
    <style:style style:name="T203" style:family="text">
      <style:text-properties fo:color="#000000" style:font-name="Droid Sans Mono" fo:font-size="10.5pt" officeooo:rsid="02f1102a" fo:background-color="#ffffff" loext:char-shading-value="0"/>
    </style:style>
    <style:style style:name="T204" style:family="text">
      <style:text-properties fo:color="#000000" style:font-name="Droid Sans Mono" fo:font-size="10.5pt" officeooo:rsid="02f28506" fo:background-color="#ffffff" loext:char-shading-value="0"/>
    </style:style>
    <style:style style:name="T205" style:family="text">
      <style:text-properties fo:color="#000000" style:font-name="Droid Sans Mono" fo:font-size="10.5pt" officeooo:rsid="02f28506" fo:background-color="#ffffff" loext:char-shading-value="0" style:font-weight-asian="normal" style:font-weight-complex="normal"/>
    </style:style>
    <style:style style:name="T206" style:family="text">
      <style:text-properties fo:color="#000000" style:font-name="Droid Sans Mono" fo:font-size="10.5pt" officeooo:rsid="030216d0" fo:background-color="#ffffff" loext:char-shading-value="0" style:font-weight-asian="normal" style:font-weight-complex="normal"/>
    </style:style>
    <style:style style:name="T207" style:family="text">
      <style:text-properties fo:color="#000000" style:font-name="Droid Sans Mono" fo:font-size="10.5pt" officeooo:rsid="02fa2f65" fo:background-color="#ffffff" loext:char-shading-value="0"/>
    </style:style>
    <style:style style:name="T208" style:family="text">
      <style:text-properties fo:color="#000000" style:font-name="Droid Sans Mono" fo:font-size="10.5pt" officeooo:rsid="0314e471" fo:background-color="#ffffff" loext:char-shading-value="0"/>
    </style:style>
    <style:style style:name="T209" style:family="text">
      <style:text-properties fo:color="#000000" style:font-name="Droid Sans Mono" fo:font-size="10.5pt" officeooo:rsid="0316715b" fo:background-color="#ffffff" loext:char-shading-value="0"/>
    </style:style>
    <style:style style:name="T210" style:family="text">
      <style:text-properties fo:color="#000000" style:font-name="Droid Sans Mono" fo:font-size="10.5pt" officeooo:rsid="0318ae04" fo:background-color="#ffffff" loext:char-shading-value="0"/>
    </style:style>
    <style:style style:name="T211" style:family="text">
      <style:text-properties fo:color="#000000" style:font-name="Droid Sans Mono" fo:font-size="10.5pt" officeooo:rsid="0321b3a0" fo:background-color="#ffffff" loext:char-shading-value="0"/>
    </style:style>
    <style:style style:name="T212" style:family="text">
      <style:text-properties fo:color="#000000" style:font-name="Droid Sans Mono" fo:font-size="10.5pt" officeooo:rsid="0323f9f3" fo:background-color="#ffffff" loext:char-shading-value="0"/>
    </style:style>
    <style:style style:name="T213" style:family="text">
      <style:text-properties fo:color="#000000" style:font-name="Droid Sans Mono" fo:font-size="10.5pt" fo:background-color="#ffffff" loext:char-shading-value="0" style:font-size-asian="10.5pt" style:font-size-complex="10.5pt"/>
    </style:style>
    <style:style style:name="T214" style:family="text">
      <style:text-properties fo:color="#000000" style:font-name="Droid Sans Mono" fo:font-size="10.5pt" officeooo:rsid="04cd6882" fo:background-color="#ffffff" loext:char-shading-value="0" style:font-size-asian="10.5pt" style:font-size-complex="10.5pt"/>
    </style:style>
    <style:style style:name="T215" style:family="text">
      <style:text-properties fo:color="#000000" style:font-name="Droid Sans Mono" fo:font-size="10.5pt" officeooo:rsid="04cf2ff9" fo:background-color="#ffffff" loext:char-shading-value="0" style:font-size-asian="10.5pt" style:font-size-complex="10.5pt"/>
    </style:style>
    <style:style style:name="T216" style:family="text">
      <style:text-properties fo:color="#000000" style:font-name="Droid Sans Mono" fo:font-size="10.5pt" officeooo:rsid="052b2206" fo:background-color="#ffffff" loext:char-shading-value="0"/>
    </style:style>
    <style:style style:name="T217" style:family="text">
      <style:text-properties fo:color="#000000" style:font-name="Droid Sans Mono" fo:font-size="10.5pt" officeooo:rsid="04b2be32" fo:background-color="#ffffff" loext:char-shading-value="0"/>
    </style:style>
    <style:style style:name="T218" style:family="text">
      <style:text-properties fo:color="#000000" style:font-name="Droid Sans Mono" fo:font-size="10.5pt" officeooo:rsid="0572d606" fo:background-color="#ffffff" loext:char-shading-value="0"/>
    </style:style>
    <style:style style:name="T219" style:family="text">
      <style:text-properties fo:color="#000000" style:font-name="Droid Sans Mono" fo:font-size="10.5pt" fo:font-weight="normal" officeooo:rsid="052b2206" fo:background-color="#ffffff" loext:char-shading-value="0" style:font-weight-asian="normal" style:font-weight-complex="normal"/>
    </style:style>
    <style:style style:name="T220" style:family="text">
      <style:text-properties fo:color="#000000" style:font-name="Droid Sans Mono" fo:font-size="10.5pt" fo:font-weight="normal" officeooo:rsid="04b2be32" fo:background-color="#ffffff" loext:char-shading-value="0" style:font-weight-asian="normal" style:font-weight-complex="normal"/>
    </style:style>
    <style:style style:name="T221" style:family="text">
      <style:text-properties fo:color="#000000" style:font-name="Droid Sans Mono" fo:font-size="10.5pt" fo:font-weight="normal" officeooo:rsid="053eb4ea" fo:background-color="#ffffff" loext:char-shading-value="0" style:font-weight-asian="normal" style:font-weight-complex="normal"/>
    </style:style>
    <style:style style:name="T222" style:family="text">
      <style:text-properties fo:color="#000000" style:font-name="Droid Sans Mono" fo:font-size="10.5pt" fo:font-weight="normal" officeooo:rsid="05679e19" fo:background-color="#ffffff" loext:char-shading-value="0" style:font-weight-asian="normal" style:font-weight-complex="normal"/>
    </style:style>
    <style:style style:name="T223" style:family="text">
      <style:text-properties fo:color="#000000" style:font-name="Droid Sans Mono" fo:font-size="10.5pt" fo:font-weight="normal" officeooo:rsid="05696bec" fo:background-color="#ffffff" loext:char-shading-value="0" style:font-weight-asian="normal" style:font-weight-complex="normal"/>
    </style:style>
    <style:style style:name="T224" style:family="text">
      <style:text-properties fo:color="#000000" style:font-name="Droid Sans Mono" fo:font-size="10.5pt" fo:font-weight="normal" officeooo:rsid="0572d606" fo:background-color="#ffffff" loext:char-shading-value="0" style:font-weight-asian="normal" style:font-weight-complex="normal"/>
    </style:style>
    <style:style style:name="T225" style:family="text">
      <style:text-properties fo:color="#000000" style:font-name="Droid Sans Mono" fo:font-size="10.5pt" fo:font-weight="normal" officeooo:rsid="0572f919" fo:background-color="#ffffff" loext:char-shading-value="0" style:font-weight-asian="normal" style:font-weight-complex="normal"/>
    </style:style>
    <style:style style:name="T226" style:family="text">
      <style:text-properties fo:color="#000000" style:font-name="Droid Sans Mono" fo:font-size="10.5pt" fo:font-weight="normal" officeooo:rsid="057848c3" fo:background-color="#ffffff" loext:char-shading-value="0" style:font-weight-asian="normal" style:font-weight-complex="normal"/>
    </style:style>
    <style:style style:name="T227" style:family="text">
      <style:text-properties fo:color="#000000" style:font-name="Droid Sans Mono" fo:font-size="10.5pt" fo:font-weight="normal" officeooo:rsid="04cd6882" fo:background-color="#ffffff" loext:char-shading-value="0" style:font-size-asian="10.5pt" style:font-weight-asian="normal" style:font-size-complex="10.5pt" style:font-weight-complex="normal"/>
    </style:style>
    <style:style style:name="T228" style:family="text">
      <style:text-properties fo:color="#000000" style:font-name="Droid Sans Mono" fo:font-size="10.5pt" fo:font-weight="bold" fo:background-color="#ffffff" loext:char-shading-value="0" style:font-weight-asian="bold" style:font-weight-complex="bold"/>
    </style:style>
    <style:style style:name="T229" style:family="text">
      <style:text-properties fo:color="#000000" style:font-name="Droid Sans Mono" fo:font-size="10.5pt" fo:font-weight="bold" officeooo:rsid="02eb644a" fo:background-color="#ffffff" loext:char-shading-value="0" style:font-weight-asian="bold" style:font-weight-complex="bold"/>
    </style:style>
    <style:style style:name="T230" style:family="text">
      <style:text-properties fo:color="#000000" style:font-name="Droid Sans Mono" fo:font-size="10.5pt" fo:font-weight="bold" officeooo:rsid="02df95b9" fo:background-color="#ffffff" loext:char-shading-value="0" style:font-weight-asian="bold" style:font-weight-complex="bold"/>
    </style:style>
    <style:style style:name="T231" style:family="text">
      <style:text-properties fo:color="#000000" style:font-name="Droid Sans Mono" fo:font-size="10.5pt" fo:font-weight="bold" officeooo:rsid="02f28506" fo:background-color="#ffffff" loext:char-shading-value="0" style:font-weight-asian="bold" style:font-weight-complex="bold"/>
    </style:style>
    <style:style style:name="T232" style:family="text">
      <style:text-properties fo:color="#000000" style:font-name="Droid Sans Mono" fo:font-size="10.5pt" fo:font-weight="bold" officeooo:rsid="030216d0" fo:background-color="#ffffff" loext:char-shading-value="0" style:font-weight-asian="bold" style:font-weight-complex="bold"/>
    </style:style>
    <style:style style:name="T233" style:family="text">
      <style:text-properties fo:color="#000000" style:font-name="Droid Sans Mono" fo:font-size="10.5pt" fo:font-weight="bold" officeooo:rsid="0302e3f7" fo:background-color="#ffffff" loext:char-shading-value="0" style:font-weight-asian="bold" style:font-weight-complex="bold"/>
    </style:style>
    <style:style style:name="T234" style:family="text">
      <style:text-properties fo:color="#000000" style:font-name="Droid Sans Mono" fo:font-size="10.5pt" style:text-underline-style="none" fo:background-color="#ffffff" loext:char-shading-value="0" style:font-size-asian="10.5pt" style:font-size-complex="10.5pt"/>
    </style:style>
    <style:style style:name="T235" style:family="text">
      <style:text-properties fo:color="#000000" style:font-name="Droid Sans Mono" fo:font-size="10.5pt" style:text-underline-style="none" officeooo:rsid="04b2be32" fo:background-color="#ffffff" loext:char-shading-value="0"/>
    </style:style>
    <style:style style:name="T236" style:family="text">
      <style:text-properties officeooo:rsid="02f68dc9"/>
    </style:style>
    <style:style style:name="T237" style:family="text">
      <style:text-properties officeooo:rsid="02f74dda"/>
    </style:style>
    <style:style style:name="T238" style:family="text">
      <style:text-properties officeooo:rsid="02fa2f65"/>
    </style:style>
    <style:style style:name="T239" style:family="text">
      <style:text-properties style:font-weight-asian="normal" style:font-weight-complex="normal"/>
    </style:style>
    <style:style style:name="T240" style:family="text">
      <style:text-properties officeooo:rsid="03012642" style:font-weight-asian="normal" style:font-weight-complex="normal"/>
    </style:style>
    <style:style style:name="T241" style:family="text">
      <style:text-properties officeooo:rsid="032b7e30" style:font-weight-asian="normal" style:font-weight-complex="normal"/>
    </style:style>
    <style:style style:name="T242" style:family="text">
      <style:text-properties officeooo:rsid="032ea9f7" style:font-weight-asian="normal" style:font-weight-complex="normal"/>
    </style:style>
    <style:style style:name="T243" style:family="text">
      <style:text-properties officeooo:rsid="02fece93"/>
    </style:style>
    <style:style style:name="T244" style:family="text">
      <style:text-properties officeooo:rsid="0307b961"/>
    </style:style>
    <style:style style:name="T245" style:family="text">
      <style:text-properties officeooo:rsid="0309ae41"/>
    </style:style>
    <style:style style:name="T246" style:family="text">
      <style:text-properties officeooo:rsid="03328b8f"/>
    </style:style>
    <style:style style:name="T247" style:family="text">
      <style:text-properties officeooo:rsid="038e1620"/>
    </style:style>
    <style:style style:name="T248" style:family="text">
      <style:text-properties officeooo:rsid="041901ae"/>
    </style:style>
    <style:style style:name="T249" style:family="text">
      <style:text-properties officeooo:rsid="043560f3"/>
    </style:style>
    <style:style style:name="T250" style:family="text">
      <style:text-properties officeooo:rsid="043e3923"/>
    </style:style>
    <style:style style:name="T251" style:family="text">
      <style:text-properties officeooo:rsid="0440c9bd"/>
    </style:style>
    <style:style style:name="T252" style:family="text">
      <style:text-properties officeooo:rsid="0466000a"/>
    </style:style>
    <style:style style:name="T253" style:family="text">
      <style:text-properties officeooo:rsid="0466a39c"/>
    </style:style>
    <style:style style:name="T254" style:family="text">
      <style:text-properties officeooo:rsid="04a684f2"/>
    </style:style>
    <style:style style:name="T255" style:family="text">
      <style:text-properties officeooo:rsid="04b4ae18"/>
    </style:style>
    <style:style style:name="T256" style:family="text">
      <style:text-properties style:font-name="Droid Sans Mono" fo:font-size="10.5pt" officeooo:rsid="04b2be32"/>
    </style:style>
    <style:style style:name="T257" style:family="text">
      <style:text-properties officeooo:rsid="0536e9da"/>
    </style:style>
    <style:style style:name="T258" style:family="text">
      <style:text-properties officeooo:rsid="0538bf81"/>
    </style:style>
    <style:style style:name="T259" style:family="text">
      <style:text-properties officeooo:rsid="053d043e"/>
    </style:style>
    <style:style style:name="T260" style:family="text">
      <style:text-properties officeooo:rsid="055abfc2"/>
    </style:style>
    <style:style style:name="T261" style:family="text">
      <style:text-properties fo:font-size="10.5pt" style:font-size-asian="10.5pt" style:font-size-complex="10.5pt"/>
    </style:style>
    <style:style style:name="T262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gradient" draw:fill-color="#ffffff" draw:fill-gradient-name="Submarine" fo:min-height="4.706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xml:id="ct94867931901312" text:id="ct94867931901312">
          <text:insertion>
            <office:change-info>
              <dc:creator>Unknown Author</dc:creator>
              <dc:date>2020-12-18T15:26:57</dc:date>
            </office:change-info>
          </text:insertion>
        </text:changed-region>
        <text:changed-region xml:id="ct94867932891280" text:id="ct94867932891280">
          <text:insertion>
            <office:change-info>
              <dc:creator>Unknown Author</dc:creator>
              <dc:date>2020-12-18T15:45:20</dc:date>
            </office:change-info>
          </text:insertion>
        </text:changed-region>
        <text:changed-region xml:id="ct94867832061376" text:id="ct94867832061376">
          <text:deletion>
            <office:change-info>
              <dc:creator>Unknown Author</dc:creator>
              <dc:date>2020-12-18T15:45:27</dc:date>
            </office:change-info>
            <text:p text:style-name="P1"><text:span text:style-name="T1"/></text:p>
            <text:p text:style-name="P1"><text:span text:style-name="T1"/></text:p>
            <text:p text:style-name="P1"><text:span text:style-name="T1"/></text:p>
          </text:deletion>
        </text:changed-region>
        <text:changed-region xml:id="ct94867932516976" text:id="ct94867932516976">
          <text:deletion>
            <office:change-info>
              <dc:creator>Unknown Author</dc:creator>
              <dc:date>2020-12-18T15:46:19</dc:date>
            </office:change-info>
            <text:p text:style-name="P2"/>
            <text:p text:style-name="P2"/>
            <text:p text:style-name="P2"/>
          </text:deletion>
        </text:changed-region>
        <text:changed-region xml:id="ct94867920175904" text:id="ct94867920175904">
          <text:insertion>
            <office:change-info>
              <dc:creator>Unknown Author</dc:creator>
              <dc:date>2020-12-18T16:41:56</dc:date>
            </office:change-info>
          </text:insertion>
        </text:changed-region>
        <text:changed-region xml:id="ct94867937110304" text:id="ct94867937110304">
          <text:insertion>
            <office:change-info>
              <dc:creator>Unknown Author</dc:creator>
              <dc:date>2020-12-18T13:22:10</dc:date>
            </office:change-info>
          </text:insertion>
        </text:changed-region>
        <text:changed-region xml:id="ct94867832159712" text:id="ct94867832159712">
          <text:insertion>
            <office:change-info>
              <dc:creator>Unknown Author</dc:creator>
              <dc:date>2020-12-18T13:21:49</dc:date>
            </office:change-info>
          </text:insertion>
        </text:changed-region>
        <text:changed-region xml:id="ct94867939591408" text:id="ct94867939591408">
          <text:insertion>
            <office:change-info>
              <dc:creator>Unknown Author</dc:creator>
              <dc:date>2020-12-18T13:22:00</dc:date>
            </office:change-info>
          </text:insertion>
        </text:changed-region>
        <text:changed-region xml:id="ct94867938549072" text:id="ct94867938549072">
          <text:deletion>
            <office:change-info>
              <dc:creator>Unknown Author</dc:creator>
              <dc:date>2020-12-18T13:23:17</dc:date>
            </office:change-info>
            <text:list xml:id="list4109095425" text:style-name="L1">
              <text:list-item>
                <text:p text:style-name="P3"><text:span text:style-name="T2"/></text:p>
                <text:list>
                  <text:list-header>
                    <text:p text:style-name="P4"/>
                  </text:list-header>
                </text:list>
              </text:list-item>
              <text:list-item>
                <text:p text:style-name="P3"><text:span text:style-name="T2"><text:tab/></text:span></text:p>
              </text:list-item>
            </text:list>
          </text:deletion>
        </text:changed-region>
        <text:changed-region xml:id="ct94867825822272" text:id="ct94867825822272">
          <text:deletion>
            <office:change-info>
              <dc:creator>Unknown Author</dc:creator>
              <dc:date>2020-12-18T13:22:08</dc:date>
            </office:change-info>
            <text:list xml:id="list180254290983250" text:continue-numbering="true" text:style-name="L1">
              <text:list-item>
                <text:p text:style-name="P3"><text:span text:style-name="T3">Donc lors de la création on utilise une imbrication de nesteed table pour pouvoir <text:tab/><text:tab/>instantier toutes les sous tables correspedantes et puis pour l’insertion on a utilisé</text:span></text:p>
              </text:list-item>
            </text:list>
            <text:p text:style-name="P5"><text:span text:style-name="T4">la fonction </text:span><text:span text:style-name="T5">cast collect </text:span><text:span text:style-name="T4">pour les convertir directement le resultat d’un select en un</text:span></text:p>
            <text:p text:style-name="P6">type ensembliste et ceci pour éviter de remplir chaque colonne séparément <text:s/>donc on a </text:p>
            <text:list xml:id="list180253308711324" text:continue-numbering="true" text:style-name="L1">
              <text:list-item>
                <text:p text:style-name="P3"><text:span text:style-name="T6">la table COUTRYS est calculé avec une seule reuqếte.</text:span><text:span text:style-name="T2"><text:tab/></text:span></text:p>
              </text:list-item>
            </text:list>
          </text:deletion>
        </text:changed-region>
        <text:changed-region xml:id="ct94867910845200" text:id="ct94867910845200">
          <text:deletion>
            <office:change-info>
              <dc:creator>Unknown Author</dc:creator>
              <dc:date>2020-12-18T13:23:16</dc:date>
            </office:change-info>
            <text:list xml:id="list180252813049065" text:continue-numbering="true" text:style-name="L1"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text:deletion>
        </text:changed-region>
        <text:changed-region xml:id="ct94867922176272" text:id="ct94867922176272">
          <text:insertion>
            <office:change-info>
              <dc:creator>Unknown Author</dc:creator>
              <dc:date>2020-12-18T13:23:19</dc:date>
            </office:change-info>
          </text:insertion>
        </text:changed-region>
        <text:changed-region xml:id="ct94867914711056" text:id="ct94867914711056">
          <text:insertion>
            <office:change-info>
              <dc:creator>Unknown Author</dc:creator>
              <dc:date>2020-12-18T12:36:39</dc:date>
            </office:change-info>
          </text:insertion>
        </text:changed-region>
        <text:changed-region xml:id="ct94867937798528" text:id="ct94867937798528">
          <text:insertion>
            <office:change-info>
              <dc:creator>Unknown Author</dc:creator>
              <dc:date>2020-12-18T12:36:39</dc:date>
            </office:change-info>
          </text:insertion>
        </text:changed-region>
        <text:changed-region xml:id="ct94867921689200" text:id="ct94867921689200">
          <text:insertion>
            <office:change-info>
              <dc:creator>Unknown Author</dc:creator>
              <dc:date>2020-12-18T12:37:17</dc:date>
            </office:change-info>
          </text:insertion>
        </text:changed-region>
        <text:changed-region xml:id="ct94867939666096" text:id="ct94867939666096">
          <text:insertion>
            <office:change-info>
              <dc:creator>Unknown Author</dc:creator>
              <dc:date>2020-12-18T13:11:15</dc:date>
            </office:change-info>
          </text:insertion>
        </text:changed-region>
        <text:changed-region xml:id="ct94867820990544" text:id="ct94867820990544">
          <text:insertion>
            <office:change-info>
              <dc:creator>Unknown Author</dc:creator>
              <dc:date>2020-12-18T13:11:30</dc:date>
            </office:change-info>
          </text:insertion>
        </text:changed-region>
        <text:changed-region xml:id="ct94867831980496" text:id="ct94867831980496">
          <text:insertion>
            <office:change-info>
              <dc:creator>Unknown Author</dc:creator>
              <dc:date>2020-12-18T13:45:54</dc:date>
            </office:change-info>
          </text:insertion>
        </text:changed-region>
        <text:changed-region xml:id="ct94867834551184" text:id="ct94867834551184">
          <text:insertion>
            <office:change-info>
              <dc:creator>Unknown Author</dc:creator>
              <dc:date>2020-12-18T13:13:57</dc:date>
            </office:change-info>
          </text:insertion>
        </text:changed-region>
        <text:changed-region xml:id="ct94867818822432" text:id="ct94867818822432">
          <text:insertion>
            <office:change-info>
              <dc:creator>Unknown Author</dc:creator>
              <dc:date>2020-12-18T13:09:14</dc:date>
            </office:change-info>
          </text:insertion>
        </text:changed-region>
        <text:changed-region xml:id="ct94867831951232" text:id="ct94867831951232">
          <text:insertion>
            <office:change-info>
              <dc:creator>Unknown Author</dc:creator>
              <dc:date>2020-12-18T14:07:20</dc:date>
            </office:change-info>
          </text:insertion>
        </text:changed-region>
        <text:changed-region xml:id="ct94867960816672" text:id="ct94867960816672">
          <text:deletion>
            <office:change-info>
              <dc:creator>Unknown Author</dc:creator>
              <dc:date>2020-12-18T17:56:30</dc:date>
            </office:change-info>
            <text:p text:style-name="P7"><text:span text:style-name="T7">r</text:span></text:p>
          </text:deletion>
        </text:changed-region>
        <text:changed-region xml:id="ct94867830560272" text:id="ct94867830560272">
          <text:insertion>
            <office:change-info>
              <dc:creator>Unknown Author</dc:creator>
              <dc:date>2020-12-18T14:08:04</dc:date>
            </office:change-info>
          </text:insertion>
        </text:changed-region>
        <text:changed-region xml:id="ct94867936852192" text:id="ct94867936852192">
          <text:insertion>
            <office:change-info>
              <dc:creator>Unknown Author</dc:creator>
              <dc:date>2020-12-18T14:12:13</dc:date>
            </office:change-info>
          </text:insertion>
        </text:changed-region>
        <text:changed-region xml:id="ct94867821541328" text:id="ct94867821541328">
          <text:insertion>
            <office:change-info>
              <dc:creator>Unknown Author</dc:creator>
              <dc:date>2020-12-18T13:46:54</dc:date>
            </office:change-info>
          </text:insertion>
        </text:changed-region>
        <text:changed-region xml:id="ct94867936832992" text:id="ct94867936832992">
          <text:insertion>
            <office:change-info>
              <dc:creator>Unknown Author</dc:creator>
              <dc:date>2020-12-18T13:47:02</dc:date>
            </office:change-info>
          </text:insertion>
        </text:changed-region>
        <text:changed-region xml:id="ct94867961350064" text:id="ct94867961350064">
          <text:insertion>
            <office:change-info>
              <dc:creator>Unknown Author</dc:creator>
              <dc:date>2020-12-18T17:53:49</dc:date>
            </office:change-info>
          </text:insertion>
        </text:changed-region>
        <text:changed-region xml:id="ct94867964912560" text:id="ct94867964912560">
          <text:deletion>
            <office:change-info>
              <dc:creator>Unknown Author</dc:creator>
              <dc:date>2020-12-18T17:53:48</dc:date>
            </office:change-info>
            <text:p text:style-name="P8"/>
            <text:p text:style-name="P8"/>
          </text:deletion>
        </text:changed-region>
        <text:changed-region xml:id="ct94867830551824" text:id="ct94867830551824">
          <text:deletion>
            <office:change-info>
              <dc:creator>Unknown Author</dc:creator>
              <dc:date>2020-12-18T13:26:49</dc:date>
            </office:change-info>
            <text:p text:style-name="P8"><text:span text:style-name="T8">y</text:span></text:p>
            <text:p text:style-name="P8"/>
          </text:deletion>
        </text:changed-region>
        <text:changed-region xml:id="ct94867830687680" text:id="ct94867830687680">
          <text:insertion>
            <office:change-info>
              <dc:creator>Unknown Author</dc:creator>
              <dc:date>2020-12-18T13:45:49</dc:date>
            </office:change-info>
          </text:insertion>
        </text:changed-region>
        <text:changed-region xml:id="ct94867941909136" text:id="ct94867941909136">
          <text:insertion>
            <office:change-info>
              <dc:creator>Unknown Author</dc:creator>
              <dc:date>2020-12-18T15:24:29</dc:date>
            </office:change-info>
          </text:insertion>
        </text:changed-region>
        <text:changed-region xml:id="ct94867821066928" text:id="ct94867821066928">
          <text:insertion>
            <office:change-info>
              <dc:creator>Unknown Author</dc:creator>
              <dc:date>2020-12-18T13:26:50</dc:date>
            </office:change-info>
          </text:insertion>
        </text:changed-region>
        <text:changed-region xml:id="ct94867936839648" text:id="ct94867936839648">
          <text:insertion>
            <office:change-info>
              <dc:creator>Unknown Author</dc:creator>
              <dc:date>2020-12-18T13:14:40</dc:date>
            </office:change-info>
          </text:insertion>
        </text:changed-region>
        <text:changed-region xml:id="ct94867821478784" text:id="ct94867821478784">
          <text:insertion>
            <office:change-info>
              <dc:creator>Unknown Author</dc:creator>
              <dc:date>2020-12-18T13:28:47</dc:date>
            </office:change-info>
          </text:insertion>
        </text:changed-region>
        <text:changed-region xml:id="ct94867830686528" text:id="ct94867830686528">
          <text:insertion>
            <office:change-info>
              <dc:creator>Unknown Author</dc:creator>
              <dc:date>2020-12-18T15:12:51</dc:date>
            </office:change-info>
          </text:insertion>
        </text:changed-region>
        <text:changed-region xml:id="ct94867921825760" text:id="ct94867921825760">
          <text:insertion>
            <office:change-info>
              <dc:creator>Unknown Author</dc:creator>
              <dc:date>2020-12-18T15:13:00</dc:date>
            </office:change-info>
          </text:insertion>
        </text:changed-region>
        <text:changed-region xml:id="ct94867921759856" text:id="ct94867921759856">
          <text:insertion>
            <office:change-info>
              <dc:creator>Unknown Author</dc:creator>
              <dc:date>2020-12-18T15:16:19</dc:date>
            </office:change-info>
          </text:insertion>
        </text:changed-region>
        <text:changed-region xml:id="ct94867936793808" text:id="ct94867936793808">
          <text:insertion>
            <office:change-info>
              <dc:creator>Unknown Author</dc:creator>
              <dc:date>2020-12-18T15:19:03</dc:date>
            </office:change-info>
          </text:insertion>
        </text:changed-region>
        <text:changed-region xml:id="ct94867912194176" text:id="ct94867912194176">
          <text:insertion>
            <office:change-info>
              <dc:creator>Unknown Author</dc:creator>
              <dc:date>2020-12-18T15:23:01</dc:date>
            </office:change-info>
          </text:insertion>
        </text:changed-region>
        <text:changed-region xml:id="ct94867936875248" text:id="ct94867936875248">
          <text:insertion>
            <office:change-info>
              <dc:creator>Unknown Author</dc:creator>
              <dc:date>2020-12-18T15:22:37</dc:date>
            </office:change-info>
          </text:insertion>
        </text:changed-region>
        <text:changed-region xml:id="ct94867915793296" text:id="ct94867915793296">
          <text:insertion>
            <office:change-info>
              <dc:creator>Unknown Author</dc:creator>
              <dc:date>2020-12-18T15:58:32</dc:date>
            </office:change-info>
          </text:insertion>
        </text:changed-region>
        <text:changed-region xml:id="ct94867916302816" text:id="ct94867916302816">
          <text:insertion>
            <office:change-info>
              <dc:creator>Unknown Author</dc:creator>
              <dc:date>2020-12-18T15:59:09</dc:date>
            </office:change-info>
          </text:insertion>
        </text:changed-region>
        <text:changed-region xml:id="ct94867831871568" text:id="ct94867831871568">
          <text:insertion>
            <office:change-info>
              <dc:creator>Unknown Author</dc:creator>
              <dc:date>2020-12-18T16:00:00</dc:date>
            </office:change-info>
          </text:insertion>
        </text:changed-region>
        <text:changed-region xml:id="ct94867916774224" text:id="ct94867916774224">
          <text:insertion>
            <office:change-info>
              <dc:creator>Unknown Author</dc:creator>
              <dc:date>2020-12-18T16:01:30</dc:date>
            </office:change-info>
          </text:insertion>
        </text:changed-region>
        <text:changed-region xml:id="ct94867934076832" text:id="ct94867934076832">
          <text:insertion>
            <office:change-info>
              <dc:creator>Unknown Author</dc:creator>
              <dc:date>2020-12-18T16:02:00</dc:date>
            </office:change-info>
          </text:insertion>
        </text:changed-region>
        <text:changed-region xml:id="ct94867919115344" text:id="ct94867919115344">
          <text:insertion>
            <office:change-info>
              <dc:creator>Unknown Author</dc:creator>
              <dc:date>2020-12-18T16:04:10</dc:date>
            </office:change-info>
          </text:insertion>
        </text:changed-region>
        <text:changed-region xml:id="ct94867936854416" text:id="ct94867936854416">
          <text:insertion>
            <office:change-info>
              <dc:creator>Unknown Author</dc:creator>
              <dc:date>2020-12-18T13:14:40</dc:date>
            </office:change-info>
          </text:insertion>
        </text:changed-region>
        <text:changed-region xml:id="ct94867820616704" text:id="ct94867820616704">
          <text:insertion>
            <office:change-info>
              <dc:creator>Unknown Author</dc:creator>
              <dc:date>2020-12-18T12:36:03</dc:date>
            </office:change-info>
          </text:insertion>
        </text:changed-region>
        <text:changed-region xml:id="ct94867919713088" text:id="ct94867919713088">
          <text:insertion>
            <office:change-info>
              <dc:creator>Unknown Author</dc:creator>
              <dc:date>2020-12-18T16:15:27</dc:date>
            </office:change-info>
          </text:insertion>
        </text:changed-region>
        <text:changed-region xml:id="ct94867919693264" text:id="ct94867919693264">
          <text:insertion>
            <office:change-info>
              <dc:creator>Unknown Author</dc:creator>
              <dc:date>2020-12-18T16:11:47</dc:date>
            </office:change-info>
          </text:insertion>
        </text:changed-region>
        <text:changed-region xml:id="ct94867931791152" text:id="ct94867931791152">
          <text:insertion>
            <office:change-info>
              <dc:creator>Unknown Author</dc:creator>
              <dc:date>2020-12-18T16:19:55</dc:date>
            </office:change-info>
          </text:insertion>
        </text:changed-region>
        <text:changed-region xml:id="ct94867970575072" text:id="ct94867970575072">
          <text:insertion>
            <office:change-info>
              <dc:creator>Unknown Author</dc:creator>
              <dc:date>2020-12-18T16:43:34</dc:date>
            </office:change-info>
          </text:insertion>
        </text:changed-region>
        <text:changed-region xml:id="ct94867919352224" text:id="ct94867919352224">
          <text:insertion>
            <office:change-info>
              <dc:creator>Unknown Author</dc:creator>
              <dc:date>2020-12-18T16:19:55</dc:date>
            </office:change-info>
          </text:insertion>
        </text:changed-region>
        <text:changed-region xml:id="ct94867941847648" text:id="ct94867941847648">
          <text:insertion>
            <office:change-info>
              <dc:creator>Unknown Author</dc:creator>
              <dc:date>2020-12-18T16:26:22</dc:date>
            </office:change-info>
          </text:insertion>
        </text:changed-region>
        <text:changed-region xml:id="ct94867920089376" text:id="ct94867920089376">
          <text:insertion>
            <office:change-info>
              <dc:creator>Unknown Author</dc:creator>
              <dc:date>2020-12-18T16:27:46</dc:date>
            </office:change-info>
          </text:insertion>
        </text:changed-region>
        <text:changed-region xml:id="ct94867938331488" text:id="ct94867938331488">
          <text:insertion>
            <office:change-info>
              <dc:creator>Unknown Author</dc:creator>
              <dc:date>2020-12-18T16:28:21</dc:date>
            </office:change-info>
          </text:insertion>
        </text:changed-region>
        <text:changed-region xml:id="ct94867920094032" text:id="ct94867920094032">
          <text:insertion>
            <office:change-info>
              <dc:creator>Unknown Author</dc:creator>
              <dc:date>2020-12-18T16:28:31</dc:date>
            </office:change-info>
          </text:insertion>
        </text:changed-region>
        <text:changed-region xml:id="ct94867930824464" text:id="ct94867930824464">
          <text:insertion>
            <office:change-info>
              <dc:creator>Unknown Author</dc:creator>
              <dc:date>2020-12-18T16:30:08</dc:date>
            </office:change-info>
          </text:insertion>
        </text:changed-region>
        <text:changed-region xml:id="ct94867920550960" text:id="ct94867920550960">
          <text:insertion>
            <office:change-info>
              <dc:creator>Unknown Author</dc:creator>
              <dc:date>2020-12-18T16:29:41</dc:date>
            </office:change-info>
          </text:insertion>
        </text:changed-region>
        <text:changed-region xml:id="ct94867938774032" text:id="ct94867938774032">
          <text:insertion>
            <office:change-info>
              <dc:creator>Unknown Author</dc:creator>
              <dc:date>2020-12-18T16:30:00</dc:date>
            </office:change-info>
          </text:insertion>
        </text:changed-region>
        <text:changed-region xml:id="ct94867920460288" text:id="ct94867920460288">
          <text:insertion>
            <office:change-info>
              <dc:creator>Unknown Author</dc:creator>
              <dc:date>2020-12-18T16:31:49</dc:date>
            </office:change-info>
          </text:insertion>
        </text:changed-region>
        <text:changed-region xml:id="ct94867920781072" text:id="ct94867920781072">
          <text:insertion>
            <office:change-info>
              <dc:creator>Unknown Author</dc:creator>
              <dc:date>2020-12-18T16:32:00</dc:date>
            </office:change-info>
          </text:insertion>
        </text:changed-region>
        <text:changed-region xml:id="ct94867931078752" text:id="ct94867931078752">
          <text:insertion>
            <office:change-info>
              <dc:creator>Unknown Author</dc:creator>
              <dc:date>2020-12-18T16:32:16</dc:date>
            </office:change-info>
          </text:insertion>
        </text:changed-region>
        <text:changed-region xml:id="ct94867931484976" text:id="ct94867931484976">
          <text:insertion>
            <office:change-info>
              <dc:creator>Unknown Author</dc:creator>
              <dc:date>2020-12-18T16:34:33</dc:date>
            </office:change-info>
          </text:insertion>
        </text:changed-region>
        <text:changed-region xml:id="ct94867950700080" text:id="ct94867950700080">
          <text:insertion>
            <office:change-info>
              <dc:creator>Unknown Author</dc:creator>
              <dc:date>2020-12-18T16:35:05</dc:date>
            </office:change-info>
          </text:insertion>
        </text:changed-region>
        <text:changed-region xml:id="ct94867970414592" text:id="ct94867970414592">
          <text:insertion>
            <office:change-info>
              <dc:creator>Unknown Author</dc:creator>
              <dc:date>2020-12-18T16:37:05</dc:date>
            </office:change-info>
          </text:insertion>
        </text:changed-region>
        <text:changed-region xml:id="ct94867920236304" text:id="ct94867920236304">
          <text:deletion>
            <office:change-info>
              <dc:creator>Unknown Author</dc:creator>
              <dc:date>2020-12-18T16:25:28</dc:date>
            </office:change-info>
            <text:p text:style-name="P9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80"/>
                </table:table-cell>
              </table:table-row>
            </table:table>
            <text:p text:style-name="Standard"/>
            <text:p text:style-name="Standard"/>
            <text:p text:style-name="P9"/>
          </text:deletion>
        </text:changed-region>
        <text:changed-region xml:id="ct94867951099712" text:id="ct94867951099712">
          <text:insertion>
            <office:change-info>
              <dc:creator>Unknown Author</dc:creator>
              <dc:date>2020-12-18T16:43:24</dc:date>
            </office:change-info>
          </text:insertion>
        </text:changed-region>
        <text:changed-region xml:id="ct94867920300832" text:id="ct94867920300832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20626448" text:id="ct94867920626448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50531824" text:id="ct94867950531824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65034144" text:id="ct94867965034144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45032688" text:id="ct94867945032688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36355488" text:id="ct94867936355488">
          <text:deletion>
            <office:change-info>
              <dc:creator>Unknown Author</dc:creator>
              <dc:date>2020-12-18T16:38:36</dc:date>
            </office:change-info>
            <text:p text:style-name="P10"/>
            <text:p text:style-name="P11"/>
            <text:p text:style-name="P10"/>
          </text:deletion>
        </text:changed-region>
        <text:changed-region xml:id="ct94867951345776" text:id="ct94867951345776">
          <text:insertion>
            <office:change-info>
              <dc:creator>Unknown Author</dc:creator>
              <dc:date>2020-12-18T16:40:16</dc:date>
            </office:change-info>
          </text:insertion>
        </text:changed-region>
        <text:changed-region xml:id="ct94867962277520" text:id="ct94867962277520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50806944" text:id="ct94867950806944">
          <text:insertion>
            <office:change-info>
              <dc:creator>Unknown Author</dc:creator>
              <dc:date>2020-12-18T16:40:07</dc:date>
            </office:change-info>
          </text:insertion>
        </text:changed-region>
        <text:changed-region xml:id="ct94867919847984" text:id="ct94867919847984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36116480" text:id="ct94867936116480">
          <text:insertion>
            <office:change-info>
              <dc:creator>Unknown Author</dc:creator>
              <dc:date>2020-12-18T16:40:19</dc:date>
            </office:change-info>
          </text:insertion>
        </text:changed-region>
        <text:changed-region xml:id="ct94867927796208" text:id="ct94867927796208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821540336" text:id="ct94867821540336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50462896" text:id="ct94867950462896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20049984" text:id="ct94867920049984">
          <text:insertion>
            <office:change-info>
              <dc:creator>Unknown Author</dc:creator>
              <dc:date>2020-12-18T16:40:39</dc:date>
            </office:change-info>
          </text:insertion>
        </text:changed-region>
        <text:changed-region xml:id="ct94867950588000" text:id="ct94867950588000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73343728" text:id="ct94867973343728">
          <text:insertion>
            <office:change-info>
              <dc:creator>Unknown Author</dc:creator>
              <dc:date>2020-12-18T16:37:48</dc:date>
            </office:change-info>
          </text:insertion>
        </text:changed-region>
        <text:changed-region xml:id="ct94867920723216" text:id="ct94867920723216">
          <text:insertion>
            <office:change-info>
              <dc:creator>Unknown Author</dc:creator>
              <dc:date>2020-12-18T16:41:03</dc:date>
            </office:change-info>
          </text:insertion>
        </text:changed-region>
        <text:changed-region xml:id="ct94867924676432" text:id="ct94867924676432">
          <text:insertion>
            <office:change-info>
              <dc:creator>Unknown Author</dc:creator>
              <dc:date>2020-12-18T17:53:38</dc:date>
            </office:change-info>
          </text:insertion>
        </text:changed-region>
        <text:changed-region xml:id="ct94867918040848" text:id="ct94867918040848">
          <text:insertion>
            <office:change-info>
              <dc:creator>Unknown Author</dc:creator>
              <dc:date>2020-12-18T17:54:01</dc:date>
            </office:change-info>
          </text:insertion>
        </text:changed-region>
        <text:changed-region xml:id="ct94867950612848" text:id="ct94867950612848">
          <text:insertion>
            <office:change-info>
              <dc:creator>Unknown Author</dc:creator>
              <dc:date>2020-12-18T16:43:52</dc:date>
            </office:change-info>
          </text:insertion>
        </text:changed-region>
        <text:changed-region xml:id="ct94867930952704" text:id="ct94867930952704">
          <text:insertion>
            <office:change-info>
              <dc:creator>Unknown Author</dc:creator>
              <dc:date>2020-12-18T16:44:23</dc:date>
            </office:change-info>
          </text:insertion>
        </text:changed-region>
        <text:changed-region xml:id="ct94867950353680" text:id="ct94867950353680">
          <text:insertion>
            <office:change-info>
              <dc:creator>Unknown Author</dc:creator>
              <dc:date>2020-12-18T16:45:08</dc:date>
            </office:change-info>
          </text:insertion>
        </text:changed-region>
        <text:changed-region xml:id="ct94867944956576" text:id="ct94867944956576">
          <text:insertion>
            <office:change-info>
              <dc:creator>Unknown Author</dc:creator>
              <dc:date>2020-12-18T16:46:13</dc:date>
            </office:change-info>
          </text:insertion>
        </text:changed-region>
        <text:changed-region xml:id="ct94867944956000" text:id="ct94867944956000">
          <text:insertion>
            <office:change-info>
              <dc:creator>Unknown Author</dc:creator>
              <dc:date>2020-12-18T16:47:00</dc:date>
            </office:change-info>
          </text:insertion>
        </text:changed-region>
        <text:changed-region xml:id="ct94867965038576" text:id="ct94867965038576">
          <text:insertion>
            <office:change-info>
              <dc:creator>Unknown Author</dc:creator>
              <dc:date>2020-12-18T16:48:00</dc:date>
            </office:change-info>
          </text:insertion>
        </text:changed-region>
        <text:changed-region xml:id="ct94867973331360" text:id="ct94867973331360">
          <text:insertion>
            <office:change-info>
              <dc:creator>Unknown Author</dc:creator>
              <dc:date>2020-12-18T16:49:09</dc:date>
            </office:change-info>
          </text:insertion>
        </text:changed-region>
        <text:changed-region xml:id="ct94867831340864" text:id="ct94867831340864">
          <text:insertion>
            <office:change-info>
              <dc:creator>Unknown Author</dc:creator>
              <dc:date>2020-12-18T16:50:03</dc:date>
            </office:change-info>
          </text:insertion>
        </text:changed-region>
        <text:changed-region xml:id="ct94867920272784" text:id="ct94867920272784">
          <text:insertion>
            <office:change-info>
              <dc:creator>Unknown Author</dc:creator>
              <dc:date>2020-12-18T17:24:21</dc:date>
            </office:change-info>
          </text:insertion>
        </text:changed-region>
        <text:changed-region xml:id="ct94867950668176" text:id="ct94867950668176">
          <text:insertion>
            <office:change-info>
              <dc:creator>Unknown Author</dc:creator>
              <dc:date>2020-12-18T16:51:05</dc:date>
            </office:change-info>
          </text:insertion>
        </text:changed-region>
        <text:changed-region xml:id="ct94867926024528" text:id="ct94867926024528">
          <text:insertion>
            <office:change-info>
              <dc:creator>Unknown Author</dc:creator>
              <dc:date>2020-12-18T17:02:01</dc:date>
            </office:change-info>
          </text:insertion>
        </text:changed-region>
        <text:changed-region xml:id="ct94867960787472" text:id="ct94867960787472">
          <text:insertion>
            <office:change-info>
              <dc:creator>Unknown Author</dc:creator>
              <dc:date>2020-12-18T17:07:14</dc:date>
            </office:change-info>
          </text:insertion>
        </text:changed-region>
        <text:changed-region xml:id="ct94867950265056" text:id="ct94867950265056">
          <text:insertion>
            <office:change-info>
              <dc:creator>Unknown Author</dc:creator>
              <dc:date>2020-12-18T17:08:28</dc:date>
            </office:change-info>
          </text:insertion>
        </text:changed-region>
        <text:changed-region xml:id="ct94867920687824" text:id="ct94867920687824">
          <text:insertion>
            <office:change-info>
              <dc:creator>Unknown Author</dc:creator>
              <dc:date>2020-12-18T16:56:26</dc:date>
            </office:change-info>
          </text:insertion>
        </text:changed-region>
        <text:changed-region xml:id="ct94867930821552" text:id="ct94867930821552">
          <text:insertion>
            <office:change-info>
              <dc:creator>Unknown Author</dc:creator>
              <dc:date>2020-12-18T16:57:00</dc:date>
            </office:change-info>
          </text:insertion>
        </text:changed-region>
        <text:changed-region xml:id="ct94867832398240" text:id="ct94867832398240">
          <text:insertion>
            <office:change-info>
              <dc:creator>Unknown Author</dc:creator>
              <dc:date>2020-12-18T16:58:00</dc:date>
            </office:change-info>
          </text:insertion>
        </text:changed-region>
        <text:changed-region xml:id="ct94867919732464" text:id="ct94867919732464">
          <text:insertion>
            <office:change-info>
              <dc:creator>Unknown Author</dc:creator>
              <dc:date>2020-12-18T16:59:03</dc:date>
            </office:change-info>
          </text:insertion>
        </text:changed-region>
        <text:changed-region xml:id="ct94867917012880" text:id="ct94867917012880">
          <text:insertion>
            <office:change-info>
              <dc:creator>Unknown Author</dc:creator>
              <dc:date>2020-12-18T17:00:00</dc:date>
            </office:change-info>
          </text:insertion>
        </text:changed-region>
        <text:changed-region xml:id="ct94867950498192" text:id="ct94867950498192">
          <text:insertion>
            <office:change-info>
              <dc:creator>Unknown Author</dc:creator>
              <dc:date>2020-12-18T17:01:04</dc:date>
            </office:change-info>
          </text:insertion>
        </text:changed-region>
        <text:changed-region xml:id="ct94867918275904" text:id="ct94867918275904">
          <text:insertion>
            <office:change-info>
              <dc:creator>Unknown Author</dc:creator>
              <dc:date>2020-12-18T17:25:08</dc:date>
            </office:change-info>
          </text:insertion>
        </text:changed-region>
        <text:changed-region xml:id="ct94867959976352" text:id="ct94867959976352">
          <text:insertion>
            <office:change-info>
              <dc:creator>Unknown Author</dc:creator>
              <dc:date>2020-12-18T17:20:42</dc:date>
            </office:change-info>
          </text:insertion>
        </text:changed-region>
        <text:changed-region xml:id="ct94867982225280" text:id="ct94867982225280">
          <text:insertion>
            <office:change-info>
              <dc:creator>Unknown Author</dc:creator>
              <dc:date>2020-12-18T17:42:54</dc:date>
            </office:change-info>
          </text:insertion>
        </text:changed-region>
        <text:changed-region xml:id="ct94867931067264" text:id="ct94867931067264">
          <text:insertion>
            <office:change-info>
              <dc:creator>Unknown Author</dc:creator>
              <dc:date>2020-12-18T17:21:16</dc:date>
            </office:change-info>
          </text:insertion>
        </text:changed-region>
        <text:changed-region xml:id="ct94867920530048" text:id="ct94867920530048">
          <text:insertion>
            <office:change-info>
              <dc:creator>Unknown Author</dc:creator>
              <dc:date>2020-12-18T17:22:11</dc:date>
            </office:change-info>
          </text:insertion>
        </text:changed-region>
        <text:changed-region xml:id="ct94867920093280" text:id="ct94867920093280">
          <text:insertion>
            <office:change-info>
              <dc:creator>Unknown Author</dc:creator>
              <dc:date>2020-12-18T17:23:02</dc:date>
            </office:change-info>
          </text:insertion>
        </text:changed-region>
        <text:changed-region xml:id="ct94867922074256" text:id="ct94867922074256">
          <text:insertion>
            <office:change-info>
              <dc:creator>Unknown Author</dc:creator>
              <dc:date>2020-12-18T17:24:37</dc:date>
            </office:change-info>
          </text:insertion>
        </text:changed-region>
        <text:changed-region xml:id="ct94867931486000" text:id="ct94867931486000">
          <text:insertion>
            <office:change-info>
              <dc:creator>Unknown Author</dc:creator>
              <dc:date>2020-12-18T17:25:23</dc:date>
            </office:change-info>
          </text:insertion>
        </text:changed-region>
        <text:changed-region xml:id="ct94867960974672" text:id="ct94867960974672">
          <text:insertion>
            <office:change-info>
              <dc:creator>Unknown Author</dc:creator>
              <dc:date>2020-12-18T17:44:37</dc:date>
            </office:change-info>
          </text:insertion>
        </text:changed-region>
        <text:changed-region xml:id="ct94867960185024" text:id="ct94867960185024">
          <text:insertion>
            <office:change-info>
              <dc:creator>Unknown Author</dc:creator>
              <dc:date>2020-12-18T17:45:03</dc:date>
            </office:change-info>
          </text:insertion>
        </text:changed-region>
        <text:changed-region xml:id="ct94867960316448" text:id="ct94867960316448">
          <text:insertion>
            <office:change-info>
              <dc:creator>Unknown Author</dc:creator>
              <dc:date>2020-12-18T17:46:28</dc:date>
            </office:change-info>
          </text:insertion>
        </text:changed-region>
        <text:changed-region xml:id="ct94867951432368" text:id="ct94867951432368">
          <text:insertion>
            <office:change-info>
              <dc:creator>Unknown Author</dc:creator>
              <dc:date>2020-12-18T17:47:00</dc:date>
            </office:change-info>
          </text:insertion>
        </text:changed-region>
        <text:changed-region xml:id="ct94867950609984" text:id="ct94867950609984">
          <text:insertion>
            <office:change-info>
              <dc:creator>Unknown Author</dc:creator>
              <dc:date>2020-12-18T17:48:00</dc:date>
            </office:change-info>
          </text:insertion>
        </text:changed-region>
        <text:changed-region xml:id="ct94867832166352" text:id="ct94867832166352">
          <text:insertion>
            <office:change-info>
              <dc:creator>Unknown Author</dc:creator>
              <dc:date>2020-12-18T17:26:10</dc:date>
            </office:change-info>
          </text:insertion>
        </text:changed-region>
        <text:changed-region xml:id="ct94867961712256" text:id="ct94867961712256">
          <text:insertion>
            <office:change-info>
              <dc:creator>Unknown Author</dc:creator>
              <dc:date>2020-12-18T17:48:16</dc:date>
            </office:change-info>
          </text:insertion>
        </text:changed-region>
        <text:changed-region xml:id="ct94867960671472" text:id="ct94867960671472">
          <text:insertion>
            <office:change-info>
              <dc:creator>Unknown Author</dc:creator>
              <dc:date>2020-12-18T17:49:01</dc:date>
            </office:change-info>
          </text:insertion>
        </text:changed-region>
        <text:changed-region xml:id="ct94867924984240" text:id="ct94867924984240">
          <text:insertion>
            <office:change-info>
              <dc:creator>Unknown Author</dc:creator>
              <dc:date>2020-12-18T17:50:00</dc:date>
            </office:change-info>
          </text:insertion>
        </text:changed-region>
        <text:changed-region xml:id="ct94867923034848" text:id="ct94867923034848">
          <text:insertion>
            <office:change-info>
              <dc:creator>Unknown Author</dc:creator>
              <dc:date>2020-12-18T17:51:02</dc:date>
            </office:change-info>
          </text:insertion>
        </text:changed-region>
        <text:changed-region xml:id="ct94867960457248" text:id="ct94867960457248">
          <text:insertion>
            <office:change-info>
              <dc:creator>Unknown Author</dc:creator>
              <dc:date>2020-12-18T17:52:00</dc:date>
            </office:change-info>
          </text:insertion>
        </text:changed-region>
        <text:changed-region xml:id="ct94867961057488" text:id="ct94867961057488">
          <text:insertion>
            <office:change-info>
              <dc:creator>Unknown Author</dc:creator>
              <dc:date>2020-12-18T17:53:01</dc:date>
            </office:change-info>
          </text:insertion>
        </text:changed-region>
        <text:changed-region xml:id="ct94867961414720" text:id="ct94867961414720">
          <text:insertion>
            <office:change-info>
              <dc:creator>Unknown Author</dc:creator>
              <dc:date>2020-12-18T17:57:53</dc:date>
            </office:change-info>
          </text:insertion>
        </text:changed-region>
        <text:changed-region xml:id="ct94867927803568" text:id="ct94867927803568">
          <text:insertion>
            <office:change-info>
              <dc:creator>Unknown Author</dc:creator>
              <dc:date>2020-12-18T17:25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Projet SQL3/XML </text:p>
      <text:p text:style-name="P57"/>
      <text:p text:style-name="P57"/>
      <text:p text:style-name="P57"/>
      <text:p text:style-name="P58">Nom : <text:s/>NAIT SLIMANI </text:p>
      <text:p text:style-name="P58">Prenom : Kamel</text:p>
      <text:p text:style-name="P54">Groupe :3</text:p>
      <text:p text:style-name="P54"/>
      <text:p text:style-name="P53"/>
      <text:p text:style-name="P53"><text:change-start text:change-id="ct94867931901312"/></text:p>
      <text:p text:style-name="P97">Introduction </text:p>
      <text:p text:style-name="P89"/>
      <text:p text:style-name="P89"/>
      <text:p text:style-name="P89"/>
      <text:p text:style-name="P90">Ce projet SQL3/XML Consiste à éxtraire de diefferente <text:span text:style-name="T247">bases de donées XML correspendantes a des differentes DTD et ceci en utilisant une base de donnée relationnel SQL éxistante, ça nous a pérmit de bien decouvrir comment utiliser SQL Object et comment générer des fichiers XML conforme a des DTD specifiques avec de differentes variantes, par éxemple de differents attributs calculé au lieu de les stocker , ou générer des fichiers XML qui puissent rependre a des requêtes XPATH.</text:span></text:p>
      <text:p text:style-name="P90"/>
      <text:p text:style-name="P90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0">«<text:span text:style-name="T141">Pour tout les fichiers sql fournis vous il suffit de les lancer avec CTRL-E <text:s/>pour tout </text:span><text:span text:style-name="T143">é</text:span><text:span text:style-name="T141">x</text:span><text:span text:style-name="T143">é</text:span><text:span text:style-name="T141">cuter </text:span><text:span text:style-name="T144">et ça va vous générer :</text:span></text:p>
      <text:p text:style-name="P60"><text:span text:style-name="T144">- un ou plusieurs fichiers xml qui repende au diferentes questoins de l’exercice</text:span></text:p>
      <text:p text:style-name="P60"><text:span text:style-name="T145"><text:s/>-l</text:span><text:span text:style-name="T147">a </text:span><text:span text:style-name="T144">DTD correspedante</text:span><text:span text:style-name="T145">s </text:span><text:span text:style-name="T147">a chauque question.</text:span></text:p>
      <text:p text:style-name="P60"><text:span text:style-name="T146">* toutes les </text:span><text:span text:style-name="T147">T</text:span><text:span text:style-name="T146">ype</text:span><text:span text:style-name="T147">s</text:span><text:span text:style-name="T146"> et Tables crées seront supprimé</text:span><text:span text:style-name="T147">s <text:s/>et requêtes de suppressions sont situé a la fin de chaque fichié</text:span><text:span text:style-name="T144">»</text:span></text:p>
      <text:p text:style-name="P95"><text:span text:style-name="T144"/></text:p>
      <text:p text:style-name="P59"><text:span text:style-name="T144"/></text:p>
      <text:list xml:id="list3796365824" text:style-name="L2">
        <text:list-item>
          <text:p text:style-name="P51"><text:change-end text:change-id="ct94867931901312"/>Exercice 1:</text:p>
          <text:list>
            <text:list-item>
              <text:p text:style-name="P12">L’éxercice 1 consiste a crée des fichiers qui sont conforme au dtd donnée <text:span text:style-name="T9">la modelisation est faite d’une maniére a utiliser la puissance de sql3 et d’una maniére a eviter de creer de les jointures donc en on peut remarquer dans les </text:span><text:span text:style-name="T19">DTD1 et DTD2 </text:span><text:span text:style-name="T186"><text:s/>que les elemetns en commun entre les deux deux DTD se reduise a country et mondial pour cela on a choisis de créer une table country que sera la bases pricipales des données puis on utilises des références a partir de organization et modial vers les pays correspendants alors </text:span></text:p>
              <text:p text:style-name="P12"/>
              <text:p text:style-name="P46">“Dans ces deux tables vous avez la modelisation entiére du premier exercice a noter <text:s/>les element aprés les # signifient les types des attiribts qui se trouvent <text:s/>a ça droite.”<text:change-start text:change-id="ct94867932891280"/></text:p>
              <text:p text:style-name="P46"><text:change-end text:change-id="ct94867932891280"/></text:p>
            </text:list-item>
          </text:list>
        </text:list-item>
      </text:list>
      <text:p text:style-name="P32">La table mondial: <text:span text:style-name="T50">elle contient une seule ligne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13"><text:span text:style-name="T7">MONDIAL</text:span> <text:span text:style-name="T110">#T_Mondial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14"><text:span text:style-name="T7">ORGANIZATION</text:span><text:span text:style-name="T12">S</text:span> #table T_O<text:span text:style-name="T109">r</text:span>ganization</text:p>
          </table:table-cell>
          <table:table-cell table:style-name="Table1.B2" table:number-rows-spanned="2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15"><text:span text:style-name="T7">COUNTRYS</text:span> <text:s/><text:span text:style-name="T108">#table ref T_country</text:span></text:p>
                </table:table-cell>
              </table:table-row>
              <table:table-row>
                <table:table-cell table:style-name="Table4.A2" office:value-type="string">
                  <text:p text:style-name="P116">@oracle121fdqg…..</text:p>
                </table:table-cell>
              </table:table-row>
            </table:table>
            <text:p text:style-name="P118"/>
          </table:table-cell>
        </table:table-row>
        <table:table-row table:style-name="Table1.3">
          <table:table-cell table:style-name="Table1.A2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04"><text:span text:style-name="T13">headquarter</text:span> #<text:span text:style-name="T176">T_Headquarter</text:span></text:p>
                </table:table-cell>
              </table:table-row>
              <table:table-row>
                <table:table-cell table:style-name="Table13.A2" office:value-type="string">
                  <text:p text:style-name="P157">Name <text:s/><text:span text:style-name="T170">#</text:span><text:span text:style-name="T46">varchar</text:span></text:p>
                </table:table-cell>
              </table:table-row>
            </table:table>
            <text:p text:style-name="P119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20"><text:span text:style-name="T7">Countrys</text:span> #table ref T_country</text:p>
                </table:table-cell>
              </table:table-row>
              <table:table-row>
                <table:table-cell table:style-name="Table2.A2" office:value-type="string">
                  <text:p text:style-name="P117">@oracle121<text:span text:style-name="T185">qaae</text:span>…...</text:p>
                </table:table-cell>
              </table:table-row>
            </table:table>
            <text:p text:style-name="P121"/>
          </table:table-cell>
          <table:covered-table-cell/>
        </table:table-row>
      </table:table>
      <text:p text:style-name="P20"/>
      <text:p text:style-name="P1">La table Countrys: <text:span text:style-name="T1">elle contient toutes les information sur contry spécifié</text:span><text:span text:style-name="T52">es</text:span><text:span text:style-name="T1"> </text:span><text:span text:style-name="T52">dans </text:span><text:span text:style-name="T1">les deux DTD</text:span><text:change text:change-id="ct94867832061376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22"><text:span text:style-name="T7">Countrys </text:span>#Table <text:s/>T_<text:span text:style-name="T184">Country</text:span> </text:p>
          </table:table-cell>
          <table:covered-table-cell/>
        </table:table-row>
        <table:table-row table:style-name="Table3.2">
          <table:table-cell table:style-name="Table3.A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59">Provinces #<text:span text:style-name="T44">table</text:span> <text:span text:style-name="T44">T_province </text:span></text:p>
                </table:table-cell>
              </table:table-row>
              <table:table-row>
                <table:table-cell table:style-name="Table5.A2" office:value-type="string">
                  <text:p text:style-name="P124"><text:span text:style-name="T21">n</text:span><text:span text:style-name="T7">ame</text:span> <text:span text:style-name="T166">#varchar</text:span></text:p>
                  <text:p text:style-name="P126"><text:span text:style-name="T7">capital</text:span> #varc<text:span text:style-name="T167">har</text:span></text:p>
                  <text:p text:style-name="P126"/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128"><text:span text:style-name="T7">Moutains</text:span> #table T_mountain </text:p>
                      </table:table-cell>
                    </table:table-row>
                    <table:table-row>
                      <table:table-cell table:style-name="Table11.A2" office:value-type="string">
                        <text:p text:style-name="P130"><text:span text:style-name="T7">Name</text:span> <text:span text:style-name="T169">#</text:span>var<text:span text:style-name="T168">char</text:span></text:p>
                        <text:p text:style-name="P107"><text:span text:style-name="T7">height</text:span> #number</text:p>
                      </table:table-cell>
                    </table:table-row>
                  </table:table>
                  <text:p text:style-name="P132"/>
                  <table:table table:name="Table12" table:style-name="Table12">
                    <table:table-column table:style-name="Table12.A"/>
                    <table:table-header-rows>
                      <table:table-row>
                        <table:table-cell table:style-name="Table12.A1" office:value-type="string">
                          <text:p text:style-name="P7"><text:span text:style-name="T7">Derserts</text:span> #table T_Dersert</text:p>
                        </table:table-cell>
                      </table:table-row>
                    </table:table-header-rows>
                    <table:table-row table:style-name="Table12.2">
                      <table:table-cell table:style-name="Table12.A2" office:value-type="string">
                        <text:p text:style-name="P110"><text:span text:style-name="T7">Name</text:span> #varchar </text:p>
                        <text:p text:style-name="P110"><text:span text:style-name="T7">area</text:span> #number </text:p>
                      </table:table-cell>
                    </table:table-row>
                  </table:table>
                  <text:p text:style-name="P2"/>
                  <text:p text:style-name="P2"/>
                  <text:p text:style-name="P2"><text:change text:change-id="ct94867932516976"/></text:p>
                  <table:table table:name="Table14" table:style-name="Table14">
                    <table:table-column table:style-name="Table14.A"/>
                    <table:table-row>
                      <table:table-cell table:style-name="Table14.A1" office:value-type="string">
                        <text:p text:style-name="P136"><text:soft-page-break/><text:span text:style-name="T7">Islands</text:span> #table T_Island </text:p>
                      </table:table-cell>
                    </table:table-row>
                    <table:table-row>
                      <table:table-cell table:style-name="Table14.A2" office:value-type="string">
                        <text:p text:style-name="P111"><text:span text:style-name="T7">Name</text:span> #varchar </text:p>
                        <table:table table:name="Table15" table:style-name="Table15">
                          <table:table-column table:style-name="Table15.A"/>
                          <table:table-row>
                            <table:table-cell table:style-name="Table15.A1" office:value-type="string">
                              <text:p text:style-name="P137"><text:span text:style-name="T7">Coordinates</text:span> #T_Coordinate</text:p>
                            </table:table-cell>
                          </table:table-row>
                          <table:table-row>
                            <table:table-cell table:style-name="Table15.A2" office:value-type="string">
                              <text:p text:style-name="P161">Longitude <text:s/><text:span text:style-name="T44">#numeber</text:span></text:p>
                              <text:p text:style-name="P161">Latitude #<text:span text:style-name="T45">number</text:span></text:p>
                            </table:table-cell>
                          </table:table-row>
                        </table:table>
                        <text:p text:style-name="P137"/>
                      </table:table-cell>
                    </table:table-row>
                  </table:table>
                  <text:p text:style-name="P124"/>
                </table:table-cell>
              </table:table-row>
            </table:table>
            <text:p text:style-name="P139"/>
          </table:table-cell>
          <table:table-cell table:style-name="Table3.B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04">Airport<text:span text:style-name="T180">s</text:span> #table T_Airport </text:p>
                </table:table-cell>
              </table:table-row>
              <table:table-row>
                <table:table-cell table:style-name="Table10.A2" office:value-type="string">
                  <text:p text:style-name="P157">Name <text:s/><text:span text:style-name="T170">#</text:span><text:span text:style-name="T46">varchar</text:span></text:p>
                  <text:p text:style-name="P163">nearcity <text:s/>#<text:span text:style-name="T44">varchar</text:span></text:p>
                </table:table-cell>
              </table:table-row>
            </table:table>
            <text:p text:style-name="P141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04"><text:span text:style-name="T16">C</text:span><text:span text:style-name="T15">ontinents</text:span> #table T_<text:span text:style-name="T174">Continent</text:span> </text:p>
                </table:table-cell>
              </table:table-row>
              <table:table-row>
                <table:table-cell table:style-name="Table6.A2" office:value-type="string">
                  <text:p text:style-name="P157">Name <text:s/><text:span text:style-name="T170">#</text:span><text:span text:style-name="T46">varchar</text:span></text:p>
                  <text:p text:style-name="P148">percent <text:span text:style-name="T173">#</text:span><text:span text:style-name="T47">number</text:span></text:p>
                </table:table-cell>
              </table:table-row>
            </table:table>
            <text:p text:style-name="P104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4"><text:span text:style-name="T18">borders</text:span> #T_<text:span text:style-name="T177">Borders</text:span> </text:p>
                </table:table-cell>
              </table:table-row>
              <table:table-row>
                <table:table-cell table:style-name="Table7.A2" office:value-type="string"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04"><text:span text:style-name="T17">b</text:span><text:span text:style-name="T14">orders #</text:span><text:span text:style-name="T48">table T_Border</text:span> </text:p>
                      </table:table-cell>
                    </table:table-row>
                    <table:table-row>
                      <table:table-cell table:style-name="Table8.A1" office:value-type="string">
                        <text:p text:style-name="P145"><text:span text:style-name="T178">countryCode</text:span> <text:s/><text:span text:style-name="T170">#</text:span><text:span text:style-name="T46">varchar</text:span></text:p>
                        <text:p text:style-name="P148"><text:span text:style-name="T179">length</text:span> <text:span text:style-name="T173">#</text:span><text:span text:style-name="T47">number</text:span></text:p>
                      </table:table-cell>
                    </table:table-row>
                  </table:table>
                  <text:p text:style-name="P174"/>
                </table:table-cell>
              </table:table-row>
            </table:table>
            <text:p text:style-name="P104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04"><text:soft-page-break/><text:span text:style-name="T181">languages</text:span> #table T_<text:span text:style-name="T175">Language</text:span> </text:p>
                </table:table-cell>
              </table:table-row>
              <table:table-row>
                <table:table-cell table:style-name="Table9.A2" office:value-type="string">
                  <text:p text:style-name="P157">Name <text:s/><text:span text:style-name="T170">#</text:span><text:span text:style-name="T46">varchar</text:span></text:p>
                  <text:p text:style-name="P163"><text:span text:style-name="T182">percent</text:span> <text:s/><text:span text:style-name="T183">#</text:span><text:span text:style-name="T49">number</text:span></text:p>
                </table:table-cell>
              </table:table-row>
            </table:table>
            <text:p text:style-name="P164"/>
          </table:table-cell>
        </table:table-row>
        <table:table-row table:style-name="Table3.3">
          <table:table-cell table:style-name="Table3.A3" table:number-columns-spanned="2" office:value-type="string">
            <text:p text:style-name="P166">Name #<text:span text:style-name="T44">varchar</text:span></text:p>
            <text:p text:style-name="P152">code #<text:span text:style-name="T44">varchar</text:span><text:change-start text:change-id="ct94867920175904"/></text:p>
            <text:p text:style-name="P171">population<text:span text:style-name="T44"> #number</text:span><text:change-end text:change-id="ct94867920175904"/></text:p>
          </table:table-cell>
          <table:covered-table-cell/>
        </table:table-row>
      </table:table>
      <text:p text:style-name="P61"/>
      <text:p text:style-name="P47"><text:span text:style-name="T172">C</text:span><text:span text:style-name="T171">reation :</text:span><text:span text:style-name="T2">Avec une tel</text:span><text:span text:style-name="T113">le</text:span><text:span text:style-name="T2"> modelisation on voit bien qu’on evité toutes jointure entre les types crée mais ce qui a crée une certaine difficulté dans de remplissage sur plusieur niveaux car on a </text:span><text:span text:style-name="T114">que </text:span><text:span text:style-name="T2">chaque pays contient la table de ses provinces , </text:span><text:span text:style-name="T114">airports , languages , borders , continents et a leur tour les attributs qui sont composé comme provinces elle contient la table de ses montagnes , deserts et iles.</text:span><text:change-start text:change-id="ct94867937110304"/><text:span text:style-name="T3">Donc lors de la création on utilise une imbrication de nesteed table pour pouvoir <text:tab/>instantier toutes les sous tables correspedantes et puis pour l’insertion on a utilisé</text:span></text:p>
      <text:p text:style-name="P100"><text:span text:style-name="T4">la fonction </text:span><text:span text:style-name="T5">cast collect </text:span><text:span text:style-name="T4">pour les convertir directement le resultat d’un select en un type ensembliste et ceci pour éviter de remplir chaque colonne séparément <text:s/>donc on a la table COUTRYS est remplise avec une seule reuqếte et ainsi la table modial.</text:span><text:tab/></text:p>
      <text:p text:style-name="P14"><text:tab/><text:change-end text:change-id="ct94867937110304"/><text:change-start text:change-id="ct94867832159712"/></text:p>
      <text:list xml:id="list180253397258310" text:continue-list="list180252813049065" text:style-name="L1">
        <text:list-item>
          <text:p text:style-name="P3"><text:span text:style-name="T142">G</text:span><text:span text:style-name="T141">enération du X</text:span><text:change-end text:change-id="ct94867832159712"/><text:change-start text:change-id="ct94867939591408"/><text:span text:style-name="T141">ML</text:span><text:change-end text:change-id="ct94867939591408"/><text:change text:change-id="ct94867938549072"/><text:change text:change-id="ct94867825822272"/><text:change text:change-id="ct94867910845200"/><text:change-start text:change-id="ct94867922176272"/><text:span text:style-name="T141"> : </text:span><text:change-end text:change-id="ct94867922176272"/></text:p>
        </text:list-item>
      </text:list>
      <text:p text:style-name="P31"><text:span text:style-name="T53">Les deux dtd du prmiers exercice sont générées par deux fonctions distinctives </text:span><text:span text:style-name="T62">a partir de l’uniqe </text:span><text:span text:style-name="T70">é</text:span><text:span text:style-name="T62">l</text:span><text:span text:style-name="T70">é</text:span><text:span text:style-name="T62">ment T_Mondial qui se trouve dans la table Mondial</text:span><text:span text:style-name="T54">:</text:span></text:p>
      <text:p text:style-name="P28"/>
      <text:list xml:id="list1745925615" text:style-name="L3">
        <text:list-item>
          <text:p text:style-name="P29"><text:span text:style-name="T54">L</text:span><text:span text:style-name="T44">a </text:span><text:span text:style-name="T74">fonction </text:span><text:span text:style-name="T7">toXML1 </text:span><text:span text:style-name="T44"><text:s/>nous génére </text:span><text:span text:style-name="T75">le </text:span><text:span text:style-name="T44">XML</text:span><text:span text:style-name="T75">Type</text:span><text:span text:style-name="T44"> corresependant a la <text:s/></text:span><text:span text:style-name="T7">DTD1</text:span><text:span text:style-name="T44"> et ceci on parcourant les </text:span><text:span text:style-name="T55">pays ‘</text:span><text:span text:style-name="T24">countrys</text:span><text:span text:style-name="T55">’</text:span><text:span text:style-name="T44"> </text:span><text:span text:style-name="T56">qui est une table de référence et elle recupére le XML</text:span><text:span text:style-name="T63">Type</text:span><text:span text:style-name="T56"> généré par </text:span><text:span text:style-name="T64">chaque</text:span><text:span text:style-name="T65"> elle l’englobe dans un element </text:span><text:span text:style-name="T25">&lt;Mondial&gt;,</text:span><text:span text:style-name="T65"> chaque</text:span><text:span text:style-name="T56"> pays a son tour le type pays a aussi deux fonction vu qu</text:span><text:span text:style-name="T57">e c’</text:span><text:span text:style-name="T56">est </text:span><text:span text:style-name="T65">un </text:span><text:span text:style-name="T58">élément</text:span><text:span text:style-name="T56"> </text:span><text:span text:style-name="T66">en </text:span><text:span text:style-name="T56">coummun </text:span><text:span text:style-name="T59">entre les</text:span><text:span text:style-name="T56"> deux DTDs </text:span><text:span text:style-name="T80">elle</text:span><text:span text:style-name="T60"> a une fonction </text:span><text:span text:style-name="T22">toXML1</text:span><text:span text:style-name="T23"> </text:span><text:span text:style-name="T60"><text:s/>qui </text:span><text:span text:style-name="T67">recupére les XMLType a partir des </text:span><text:span text:style-name="T60"><text:s/></text:span><text:span text:style-name="T67">é</text:span><text:span text:style-name="T60">lements spécifiques </text:span><text:span text:style-name="T68">à</text:span><text:span text:style-name="T60"> la </text:span><text:span text:style-name="T26">DTD1</text:span><text:span text:style-name="T69"> </text:span><text:span text:style-name="T81">de chaque </text:span><text:span text:style-name="T82">country </text:span><text:span text:style-name="T60">(</text:span><text:span text:style-name="T22">continents</text:span><text:span text:style-name="T60"> , </text:span><text:span text:style-name="T27">provinces</text:span><text:span text:style-name="T61"> , </text:span><text:span text:style-name="T27">airports</text:span><text:span text:style-name="T71">) puis elle construit l’ele</text:span><text:span text:style-name="T72">ment </text:span><text:span text:style-name="T28">&lt;country&gt; </text:span><text:span text:style-name="T73">contenant touts les éléments </text:span><text:span text:style-name="T83">XMLType </text:span><text:span text:style-name="T73">correspendant </text:span><text:span text:style-name="T83">à ces derniers en appellant la fonction </text:span><text:span text:style-name="T33">toXML </text:span><text:span text:style-name="T83">sur chaqu’un de ces attributs.</text:span></text:p>
          <text:p text:style-name="P27"/>
        </text:list-item>
        <text:list-item>
          <text:p text:style-name="P30"><text:span text:style-name="T73">L</text:span><text:span text:style-name="T44">a fonction </text:span><text:span text:style-name="T7">toXML2 </text:span><text:span text:style-name="T44">nous génére </text:span><text:span text:style-name="T76">le XMLType correspendant à la </text:span><text:span text:style-name="T29">DTD2 </text:span><text:span text:style-name="T76">en parcourant les élements </text:span><text:span text:style-name="T77">de </text:span><text:span text:style-name="T30">organizations </text:span><text:span text:style-name="T77">on appelle la fonction </text:span><text:span text:style-name="T30">toXML </text:span><text:span text:style-name="T77">des éléments T_Organization </text:span><text:span text:style-name="T78">et a son tour lui il appélle tous ses elemets country qui sont dans sa table de reférence </text:span><text:span text:style-name="T31">countrys <text:s/></text:span><text:span text:style-name="T78">de cet element en appelant la fonction </text:span><text:span text:style-name="T31">toXML2 <text:s/></text:span><text:span text:style-name="T78">de T_country </text:span><text:span text:style-name="T79">qui recupére les (</text:span><text:span text:style-name="T32">borders, languages ) <text:s/></text:span><text:span text:style-name="T79"><text:s/>et on appelles leur fonction </text:span><text:span text:style-name="T32">toXML</text:span><text:span text:style-name="T79"> pour recupérer les XMLType correspendant</text:span><text:span text:style-name="T84">s</text:span><text:span text:style-name="T79">. </text:span></text:p>
        </text:list-item>
      </text:list>
      <text:p text:style-name="P62"/>
      <text:p text:style-name="P62"/>
      <text:p text:style-name="P62"/>
      <text:list xml:id="list180254642177799" text:continue-list="list3796365824" text:style-name="L2">
        <text:list-item>
          <text:p text:style-name="P49"><text:soft-page-break/>Exercice2:</text:p>
        </text:list-item>
      </text:list>
      <text:list xml:id="list180253067278754" text:continue-list="list180253397258310" text:style-name="L1">
        <text:list-item>
          <text:p text:style-name="P17">Dans cette éxecice <text:span text:style-name="T188">on réalisé les DTD demnadé en ayant des attributs XML</text:span> qui sont calculés et non pas stocké<text:span text:style-name="T189">s donc la modélisation reste en pricipe la meme pour country de l’exercice 1.</text:span></text:p>
        </text:list-item>
      </text:list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75"/>
            <text:p text:style-name="P168">Countrys #Table <text:s/>T_Country </text:p>
          </table:table-cell>
          <table:table-cell table:style-name="Table19.B1" table:number-rows-spanned="2" office:value-type="string">
            <text:p text:style-name="P193"/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Table_20_Heading"><text:change-start text:change-id="ct94867914711056"/>T_geo<text:change-end text:change-id="ct94867914711056"/></text:p>
                </table:table-cell>
              </table:table-row>
              <table:table-row>
                <table:table-cell table:style-name="Table18.A2" office:value-type="string">
                  <text:p text:style-name="P102"><text:change-start text:change-id="ct94867937798528"/>ListM # table <text:span text:style-name="T193">T_Mountain</text:span></text:p>
                  <text:p text:style-name="P101"><text:s/>ListD #table T_Dersert<text:change-end text:change-id="ct94867937798528"/><text:change-start text:change-id="ct94867921689200"/> <text:s text:c="2"/></text:p>
                  <text:p text:style-name="P101"><text:span text:style-name="T194">ListI #table T_Island</text:span> <text:s text:c="3"/><text:change-end text:change-id="ct94867921689200"/></text:p>
                </table:table-cell>
              </table:table-row>
            </table:table>
            <text:p text:style-name="P193"><text:change-start text:change-id="ct94867939666096"/></text:p>
            <text:p text:style-name="P193"><text:change-end text:change-id="ct94867939666096"/></text:p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177"><text:change-start text:change-id="ct94867820990544"/><text:span text:style-name="T7">T_ContCountr</text:span><text:change-end text:change-id="ct94867820990544"/><text:change-start text:change-id="ct94867831980496"/><text:span text:style-name="T34">ies</text:span><text:change-end text:change-id="ct94867831980496"/></text:p>
                </table:table-cell>
              </table:table-row>
              <table:table-row>
                <table:table-cell table:style-name="Table24.A2" office:value-type="string">
                  <text:p text:style-name="P103"><text:change-start text:change-id="ct94867834551184"/></text:p>
                  <table:table table:name="Table16" table:style-name="Table16">
                    <table:table-column table:style-name="Table16.A"/>
                    <table:table-row>
                      <table:table-cell table:style-name="Table16.A1" office:value-type="string">
                        <text:p text:style-name="P105"><text:span text:style-name="T17">b</text:span><text:span text:style-name="T14">orders #</text:span><text:span text:style-name="T48">table T_Border</text:span> </text:p>
                      </table:table-cell>
                    </table:table-row>
                    <table:table-row>
                      <table:table-cell table:style-name="Table16.A1" office:value-type="string">
                        <text:p text:style-name="P146"><text:span text:style-name="T178">countryCode</text:span> <text:s/><text:span text:style-name="T170">#</text:span><text:span text:style-name="T46">varchar</text:span></text:p>
                        <text:p text:style-name="P149"><text:span text:style-name="T179">length</text:span> <text:span text:style-name="T173">#</text:span><text:span text:style-name="T47">number</text:span></text:p>
                      </table:table-cell>
                    </table:table-row>
                  </table:table>
                  <text:p text:style-name="P63"><text:change-end text:change-id="ct94867834551184"/></text:p>
                </table:table-cell>
              </table:table-row>
            </table:table>
            <text:p text:style-name="P193"><text:change-start text:change-id="ct94867818822432"/></text:p>
            <text:p text:style-name="P193"><text:change-end text:change-id="ct94867818822432"/></text:p>
          </table:table-cell>
        </table:table-row>
        <table:table-row table:style-name="Table19.2">
          <table:table-cell table:style-name="Table19.A2" office:value-type="string">
            <text:p text:style-name="P168"><text:s/></text:p>
            <text:p text:style-name="P153"><text:span text:style-name="T190">Name</text:span><text:span text:style-name="T86"> #</text:span><text:span text:style-name="T85">varchar</text:span></text:p>
            <text:p text:style-name="P153"><text:span text:style-name="T191">code</text:span><text:span text:style-name="T85"> #varchar</text:span></text:p>
            <text:p text:style-name="P176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59">Provinces #<text:span text:style-name="T44">table</text:span> <text:span text:style-name="T44">T_province </text:span></text:p>
                </table:table-cell>
              </table:table-row>
              <table:table-row table:style-name="Table17.2">
                <table:table-cell table:style-name="Table17.A2" office:value-type="string">
                  <text:p text:style-name="P124"><text:span text:style-name="T21">n</text:span><text:span text:style-name="T7">ame</text:span> <text:span text:style-name="T166">#varchar</text:span></text:p>
                  <text:p text:style-name="P126"><text:span text:style-name="T7">capital</text:span> #varc<text:span text:style-name="T167">har</text:span></text:p>
                  <text:p text:style-name="P126"/>
                  <table:table table:name="Table20" table:style-name="Table20">
                    <table:table-column table:style-name="Table20.A"/>
                    <table:table-row>
                      <table:table-cell table:style-name="Table20.A1" office:value-type="string">
                        <text:p text:style-name="P128"><text:span text:style-name="T7">Moutains</text:span> #table T_mountain </text:p>
                      </table:table-cell>
                    </table:table-row>
                    <table:table-row table:style-name="Table20.2">
                      <table:table-cell table:style-name="Table20.A2" office:value-type="string">
                        <text:p text:style-name="P130"><text:span text:style-name="T7">Name</text:span> <text:span text:style-name="T169">#</text:span>var<text:span text:style-name="T168">char</text:span></text:p>
                        <text:p text:style-name="P107"><text:span text:style-name="T7">height</text:span> #number<text:change-start text:change-id="ct94867831951232"/></text:p>
                        <text:p text:style-name="P109">map <text:s/>function <text:span text:style-name="T245">nameM </text:span>return #varchar<text:change-end text:change-id="ct94867831951232"/></text:p>
                      </table:table-cell>
                    </table:table-row>
                  </table:table>
                  <text:p text:style-name="P143"/>
                  <table:table table:name="Table21" table:style-name="Table21">
                    <table:table-column table:style-name="Table21.A"/>
                    <table:table-header-rows>
                      <table:table-row>
                        <table:table-cell table:style-name="Table21.A1" office:value-type="string">
                          <text:p text:style-name="P7"><text:span text:style-name="T7">De</text:span><text:change text:change-id="ct94867960816672"/><text:span text:style-name="T7">serts</text:span> #table T_Dersert</text:p>
                        </table:table-cell>
                      </table:table-row>
                    </table:table-header-rows>
                    <table:table-row table:style-name="Table21.2">
                      <table:table-cell table:style-name="Table21.A2" office:value-type="string">
                        <text:p text:style-name="P110"><text:span text:style-name="T7">Name</text:span> #varchar </text:p>
                        <text:p text:style-name="P110"><text:span text:style-name="T7">area</text:span> #number <text:change-start text:change-id="ct94867830560272"/></text:p>
                        <text:p text:style-name="P109">map <text:s/>function <text:span text:style-name="T244">nameD </text:span>return #varchar<text:change-end text:change-id="ct94867830560272"/></text:p>
                      </table:table-cell>
                    </table:table-row>
                  </table:table>
                  <text:p text:style-name="P2"/>
                  <text:p text:style-name="P2"/>
                  <table:table table:name="Table22" table:style-name="Table22">
                    <table:table-column table:style-name="Table22.A"/>
                    <table:table-row>
                      <table:table-cell table:style-name="Table22.A1" office:value-type="string">
                        <text:p text:style-name="P136"><text:span text:style-name="T7">Islands</text:span> #table T_Island </text:p>
                      </table:table-cell>
                    </table:table-row>
                    <table:table-row>
                      <table:table-cell table:style-name="Table22.A2" office:value-type="string">
                        <text:p text:style-name="P111"><text:span text:style-name="T7">Name</text:span> #varchar <text:change-start text:change-id="ct94867936852192"/></text:p>
                        <text:p text:style-name="P112">map function nameI return #varchar <text:change-end text:change-id="ct94867936852192"/></text:p>
                        <table:table table:name="Table23" table:style-name="Table23">
                          <table:table-column table:style-name="Table23.A"/>
                          <table:table-row>
                            <table:table-cell table:style-name="Table23.A1" office:value-type="string">
                              <text:p text:style-name="P137"><text:span text:style-name="T7">Coordinates</text:span> #T_Coordinate<text:span text:style-name="T192">s</text:span></text:p>
                            </table:table-cell>
                          </table:table-row>
                          <table:table-row>
                            <table:table-cell table:style-name="Table23.A2" office:value-type="string">
                              <text:p text:style-name="P161">Longitude <text:s/><text:span text:style-name="T44">#numeber</text:span></text:p>
                              <text:p text:style-name="P161">Latitude #<text:span text:style-name="T45">number</text:span></text:p>
                            </table:table-cell>
                          </table:table-row>
                        </table:table>
                        <text:p text:style-name="P137"/>
                      </table:table-cell>
                    </table:table-row>
                  </table:table>
                  <text:p text:style-name="P124"/>
                </table:table-cell>
              </table:table-row>
            </table:table>
            <text:p text:style-name="P176"/>
            <text:p text:style-name="P169"><text:span text:style-name="T44">function </text:span><text:span text:style-name="T85">g</text:span><text:span text:style-name="T44">eos return #T_geo</text:span></text:p>
            <text:p text:style-name="P172">function peak return #number<text:change-start text:change-id="ct94867821541328"/></text:p>
            <text:p text:style-name="P8">function conti<text:change-end text:change-id="ct94867821541328"/><text:change-start text:change-id="ct94867936832992"/>nent <text:span text:style-name="T8">return #varchar2</text:span><text:change-end text:change-id="ct94867936832992"/><text:change-start text:change-id="ct94867961350064"/></text:p>
            <text:p text:style-name="P8"><text:change-end text:change-id="ct94867961350064"/><text:change text:change-id="ct94867964912560"/><text:span text:style-name="T8">function contCountries return #T_ContCountr</text:span><text:change text:change-id="ct94867830551824"/><text:change-start text:change-id="ct94867830687680"/><text:span text:style-name="T8">ies</text:span><text:change-end text:change-id="ct94867830687680"/><text:change-start text:change-id="ct94867941909136"/></text:p>
            <text:p text:style-name="P156"><text:span text:style-name="T88">f</text:span><text:span text:style-name="T44">unction Blength return #number</text:span><text:change-end text:change-id="ct94867941909136"/><text:change-start text:change-id="ct94867821066928"/></text:p>
            <text:p text:style-name="P155"><text:span text:style-name="T87">+</text:span><text:span text:style-name="T44">les function XML</text:span><text:change-end text:change-id="ct94867821066928"/></text:p>
          </table:table-cell>
          <table:covered-table-cell/>
        </table:table-row>
      </table:table>
      <text:list xml:id="list180254282702004" text:continue-list="list180254642177799" text:style-name="L2">
        <text:list-header>
          <text:p text:style-name="P15"/>
        </text:list-header>
      </text:list>
      <text:p text:style-name="P16"><text:tab/><text:tab/><text:change-start text:change-id="ct94867936839648"/></text:p>
      <text:p text:style-name="P18">les s<text:span text:style-name="T195">péc</text:span>ification que rapport<text:span text:style-name="T246">e</text:span> cette modelisation qu’on utilise directement <text:span text:style-name="T195">les tables de la base mondial pour calculer des attributs pour le XML souhaité, donc pour la creation on a le même pricipe que le premier Execrcice on a pas d’attributs de jointure dans les types des sous tables des elements spécifique à cet élément.</text:span></text:p>
      <text:p text:style-name="P19"/>
      <text:p text:style-name="P36"><text:soft-page-break/><text:span text:style-name="T196">Pour r</text:span><text:span text:style-name="T197">é</text:span><text:span text:style-name="T196">aliser le cacul des attribut on a du créer deux table en plus qui sont </text:span><text:change-end text:change-id="ct94867936839648"/><text:change-start text:change-id="ct94867821478784"/><text:span text:style-name="T198">my_encompasses </text:span><text:span text:style-name="T199">et my_borders qui sont des copies des synonymes <text:s/>encompasses et borders respectivement </text:span><text:span text:style-name="T207">et ce car on ne peut pas utiliser des synonumes privé qui nous appartienne pas dans les fonctions a l’intérieur des types</text:span><text:span text:style-name="T199"> :</text:span></text:p>
      <text:p text:style-name="P37"><text:span text:style-name="T199"/></text:p>
      <text:p text:style-name="P37"><text:span text:style-name="T199"><text:tab/></text:span></text:p>
      <text:list xml:id="list918423165" text:style-name="L7">
        <text:list-item>
          <text:p text:style-name="P38"><text:span text:style-name="T199">l</text:span><text:span text:style-name="T198">a fonction </text:span><text:span text:style-name="T228">geos</text:span><text:span text:style-name="T229">() </text:span><text:span text:style-name="T198">recupére touts les éléments </text:span><text:span text:style-name="T208">disitincs</text:span><text:span text:style-name="T209"> </text:span><text:span text:style-name="T198"><text:s/></text:span><text:span text:style-name="T200">de toutes les provinces donc les montagnes les deserts et les iles</text:span><text:span text:style-name="T201"> et crée un ensemble pour chacun d’eux puis <text:s/>renvoie un types </text:span><text:span text:style-name="T230">T_geo</text:span><text:span text:style-name="T201"> en lui passant les ensembles resul</text:span><text:span text:style-name="T202">t</text:span><text:span text:style-name="T201">ant</text:span><text:span text:style-name="T203">s</text:span><text:span text:style-name="T201"> en parametre </text:span><text:span text:style-name="T210">la selection des <text:s/>object distinct n’est pas directement utilisable donc on a rajoute des fonctions map pour chaqu’un des types T_province , T_mountain,T_Desert </text:span><text:span text:style-name="T211">qui renvoie le nom des elements pour qu’il puisse les compar</text:span><text:span text:style-name="T212">er</text:span><text:span text:style-name="T201">. </text:span></text:p>
        </text:list-item>
      </text:list>
      <text:p text:style-name="P37"><text:span text:style-name="T201"/></text:p>
      <text:list xml:id="list180254414238823" text:continue-numbering="true" text:style-name="L7">
        <text:list-item>
          <text:p text:style-name="P39"><text:span text:style-name="T201">L</text:span><text:span text:style-name="T198">a </text:span><text:span text:style-name="T204">fonction </text:span><text:span text:style-name="T231">peak() </text:span><text:span text:style-name="T205">elle appelle la function geos () puis elle recupére le max de lattribut height et elle le renvoie </text:span><text:span text:style-name="T206">si il est different de null si non elle renvoie 0 avec la function </text:span><text:span text:style-name="T232">Co</text:span><text:span text:style-name="T233">a</text:span><text:span text:style-name="T232">lesce</text:span><text:span text:style-name="T205">.</text:span></text:p>
        </text:list-item>
      </text:list>
      <text:p text:style-name="P40"><text:span text:style-name="T205"/></text:p>
      <text:list xml:id="list180253641230588" text:continue-numbering="true" text:style-name="L7">
        <text:list-item>
          <text:p text:style-name="P42">La f<text:span text:style-name="T243">o</text:span>nction<text:span text:style-name="T7"> </text:span><text:span text:style-name="T35">continent</text:span><text:span text:style-name="T36">() </text:span><text:span text:style-name="T7"><text:s/></text:span>renvoie un <text:span text:style-name="T243">nom de continent</text:span> <text:span text:style-name="T236">a partir de la </text:span><text:s/><text:span text:style-name="T238">table my_enompasses elle recupére le continent avec le pourcentage maximum en filtrant avec le code du pays dans cette table.</text:span></text:p>
        </text:list-item>
      </text:list>
      <text:p text:style-name="P41"/>
      <text:list xml:id="list180253382494823" text:continue-numbering="true" text:style-name="L7">
        <text:list-item>
          <text:p text:style-name="P43">La fonction <text:span text:style-name="T7">contCountries()</text:span><text:span text:style-name="T239"> qui renvoie </text:span><text:span text:style-name="T241">un </text:span><text:span text:style-name="T37">T_contCountrie() </text:span><text:span text:style-name="T239">les </text:span><text:span text:style-name="T240">voi</text:span><text:span text:style-name="T242">sins de ce pays qui sont dans le même continent et cela en faisant une jointure entre la table </text:span><text:span text:style-name="T38">countrys</text:span><text:span text:style-name="T242"> des T_country et la table my_borders en filtrant sur le code du pays <text:s/>dans les deux cas soit il est egale a country1 ou contry2 puis on filtre que continent() du pays est egale a self.contient().</text:span></text:p>
        </text:list-item>
        <text:list-item>
          <text:p text:style-name="P45"><text:span text:style-name="T242">L</text:span><text:span text:style-name="T239">a fonction </text:span><text:span text:style-name="T7">Blength</text:span><text:span text:style-name="T39">() </text:span><text:span text:style-name="T239">on recupére la somme des longeur des longeures a partir de la table </text:span><text:span text:style-name="T7">my_borders</text:span><text:span text:style-name="T239"> ou le code <text:s/>pays est le country1 ou le country 2</text:span></text:p>
        </text:list-item>
      </text:list>
      <text:p text:style-name="P44"><text:span text:style-name="T242"/></text:p>
      <text:list xml:id="list180253146739924" text:continue-numbering="true" text:style-name="L7">
        <text:list-item>
          <text:p text:style-name="P64"><text:span text:style-name="T148">Generation du XML :</text:span><text:span text:style-name="T118">Dans le type T_Country il y a quatre fonction de génération de XMLType correspendante chacune a une DTD demandé :</text:span></text:p>
          <text:list>
            <text:list-item>
              <text:p text:style-name="P66"><text:span text:style-name="T111">toXML1() </text:span><text:span text:style-name="T117">Renvoie le XMLType correspendant a la DTD1 </text:span><text:span text:style-name="T119">et pour recupérer l’element </text:span><text:span text:style-name="T149">geo </text:span><text:span text:style-name="T119"><text:s/>elle appélle </text:span><text:span text:style-name="T149">geos().</text:span><text:span text:style-name="T150">toXML()</text:span><text:span text:style-name="T120"> </text:span><text:span text:style-name="T121">et</text:span><text:span text:style-name="T122"> elle l’ajoute </text:span><text:span text:style-name="T124">a</text:span><text:span text:style-name="T122"> l’element </text:span><text:span text:style-name="T151">&lt;</text:span><text:span text:style-name="T152">country</text:span><text:span text:style-name="T151">&gt;</text:span><text:span text:style-name="T123"> et</text:span><text:span text:style-name="T121"> ce pour chaque country.</text:span><text:span text:style-name="T119"> </text:span></text:p>
              <text:p text:style-name="P69"><text:span text:style-name="T149"/></text:p>
            </text:list-item>
            <text:list-item>
              <text:p text:style-name="P67"><text:span text:style-name="T149">toXML</text:span><text:span text:style-name="T153">2</text:span><text:span text:style-name="T149">()</text:span><text:span text:style-name="T119"> Renvoie le XMLType correspendant a la </text:span><text:span text:style-name="T149">DTD</text:span><text:span text:style-name="T153">2</text:span><text:span text:style-name="T119"> et pour recupérer l’element </text:span><text:span text:style-name="T149">geo</text:span><text:span text:style-name="T119"> <text:s/>elle appélle geos().</text:span><text:span text:style-name="T120">toXML() </text:span><text:span text:style-name="T121">et</text:span><text:span text:style-name="T122"> elle l’ajou</text:span><text:span text:style-name="T125">t</text:span><text:span text:style-name="T126">e</text:span><text:span text:style-name="T122"> l’element </text:span><text:span text:style-name="T123">&lt;</text:span><text:span text:style-name="T122">country</text:span><text:span text:style-name="T123">&gt; et </text:span><text:span text:style-name="T121"><text:s/>ce pour chaque country </text:span><text:span text:style-name="T126">puis on récupére le peak par la fonction </text:span><text:span text:style-name="T154">peak() </text:span><text:span text:style-name="T126">on verifie si il n’est pas égale a zéro on rajoute un élement peak avec l’attribut height de ça valeur.</text:span></text:p>
              <text:p text:style-name="P68"><text:span text:style-name="T126">«</text:span><text:span text:style-name="T111">Dans la</text:span><text:span text:style-name="T117"> </text:span><text:span text:style-name="T111">DTD2 </text:span><text:span text:style-name="T165">l’element country </text:span><text:span text:style-name="T111">on aura <text:s/>country aura l’attribut name</text:span><text:span text:style-name="T117">»</text:span></text:p>
              <text:p text:style-name="P68"><text:span text:style-name="T117"/></text:p>
            </text:list-item>
            <text:list-item>
              <text:p text:style-name="P85"><text:span text:style-name="T156">toXML</text:span><text:span text:style-name="T159">3</text:span><text:span text:style-name="T156">()</text:span><text:span text:style-name="T119"> Renvoie le XMLType correspendant a la </text:span><text:span text:style-name="T156">DTD</text:span><text:span text:style-name="T157">3</text:span><text:span text:style-name="T119"> et pour recupérer l’element </text:span><text:span text:style-name="T158">contCountry</text:span><text:span text:style-name="T127"> on appellant la fonction qui nous retourne contCountry puis on ajoute l’</text:span><text:span text:style-name="T128">é</text:span><text:span text:style-name="T127">lement retourné a l’élement </text:span><text:change-end text:change-id="ct94867821478784"/><text:change-start text:change-id="ct94867830686528"/><text:span text:style-name="T160">&lt;country&gt; </text:span><text:change-end text:change-id="ct94867830686528"/><text:change-start text:change-id="ct94867921825760"/><text:span text:style-name="T129">qui</text:span><text:change-end text:change-id="ct94867921825760"/><text:change-start text:change-id="ct94867921759856"/><text:span text:style-name="T129"> aura deux attributs </text:span><text:change-end text:change-id="ct94867921759856"/><text:change-start text:change-id="ct94867936793808"/><text:span text:style-name="T161">name</text:span><text:span text:style-name="T130"> et </text:span><text:span text:style-name="T161">continent</text:span><text:span text:style-name="T130"> </text:span><text:span text:style-name="T131">qui sera calculé par la fonction </text:span><text:span text:style-name="T162">contienent</text:span><text:span text:style-name="T131">()</text:span><text:change-end text:change-id="ct94867936793808"/><text:change-start text:change-id="ct94867912194176"/></text:p>
            </text:list-item>
          </text:list>
        </text:list-item>
      </text:list>
      <text:p text:style-name="P87"><text:span text:style-name="T131"/></text:p>
      <text:p text:style-name="P87"><text:span text:style-name="T131"/></text:p>
      <text:p text:style-name="P87"><text:span text:style-name="T131"/></text:p>
      <text:p text:style-name="P87"><text:soft-page-break/><text:span text:style-name="T131"/></text:p>
      <text:p text:style-name="P87"><text:change-end text:change-id="ct94867912194176"/><text:change-start text:change-id="ct94867936875248"/></text:p>
      <text:list xml:id="list180254560973545" text:continue-numbering="true" text:style-name="L7">
        <text:list-item>
          <text:list>
            <text:list-item>
              <text:p text:style-name="P86"><text:span text:style-name="T156">toXML</text:span><text:span text:style-name="T163">4</text:span><text:span text:style-name="T136">()</text:span><text:span text:style-name="T119"> Renvoie le </text:span><text:span text:style-name="T156">XMLType</text:span><text:span text:style-name="T119"> correspendant a la </text:span><text:span text:style-name="T156">DT</text:span><text:span text:style-name="T163">D4</text:span><text:span text:style-name="T119"> et pour recupérer l’element </text:span><text:span text:style-name="T158">contCountry</text:span><text:span text:style-name="T127"> on appellant la fonction qui nous retourne contCountry puis on ajoute l’</text:span><text:span text:style-name="T128">é</text:span><text:span text:style-name="T127">lement retourné a l’élement </text:span><text:span text:style-name="T137">&lt;</text:span><text:span text:style-name="T160">country</text:span><text:span text:style-name="T137">&gt; </text:span><text:span text:style-name="T129">qui aura deux attributs </text:span><text:span text:style-name="T138">name</text:span><text:span text:style-name="T130"> et </text:span><text:span text:style-name="T139">blength</text:span><text:span text:style-name="T130"> </text:span><text:span text:style-name="T131">qui sera calculé par la fonction </text:span><text:span text:style-name="T140">Blength</text:span><text:span text:style-name="T131">()</text:span><text:change-end text:change-id="ct94867936875248"/><text:change-start text:change-id="ct94867915793296"/><text:span text:style-name="T131">.</text:span></text:p>
              <text:p text:style-name="P86"><text:span text:style-name="T131"/></text:p>
            </text:list-item>
          </text:list>
        </text:list-item>
      </text:list>
      <text:p text:style-name="P88"><text:span text:style-name="T131">L</text:span><text:span text:style-name="T117">e fichier XML compred aussi une fonction PL/SQL </text:span><text:span text:style-name="T155">toXML</text:span><text:change-end text:change-id="ct94867915793296"/><text:change-start text:change-id="ct94867916302816"/><text:span text:style-name="T117">( dtd </text:span><text:span text:style-name="T155">number </text:span><text:span text:style-name="T117">) <text:s/>en l’appelant sur avec un numéro de dtd (1,2,3,4) <text:s/>nous génre le xml type corespendant tou</text:span><text:change-end text:change-id="ct94867916302816"/><text:change-start text:change-id="ct94867831871568"/><text:span text:style-name="T117">ts les pays on et on les met dans un element englobant </text:span><text:span text:style-name="T155">&lt;ex2&gt;</text:span><text:change-end text:change-id="ct94867831871568"/><text:change-start text:change-id="ct94867916774224"/><text:span text:style-name="T155"> </text:span><text:span text:style-name="T164"><text:s/></text:span><text:span text:style-name="T132">et nous renvoie une </text:span><text:change-end text:change-id="ct94867916774224"/><text:change-start text:change-id="ct94867934076832"/><text:span text:style-name="T132">un XMLType </text:span><text:span text:style-name="T133">qui contient </text:span><text:span text:style-name="T134">le resultat</text:span><text:change-end text:change-id="ct94867934076832"/><text:change-start text:change-id="ct94867919115344"/><text:span text:style-name="T134"> </text:span><text:span text:style-name="T135">pour la dtd specifiée.</text:span><text:change-end text:change-id="ct94867919115344"/><text:change-start text:change-id="ct94867936854416"/></text:p>
      <text:p text:style-name="P16"/>
      <text:p text:style-name="P16"><text:change-end text:change-id="ct94867936854416"/><text:change-start text:change-id="ct94867820616704"/></text:p>
      <text:list xml:id="list180254331067332" text:continue-list="list180254282702004" text:style-name="L2">
        <text:list-item>
          <text:p text:style-name="P50"><text:change-end text:change-id="ct94867820616704"/>Exercice3:<text:change-start text:change-id="ct94867919713088"/> </text:p>
        </text:list-item>
      </text:list>
      <text:p text:style-name="P52"><text:change-end text:change-id="ct94867919713088"/></text:p>
      <text:list xml:id="list180254360182372" text:continue-numbering="true" text:style-name="L2">
        <text:list-header>
          <text:p text:style-name="P24"><text:change-start text:change-id="ct94867919693264"/>Dans cette éxercice pour rependre aux questions demandé on vous sugére la <text:span text:style-name="T40">DTD </text:span><text:span text:style-name="T248">s</text:span>uivante :</text:p>
          <text:p text:style-name="P23"/>
        </text:list-header>
      </text:list>
      <text:p text:style-name="P25"><draw:frame text:anchor-type="paragraph" draw:z-index="0" draw:name="Shape1" draw:style-name="gr1" draw:text-style-name="P195" svg:width="3.8642in" svg:height="4.7067in" svg:x="0.7492in" svg:y="0.0484in"><draw:text-box><text:p text:style-name="P194"><text:span text:style-name="T261">&lt;!ELEMENT mondial ((continent|organization</text:span><text:span text:style-name="T262">|river)*)</text:span><text:span text:style-name="T261"> &gt; <text:s/></text:span></text:p><text:p text:style-name="P194"><text:span text:style-name="T261"><text:s/></text:span><text:span text:style-name="T261">&lt;!ELEMENT continent (country*) &gt;</text:span></text:p><text:p text:style-name="P194"><text:span text:style-name="T261">&lt;!ATTLIST continent name CDATA #REQUIRED&gt;</text:span></text:p><text:p text:style-name="P194"><text:span text:style-name="T261">&lt;!ELEMENT country (province*, border*) &gt;</text:span></text:p><text:p text:style-name="P194"><text:span text:style-name="T261">&lt;!ATTLIST country name CDATA <text:s/>#REQUIRED</text:span></text:p><text:p text:style-name="P194"><text:span text:style-name="T261"><text:s text:c="18"/></text:span><text:span text:style-name="T261">code ID #REQUIRED</text:span></text:p><text:p text:style-name="P194"><text:span text:style-name="T261"><text:s text:c="18"/></text:span><text:span text:style-name="T261">population CDATA #IMPLIED</text:span></text:p><text:p text:style-name="P194"><text:span text:style-name="T261"><text:s text:c="18"/></text:span><text:span text:style-name="T261">memberin IDREFS #IMPLIED</text:span></text:p><text:p text:style-name="P194"><text:span text:style-name="T261"><text:s text:c="18"/></text:span><text:span text:style-name="T261">sourceof IDREFS #IMPLIED&gt;</text:span></text:p><text:p text:style-name="P194"><text:span text:style-name="T261">&lt;!ELEMENT province (mountain*) &gt;</text:span></text:p><text:p text:style-name="P194"><text:span text:style-name="T261">&lt;!ATTLIST province name CDATA #REQUIRED</text:span></text:p><text:p text:style-name="P194"><text:span text:style-name="T261"><text:s text:c="19"/></text:span><text:span text:style-name="T261">capital CDATA #REQUIRED&gt; <text:s text:c="18"/></text:span></text:p><text:p text:style-name="P194"><text:span text:style-name="T261">&lt;!ELEMENT mountain EMPTY&gt;</text:span></text:p><text:p text:style-name="P194"><text:span text:style-name="T261">&lt;!ATTLIST mountain name CDATA #REQUIRED </text:span></text:p><text:p text:style-name="P194"><text:span text:style-name="T261"><text:s text:c="19"/></text:span><text:span text:style-name="T261">height CDATA #REQUIRED </text:span></text:p><text:p text:style-name="P194"><text:span text:style-name="T261"><text:s text:c="19"/></text:span><text:span text:style-name="T261">latitude CDATA #REQUIRED</text:span></text:p><text:p text:style-name="P194"><text:span text:style-name="T261"><text:s text:c="19"/></text:span><text:span text:style-name="T261">longitude CDATA #REQUIRED&gt;</text:span></text:p><text:p text:style-name="P194"><text:span text:style-name="T261">&lt;!ELEMENT organization EMPTY&gt;</text:span></text:p><text:p text:style-name="P194"><text:span text:style-name="T261">&lt;!ATTLIST organization name CDATA #REQUIRED</text:span></text:p><text:p text:style-name="P194"><text:span text:style-name="T261"><text:s text:c="23"/></text:span><text:span text:style-name="T261">id ID #REQUIRED</text:span></text:p><text:p text:style-name="P194"><text:span text:style-name="T261"><text:s text:c="23"/></text:span><text:span text:style-name="T261">creationdate CDATA #REQUIRED&gt;</text:span></text:p><text:p text:style-name="P194"><text:span text:style-name="T261">&lt;!ELEMENT border EMPTY&gt;</text:span></text:p><text:p text:style-name="P194"><text:span text:style-name="T261">&lt;!ATTLIST border countryCode IDREF #REQUIRED</text:span></text:p><text:p text:style-name="P194"><text:span text:style-name="T261"><text:s text:c="17"/></text:span><text:span text:style-name="T261">length CDATA #REQUIRED&gt;</text:span></text:p><text:p text:style-name="P194"><text:span text:style-name="T261">&lt;!ELEMENT river EMPTY&gt;</text:span></text:p><text:p text:style-name="P194"><text:span text:style-name="T261">&lt;!ATTLIST river id ID #REQUIRED </text:span></text:p><text:p text:style-name="P194"><text:span text:style-name="T261"><text:s text:c="8"/></text:span><text:span text:style-name="T261">name CDATA #REQUIRED</text:span></text:p><text:p text:style-name="P194"><text:span text:style-name="T261"><text:s text:c="8"/></text:span><text:span text:style-name="T261">length <text:s/>CDATA #IMPLIED&gt;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/>
      <text:p text:style-name="P21"><text:change-end text:change-id="ct94867919693264"/></text:p>
      <text:p text:style-name="P21"><text:change-start text:change-id="ct94867931791152"/></text:p>
      <text:p text:style-name="P21"/>
      <text:p text:style-name="P96">La Modelisation est la même que la précédente donc on aura le schéma suivant:<text:change-end text:change-id="ct94867931791152"/><text:change-start text:change-id="ct94867970575072"/></text:p>
      <text:p text:style-name="P26"/>
      <text:p text:style-name="P35">Table Mondial<text:change-end text:change-id="ct94867970575072"/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81"><text:change-start text:change-id="ct94867919352224"/><text:span text:style-name="T7">M</text:span><text:change-end text:change-id="ct94867919352224"/><text:change-start text:change-id="ct94867941847648"/><text:span text:style-name="T7">ondial</text:span> #table T_Mondial<text:change-end text:change-id="ct94867941847648"/></text:p>
          </table:table-cell>
        </table:table-row>
        <table:table-row table:style-name="Table26.2">
          <table:table-cell table:style-name="Table26.A2" office:value-type="string">
            <table:table table:name="Table27" table:style-name="Table27">
              <table:table-column table:style-name="Table27.A" table:number-columns-repeated="2"/>
              <table:table-row table:style-name="Table27.1">
                <table:table-cell table:style-name="Table27.A1" table:number-rows-spanned="2" office:value-type="string">
                  <table:table table:name="Table28" table:style-name="Table28">
                    <table:table-column table:style-name="Table28.A"/>
                    <table:table-row>
                      <table:table-cell table:style-name="Table28.A1" office:value-type="string">
                        <text:p text:style-name="P190"><text:change-start text:change-id="ct94867920089376"/><text:span text:style-name="T7">Contients</text:span> <text:change-end text:change-id="ct94867920089376"/><text:change-start text:change-id="ct94867938331488"/><text:span text:style-name="T249">#table T_Continent</text:span><text:change-end text:change-id="ct94867938331488"/></text:p>
                      </table:table-cell>
                    </table:table-row>
                    <table:table-row>
                      <table:table-cell table:style-name="Table28.A2" office:value-type="string">
                        <text:p text:style-name="P178"><text:change-start text:change-id="ct94867920094032"/>Name <text:s/><text:span text:style-name="T44">#varchar2</text:span><text:change-end text:change-id="ct94867920094032"/><text:change-start text:change-id="ct94867930824464"/></text:p>
                        <text:p text:style-name="P178"><text:change-end text:change-id="ct94867930824464"/><text:span text:style-name="T44"/></text:p>
                        <table:table table:name="Table29" table:style-name="Table29">
                          <table:table-column table:style-name="Table29.A"/>
                          <table:table-row>
                            <table:table-cell table:style-name="Table29.A1" office:value-type="string">
                              <text:p text:style-name="P191"><text:change-start text:change-id="ct94867920550960"/><text:span text:style-name="T7">Countrys</text:span> #table ref T_country<text:change-end text:change-id="ct94867920550960"/></text:p>
                            </table:table-cell>
                          </table:table-row>
                          <table:table-row>
                            <table:table-cell table:style-name="Table29.A2" office:value-type="string">
                              <text:p text:style-name="P192"><text:change-start text:change-id="ct94867938774032"/>@ASD1214……………...<text:change-end text:change-id="ct94867938774032"/></text:p>
                            </table:table-cell>
                          </table:table-row>
                        </table:table>
                        <text:p text:style-name="P178"><text:span text:style-name="T89"/></text:p>
                      </table:table-cell>
                    </table:table-row>
                  </table:table>
                  <text:p text:style-name="P189"/>
                </table:table-cell>
                <table:table-cell table:style-name="Table27.B1" office:value-type="string">
                  <table:table table:name="Table30" table:style-name="Table30">
                    <table:table-column table:style-name="Table30.A"/>
                    <table:table-row>
                      <table:table-cell table:style-name="Table30.A1" office:value-type="string">
                        <text:p text:style-name="P182"><text:change-start text:change-id="ct94867920460288"/><text:span text:style-name="T7">Organizations</text:span> #table<text:change-end text:change-id="ct94867920460288"/><text:change-start text:change-id="ct94867920781072"/> T_Organization<text:change-end text:change-id="ct94867920781072"/></text:p>
                      </table:table-cell>
                    </table:table-row>
                    <table:table-row>
                      <table:table-cell table:style-name="Table30.A2" office:value-type="string">
                        <text:p text:style-name="P185"><text:change-start text:change-id="ct94867931078752"/>Name <text:span text:style-name="T44">#varchar</text:span></text:p>
                        <text:p text:style-name="P186"><text:span text:style-name="T250">a</text:span>breviation<text:span text:style-name="T44"> </text:span><text:span text:style-name="T90">#varchar</text:span></text:p>
                        <text:p text:style-name="P187"><text:span text:style-name="T251">c</text:span>reation<text:span text:style-name="T44"> #date</text:span><text:change-end text:change-id="ct94867931078752"/></text:p>
                      </table:table-cell>
                    </table:table-row>
                  </table:table>
                  <text:p text:style-name="P179"/>
                </table:table-cell>
              </table:table-row>
              <table:table-row table:style-name="Table27.2">
                <table:covered-table-cell/>
                <table:table-cell table:style-name="Table27.B2" office:value-type="string">
                  <table:table table:name="Table31" table:style-name="Table31">
                    <table:table-column table:style-name="Table31.A"/>
                    <table:table-row>
                      <table:table-cell table:style-name="Table31.A1" office:value-type="string">
                        <text:p text:style-name="P188"><text:change-start text:change-id="ct94867931484976"/>Rivers #table T_river<text:change-end text:change-id="ct94867931484976"/></text:p>
                      </table:table-cell>
                    </table:table-row>
                    <table:table-row>
                      <table:table-cell table:style-name="Table31.A2" office:value-type="string">
                        <text:p text:style-name="P183"><text:change-start text:change-id="ct94867950700080"/><text:span text:style-name="T7">Name</text:span> <text:s/>#varchar</text:p>
                        <text:p text:style-name="P184"><text:span text:style-name="T7">le</text:span><text:span text:style-name="T41">n</text:span><text:span text:style-name="T7">gth</text:span> #number<text:change-end text:change-id="ct94867950700080"/></text:p>
                      </table:table-cell>
                    </table:table-row>
                  </table:table>
                  <text:p text:style-name="P179"/>
                </table:table-cell>
              </table:table-row>
            </table:table>
            <text:p text:style-name="P179"/>
          </table:table-cell>
        </table:table-row>
      </table:table>
      <text:p text:style-name="P22"><text:change-start text:change-id="ct94867970414592"/></text:p>
      <text:p text:style-name="P9"><text:change-end text:change-id="ct94867970414592"/><text:change text:change-id="ct94867920236304"/><text:change-start text:change-id="ct94867951099712"/>Table Countrys<text:change-end text:change-id="ct94867951099712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123"><text:change-start text:change-id="ct94867920300832"/><text:span text:style-name="T7">Countrys </text:span>#Table <text:s/>T_<text:span text:style-name="T184">Country</text:span> <text:change-end text:change-id="ct94867920300832"/></text:p>
          </table:table-cell>
          <table:covered-table-cell/>
        </table:table-row>
        <table:table-row table:style-name="Table32.2">
          <table:table-cell table:style-name="Table32.A2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60"><text:change-start text:change-id="ct94867920626448"/>Provinces #<text:span text:style-name="T44">table</text:span> <text:span text:style-name="T44">T_province </text:span><text:change-end text:change-id="ct94867920626448"/></text:p>
                </table:table-cell>
              </table:table-row>
              <table:table-row>
                <table:table-cell table:style-name="Table33.A2" office:value-type="string">
                  <text:p text:style-name="P10"><text:change-start text:change-id="ct94867950531824"/><text:span text:style-name="T21">n</text:span><text:span text:style-name="T7">ame</text:span> <text:span text:style-name="T166">#varchar</text:span></text:p>
                  <text:p text:style-name="P127"><text:span text:style-name="T7">capital</text:span> #varc<text:span text:style-name="T167">har</text:span></text:p>
                  <text:p text:style-name="P127"><text:change-end text:change-id="ct94867950531824"/></text:p>
                  <table:table table:name="Table34" table:style-name="Table34">
                    <table:table-column table:style-name="Table34.A"/>
                    <table:table-row>
                      <table:table-cell table:style-name="Table34.A1" office:value-type="string">
                        <text:p text:style-name="P129"><text:change-start text:change-id="ct94867965034144"/><text:span text:style-name="T7">Moutains</text:span> #table T_mountain <text:change-end text:change-id="ct94867965034144"/></text:p>
                      </table:table-cell>
                    </table:table-row>
                    <table:table-row>
                      <table:table-cell table:style-name="Table34.A2" office:value-type="string">
                        <text:p text:style-name="P131"><text:change-start text:change-id="ct94867945032688"/><text:span text:style-name="T7">Name</text:span> <text:span text:style-name="T169">#</text:span>var<text:span text:style-name="T168">char</text:span></text:p>
                        <text:p text:style-name="P108"><text:span text:style-name="T7">height</text:span> #number</text:p>
                        <text:p text:style-name="P108"><text:s text:c="3"/></text:p>
                        <table:table table:name="Table35" table:style-name="Table35">
                          <table:table-column table:style-name="Table35.A"/>
                          <table:table-row>
                            <table:table-cell table:style-name="Table35.A1" office:value-type="string">
                              <text:p text:style-name="P138"><text:span text:style-name="T7">Coordinates</text:span> #T_Coordinate</text:p>
                            </table:table-cell>
                          </table:table-row>
                          <table:table-row>
                            <table:table-cell table:style-name="Table35.A2" office:value-type="string">
                              <text:p text:style-name="P162">Longitude <text:s/><text:span text:style-name="T44">#numeber</text:span></text:p>
                              <text:p text:style-name="P162">Latitude #<text:span text:style-name="T45">number</text:span></text:p>
                            </table:table-cell>
                          </table:table-row>
                        </table:table>
                        <text:p text:style-name="P144"><text:change-end text:change-id="ct94867945032688"/></text:p>
                      </table:table-cell>
                    </table:table-row>
                  </table:table>
                  <text:p text:style-name="P10"><text:change text:change-id="ct94867936355488"/></text:p>
                </table:table-cell>
              </table:table-row>
            </table:table>
            <text:p text:style-name="P140"/>
          </table:table-cell>
          <table:table-cell table:style-name="Table32.B2" office:value-type="string">
            <table:table table:name="Table38" table:style-name="Table38">
              <table:table-column table:style-name="Table38.A"/>
              <table:table-row>
                <table:table-cell table:style-name="Table38.A1" office:value-type="string">
                  <text:p text:style-name="P106"><text:change-start text:change-id="ct94867951345776"/><text:span text:style-name="T43">memberin</text:span><text:change-end text:change-id="ct94867951345776"/><text:change-start text:change-id="ct94867962277520"/> #table <text:change-end text:change-id="ct94867962277520"/><text:change-start text:change-id="ct94867950806944"/><text:span text:style-name="T253">VARCHAR</text:span><text:change-end text:change-id="ct94867950806944"/></text:p>
                </table:table-cell>
              </table:table-row>
              <table:table-row>
                <table:table-cell table:style-name="Table38.A2" office:value-type="string">
                  <text:p text:style-name="P158"><text:change-start text:change-id="ct94867919847984"/>Name <text:s/><text:span text:style-name="T170">#</text:span><text:span text:style-name="T46">varchar</text:span></text:p>
                  <text:p text:style-name="P165">nearcity <text:s/>#<text:span text:style-name="T44">varchar</text:span><text:change-end text:change-id="ct94867919847984"/></text:p>
                </table:table-cell>
              </table:table-row>
            </table:table>
            <text:p text:style-name="P142"/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06"><text:change-start text:change-id="ct94867936116480"/><text:span text:style-name="T42">sourceof</text:span><text:change-end text:change-id="ct94867936116480"/><text:change-start text:change-id="ct94867927796208"/> #table <text:span text:style-name="T252">VARCHAR</text:span> <text:change-end text:change-id="ct94867927796208"/></text:p>
                </table:table-cell>
              </table:table-row>
              <table:table-row>
                <table:table-cell table:style-name="Table39.A2" office:value-type="string">
                  <text:p text:style-name="P158"><text:change-start text:change-id="ct94867821540336"/>Name <text:s/><text:span text:style-name="T170">#</text:span><text:span text:style-name="T46">varchar</text:span></text:p>
                  <text:p text:style-name="P150">percent <text:span text:style-name="T173">#</text:span><text:span text:style-name="T47">number</text:span><text:change-end text:change-id="ct94867821540336"/></text:p>
                </table:table-cell>
              </table:table-row>
            </table:table>
            <text:p text:style-name="P106"/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106"><text:change-start text:change-id="ct94867950462896"/><text:span text:style-name="T18">borders</text:span> #T_<text:span text:style-name="T177">Borders</text:span> <text:change-end text:change-id="ct94867950462896"/></text:p>
                </table:table-cell>
              </table:table-row>
              <table:table-row>
                <table:table-cell table:style-name="Table40.A2" office:value-type="string">
                  <text:p text:style-name="P147"><text:change-start text:change-id="ct94867920049984"/><text:span text:style-name="T178">countryCode</text:span> <text:s/><text:span text:style-name="T170">#</text:span><text:span text:style-name="T46">varchar</text:span></text:p>
                  <text:p text:style-name="P151"><text:span text:style-name="T179">length</text:span> <text:span text:style-name="T173">#</text:span><text:span text:style-name="T47">number</text:span><text:change-end text:change-id="ct94867920049984"/></text:p>
                </table:table-cell>
              </table:table-row>
            </table:table>
            <text:p text:style-name="P106"><text:change-start text:change-id="ct94867950588000"/></text:p>
            <text:p text:style-name="P165"><text:change-end text:change-id="ct94867950588000"/></text:p>
          </table:table-cell>
        </table:table-row>
        <table:table-row table:style-name="Table32.3">
          <table:table-cell table:style-name="Table32.A3" table:number-columns-spanned="2" office:value-type="string">
            <text:p text:style-name="P167"><text:change-start text:change-id="ct94867973343728"/>Name #<text:span text:style-name="T44">varchar</text:span></text:p>
            <text:p text:style-name="P154">code #<text:span text:style-name="T44">varchar</text:span><text:change-end text:change-id="ct94867973343728"/><text:change-start text:change-id="ct94867920723216"/></text:p>
            <text:p text:style-name="P170">population<text:span text:style-name="T44"> #number</text:span><text:change-end text:change-id="ct94867920723216"/><text:change-start text:change-id="ct94867924676432"/></text:p>
            <text:p text:style-name="P8"><text:change-end text:change-id="ct94867924676432"/><text:change-start text:change-id="ct94867918040848"/>function<text:span text:style-name="T44"> continent </text:span><text:span text:style-name="T8">return #varchar2</text:span><text:change-end text:change-id="ct94867918040848"/></text:p>
          </table:table-cell>
          <table:covered-table-cell/>
        </table:table-row>
      </table:table>
      <text:p text:style-name="P91"><text:change-start text:change-id="ct94867950612848"/></text:p>
      <text:p text:style-name="P91"><text:change-end text:change-id="ct94867950612848"/><text:change-start text:change-id="ct94867930952704"/></text:p>
      <text:list xml:id="list3485631161" text:style-name="L10">
        <text:list-item>
          <text:p text:style-name="P70"><text:change-end text:change-id="ct94867930952704"/><text:change-start text:change-id="ct94867950353680"/>Creation<text:change-end text:change-id="ct94867950353680"/><text:change-start text:change-id="ct94867944956576"/> : <text:span text:style-name="T44">Le sch</text:span><text:span text:style-name="T91">é</text:span><text:span text:style-name="T44">ma contient </text:span><text:span text:style-name="T91">que deux tables explicite</text:span><text:change-end text:change-id="ct94867944956576"/><text:change-start text:change-id="ct94867944956000"/><text:span text:style-name="T91">s comme spécifié dans le shéme et elle sont les tables </text:span><text:span text:style-name="T92">Mondial et countrys donc lors de la creation on a uti</text:span><text:change-end text:change-id="ct94867944956000"/><text:change-start text:change-id="ct94867965038576"/><text:span text:style-name="T92">lisé plusieur nesteed table en profondeur pour instantier les tables qui sont contenu dans </text:span><text:span text:style-name="T93">des attributs</text:span><text:change-end text:change-id="ct94867965038576"/><text:change-start text:change-id="ct94867973331360"/><text:span text:style-name="T93"> </text:span><text:span text:style-name="T94">et pour l’insertion on a inseré a chaque table avec plusieurs requ</text:span><text:change-end text:change-id="ct94867973331360"/><text:change-start text:change-id="ct94867831340864"/><text:span text:style-name="T94">ếtes impbiriqué et en utilisant toujours </text:span><text:span text:style-name="T254">cast Collect.</text:span></text:p>
          <text:p text:style-name="P71"/>
          <text:p text:style-name="P71"/>
          <text:p text:style-name="P71"/>
          <text:p text:style-name="P71"><text:soft-page-break/></text:p>
          <text:p text:style-name="P71"/>
        </text:list-item>
        <text:list-item>
          <text:p text:style-name="P72">Genération <text:span text:style-name="T257"><text:s/></text:span><text:s/>XML <text:span text:style-name="T258">et reuquêtes </text:span><text:s/>X<text:change-end text:change-id="ct94867831340864"/><text:change-start text:change-id="ct94867920272784"/><text:span text:style-name="T259">Path</text:span><text:change-end text:change-id="ct94867920272784"/><text:change-start text:change-id="ct94867950668176"/>: <text:change-end text:change-id="ct94867950668176"/><text:change-start text:change-id="ct94867926024528"/></text:p>
          <text:list>
            <text:list-header>
              <text:p text:style-name="P73"><text:span text:style-name="T95"/></text:p>
            </text:list-header>
            <text:list-item>
              <text:p text:style-name="P73"><text:span text:style-name="T95">L</text:span><text:span text:style-name="T44">a reqête correspedante </text:span><text:span text:style-name="T106">à</text:span><text:span text:style-name="T44"> la premiere question est :</text:span></text:p>
              <text:p text:style-name="P73"><text:bookmark-start text:name="__DdeLink__785_3983393763"/><text:bookmark-start text:name="__DdeLink__802_3983393763"/><text:span text:style-name="T213">//continent/country[</text:span></text:p>
              <text:list>
                <text:list-header>
                  <text:p text:style-name="P73"><text:span text:style-name="T213">not (number(@population )</text:span></text:p>
                  <text:p text:style-name="P75"><text:span text:style-name="T213">&lt;</text:span></text:p>
                  <text:p text:style-name="P74"><text:span text:style-name="T213"><text:s/>../country/number(@population)) ]</text:span><text:a xlink:type="simple" xlink:href="../../../../../../../../../@name" text:style-name="Internet_20_link" text:visited-style-name="Visited_20_Internet_20_Link"><text:span text:style-name="T234">/@name</text:span></text:a><text:bookmark-end text:name="__DdeLink__785_3983393763"/><text:bookmark-end text:name="__DdeLink__802_3983393763"/></text:p>
                  <text:p text:style-name="P65"><text:span text:style-name="T214">D</text:span><text:span text:style-name="T213">onc on a pas de spécification il nous suffit d’avoir le conntry dans continent et qu’il contienne </text:span><text:span text:style-name="T215">l’attribut population.</text:span></text:p>
                  <text:p text:style-name="P74"><text:span text:style-name="T227"/></text:p>
                </text:list-header>
              </text:list>
            </text:list-item>
          </text:list>
        </text:list-item>
      </text:list>
      <text:p text:style-name="P81"><text:span text:style-name="T44"><text:tab/><text:tab/></text:span></text:p>
      <text:list xml:id="list180254010093021" text:continue-numbering="true" text:style-name="L10">
        <text:list-item>
          <text:list>
            <text:list-item>
              <text:p text:style-name="P76"><text:change-end text:change-id="ct94867926024528"/><text:change-start text:change-id="ct94867960787472"/><text:span text:style-name="T95">La reqête correspedante </text:span><text:span text:style-name="T105">à</text:span><text:span text:style-name="T95"> la </text:span><text:span text:style-name="T102">dexiéme</text:span><text:span text:style-name="T95"> question est :</text:span></text:p>
              <text:p text:style-name="P92"><text:span text:style-name="T256">id(//country[@code='F'] /data(@memberin))</text:span></text:p>
              <text:p text:style-name="P71"><text:change-end text:change-id="ct94867960787472"/><text:change-start text:change-id="ct94867950265056"/><text:span text:style-name="T95"/></text:p>
              <text:p text:style-name="P71"><text:change-end text:change-id="ct94867950265056"/><text:change-start text:change-id="ct94867920687824"/><text:span text:style-name="T95">On a utilisé le fait qu’on peut </text:span><text:span text:style-name="T96">acc</text:span><text:change-end text:change-id="ct94867920687824"/><text:change-start text:change-id="ct94867930821552"/><text:span text:style-name="T96">éder a des élements dans xpath par les idrefs <text:s text:c="3"/>dans organizati</text:span><text:change-end text:change-id="ct94867930821552"/><text:change-start text:change-id="ct94867832398240"/><text:span text:style-name="T96">on l’attribut </text:span><text:span text:style-name="T255">id</text:span><text:span text:style-name="T96"> retourné par le xml est unique et ainsi on remplie la table country on utilisant ce pricipe donc l’attribut memberin contient </text:span><text:change-end text:change-id="ct94867832398240"/><text:change-start text:change-id="ct94867919732464"/><text:span text:style-name="T96">les même id qui existe dans organization et vu qu’il est de mandé que les organization </text:span><text:change-end text:change-id="ct94867919732464"/><text:change-start text:change-id="ct94867917012880"/><text:span text:style-name="T96">soient trié par la date de creation expérimentalement on a pu voir que l’evulation des requête en Xpath depends de l’ordre des élements dans le</text:span><text:change-end text:change-id="ct94867917012880"/><text:change-start text:change-id="ct94867950498192"/><text:span text:style-name="T96"> document et non pas de l’ordre des idrefs donc lors de notre insertion dans oraganization on a utilisé un order b</text:span><text:span text:style-name="T97">y et vu que <text:s/>ces derniére</text:span><text:span text:style-name="T98">s elles sont traité dans </text:span><text:span text:style-name="T99">le même ordre donc on a les bon</text:span><text:span text:style-name="T100">s résultat</text:span><text:span text:style-name="T101">s</text:span><text:span text:style-name="T100"> trié</text:span><text:span text:style-name="T101">s</text:span><text:span text:style-name="T100">.</text:span></text:p>
            </text:list-item>
            <text:list-item>
              <text:p text:style-name="P77"><text:change-end text:change-id="ct94867950498192"/><text:change-start text:change-id="ct94867918275904"/><text:span text:style-name="T95">La reqête correspedante </text:span><text:span text:style-name="T104">à</text:span><text:span text:style-name="T95"> la </text:span><text:span text:style-name="T103">troisiéme</text:span><text:span text:style-name="T95"> question est:</text:span></text:p>
            </text:list-item>
          </text:list>
        </text:list-item>
      </text:list>
      <text:p text:style-name="P83"><text:change-end text:change-id="ct94867918275904"/><text:change-start text:change-id="ct94867959976352"/><text:span text:style-name="T198"><text:s text:c="13"/></text:span><text:change-end text:change-id="ct94867959976352"/><text:change-start text:change-id="ct94867982225280"/><text:span text:style-name="T216">//province[@name='Rhone Alpes']/</text:span></text:p>
      <text:p text:style-name="P83"><text:span text:style-name="T216"><text:tab/><text:tab/><text:tab/>mountain[not(@height&lt;../mountain/@height)]</text:span><text:change-end text:change-id="ct94867982225280"/><text:change-start text:change-id="ct94867931067264"/></text:p>
      <text:p text:style-name="P82"><text:span text:style-name="T216"><text:s text:c="5"/><text:tab/> <text:s text:c="3"/></text:span></text:p>
      <text:p text:style-name="P82"><text:span text:style-name="T216"><text:tab/> <text:s text:c="2"/></text:span><text:span text:style-name="T219">Pour celle ci il nous suffit d’avoir les </text:span><text:change-end text:change-id="ct94867931067264"/><text:change-start text:change-id="ct94867920530048"/><text:span text:style-name="T219">les montagnes qui soient dans province et <text:tab/><text:tab/> <text:s text:c="3"/>qu’elles aient </text:span><text:change-end text:change-id="ct94867920530048"/><text:change-start text:change-id="ct94867920093280"/><text:span text:style-name="T219">un attribut height correspendant a leur altitude.</text:span><text:change-end text:change-id="ct94867920093280"/><text:change-start text:change-id="ct94867922074256"/></text:p>
      <text:list xml:id="list180253493682552" text:continue-numbering="true" text:style-name="L10">
        <text:list-item>
          <text:list>
            <text:list-header>
              <text:p text:style-name="P78"><text:change-end text:change-id="ct94867922074256"/><text:change-start text:change-id="ct94867931486000"/><text:span text:style-name="T220"/></text:p>
            </text:list-header>
            <text:list-item>
              <text:p text:style-name="P78"><text:span text:style-name="T220">La reqête correspedante </text:span><text:span text:style-name="T223">à</text:span><text:span text:style-name="T220"> la </text:span><text:span text:style-name="T221">Quatriéme</text:span><text:span text:style-name="T220"> question est:</text:span></text:p>
              <text:p text:style-name="P93"><text:bookmark-start text:name="__DdeLink__795_3983393763"/><text:change-end text:change-id="ct94867931486000"/><text:change-start text:change-id="ct94867960974672"/><text:span text:style-name="T10">id(//country[@code='F']/data(@sourceof))</text:span><text:bookmark-end text:name="__DdeLink__795_3983393763"/></text:p>
              <text:p text:style-name="P93"><text:span text:style-name="T10"/></text:p>
              <text:p text:style-name="P94">Pour celle ci on a toujours utilisé le prinipe des idrefs <text:change-end text:change-id="ct94867960974672"/><text:change-start text:change-id="ct94867960185024"/>donc on eu besoin d’unifier les identifiant<text:span text:style-name="T260">s</text:span><text:change-end text:change-id="ct94867960185024"/><text:change-start text:change-id="ct94867960316448"/><text:span text:style-name="T260"> donc on a utilisé est la fonction de replace pour pouvoir et on </text:span><text:change-end text:change-id="ct94867960316448"/><text:change-start text:change-id="ct94867951432368"/><text:span text:style-name="T260">a ajouté ‘riv-’ dériere pour que ça soit plus distinctife et dans l’attribut source of de country on a tous les identifiant dont le pays est source</text:span><text:change-end text:change-id="ct94867951432368"/><text:change-start text:change-id="ct94867950609984"/><text:span text:style-name="T260">.</text:span><text:change-end text:change-id="ct94867950609984"/><text:change-start text:change-id="ct94867832166352"/></text:p>
            </text:list-item>
            <text:list-item>
              <text:p text:style-name="P79"><text:change-end text:change-id="ct94867832166352"/><text:change-start text:change-id="ct94867961712256"/><text:span text:style-name="T220">La reqête correspedante </text:span><text:span text:style-name="T223">à</text:span><text:span text:style-name="T220"> la </text:span><text:span text:style-name="T222">cinquiéme</text:span><text:span text:style-name="T220"> question est:</text:span><text:change-end text:change-id="ct94867961712256"/><text:change-start text:change-id="ct94867960671472"/></text:p>
              <text:p text:style-name="P80"><text:bookmark-start text:name="__DdeLink__793_3983393763"/><text:change-end text:change-id="ct94867960671472"/><text:change-start text:change-id="ct94867924984240"/><text:span text:style-name="T217">//country[not( <text:s/>sum(data(border/@length)) &lt;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0"><text:span text:style-name="T217">//country/sum(data(</text:span><text:a xlink:type="simple" xlink:href="mailto:border/@length" text:style-name="Internet_20_link" text:visited-style-name="Visited_20_Internet_20_Link"><text:span text:style-name="T235">border/@length</text:span></text:a><text:span text:style-name="T217">)))]/@name</text:span><text:bookmark-end text:name="__DdeLink__793_3983393763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4"><text:span text:style-name="T217"/></text:p>
      <text:p text:style-name="P84"><text:span text:style-name="T220"><text:tab/></text:span><text:span text:style-name="T224">Pour celle ci on utilise seleument le fait d’avoir toutes les bordures des pays d</text:span><text:change-end text:change-id="ct94867924984240"/><text:change-start text:change-id="ct94867923034848"/><text:span text:style-name="T224">onc on les somman avec la fonction sum() bien existante dans xpath1.0 </text:span><text:span text:style-name="T225">si non on aurait pu ajouter un attribut blength comme l’execice pr</text:span><text:change-end text:change-id="ct94867923034848"/><text:change-start text:change-id="ct94867960457248"/><text:span text:style-name="T225">écédent </text:span><text:span text:style-name="T226">pour pouvoir le tester directe</text:span><text:change-end text:change-id="ct94867960457248"/><text:change-start text:change-id="ct94867961057488"/><text:span text:style-name="T226">ment sur cette attribut.</text:span><text:change-end text:change-id="ct94867961057488"/><text:change-start text:change-id="ct94867961414720"/></text:p>
      <text:p text:style-name="P84"><text:span text:style-name="T226"/></text:p>
      <text:p text:style-name="P84"><text:span text:style-name="T226"/></text:p>
      <text:p text:style-name="P84"><text:span text:style-name="T226"/></text:p>
      <text:p text:style-name="P84"><text:span text:style-name="T226"/></text:p>
      <text:p text:style-name="P84"><text:span text:style-name="T226"/></text:p>
      <text:p text:style-name="P84"><text:span text:style-name="T226"/></text:p>
      <text:p text:style-name="P84"><text:soft-page-break/><text:span text:style-name="T226"/></text:p>
      <text:p text:style-name="P84"><text:change-end text:change-id="ct94867961414720"/><text:change-start text:change-id="ct94867927803568"/><text:span text:style-name="T2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marine" draw:style="linear" draw:start-color="#dde8cb" draw:end-color="#b4c7dc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0:57:44.277709219</meta:creation-date>
    <dc:date>2020-12-18T18:02:49.233528432</dc:date>
    <meta:editing-duration>PT19H15M44S</meta:editing-duration>
    <meta:editing-cycles>619</meta:editing-cycles>
    <meta:generator>LibreOffice/6.1.5.2$Linux_X86_64 LibreOffice_project/10$Build-2</meta:generator>
    <meta:document-statistic meta:table-count="38" meta:image-count="0" meta:object-count="0" meta:page-count="10" meta:paragraph-count="185" meta:word-count="2015" meta:character-count="12723" meta:non-whitespace-character-count="10757"/>
  </office:meta>
</office:document-meta>
</file>